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ummy1" table:style-name="ta1">
        <table:shapes>
          <draw:frame draw:z-index="0" draw:style-name="gr1" draw:text-style-name="P1" svg:width="2845.59pt" svg:height="583.65pt" svg:x="432.51pt" svg:y="41306.49pt">
            <loext:p draw:notify-on-update-of-ranges="dummy1.A3200:dummy1.A4199 dummy1.B3200:dummy1.B41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int data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0510080" calcext:value-type="float">
            <text:p>-110510080</text:p>
          </table:table-cell>
          <table:table-cell office:value-type="string" calcext:value-type="string">
            <text:p>F969C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1886336" calcext:value-type="float">
            <text:p>-111886336</text:p>
          </table:table-cell>
          <table:table-cell office:value-type="string" calcext:value-type="string">
            <text:p>F954C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3229824" calcext:value-type="float">
            <text:p>-113229824</text:p>
          </table:table-cell>
          <table:table-cell office:value-type="string" calcext:value-type="string">
            <text:p>F9404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8652928" calcext:value-type="float">
            <text:p>-118652928</text:p>
          </table:table-cell>
          <table:table-cell office:value-type="string" calcext:value-type="string">
            <text:p>F8ED8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21208832" calcext:value-type="float">
            <text:p>-121208832</text:p>
          </table:table-cell>
          <table:table-cell office:value-type="string" calcext:value-type="string">
            <text:p>F8C68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2535936" calcext:value-type="float">
            <text:p>-122535936</text:p>
          </table:table-cell>
          <table:table-cell office:value-type="string" calcext:value-type="string">
            <text:p>F8B24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8554624" calcext:value-type="float">
            <text:p>-118554624</text:p>
          </table:table-cell>
          <table:table-cell office:value-type="string" calcext:value-type="string">
            <text:p>F8EF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12230400" calcext:value-type="float">
            <text:p>-112230400</text:p>
          </table:table-cell>
          <table:table-cell office:value-type="string" calcext:value-type="string">
            <text:p>F94F8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11722496" calcext:value-type="float">
            <text:p>-111722496</text:p>
          </table:table-cell>
          <table:table-cell office:value-type="string" calcext:value-type="string">
            <text:p>F9574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07806720" calcext:value-type="float">
            <text:p>-107806720</text:p>
          </table:table-cell>
          <table:table-cell office:value-type="string" calcext:value-type="string">
            <text:p>F9930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07364352" calcext:value-type="float">
            <text:p>-107364352</text:p>
          </table:table-cell>
          <table:table-cell office:value-type="string" calcext:value-type="string">
            <text:p>F999C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07266048" calcext:value-type="float">
            <text:p>-107266048</text:p>
          </table:table-cell>
          <table:table-cell office:value-type="string" calcext:value-type="string">
            <text:p>F99B4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07200512" calcext:value-type="float">
            <text:p>-107200512</text:p>
          </table:table-cell>
          <table:table-cell office:value-type="string" calcext:value-type="string">
            <text:p>F99C4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07184128" calcext:value-type="float">
            <text:p>-107184128</text:p>
          </table:table-cell>
          <table:table-cell office:value-type="string" calcext:value-type="string">
            <text:p>F99C8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07266048" calcext:value-type="float">
            <text:p>-107266048</text:p>
          </table:table-cell>
          <table:table-cell office:value-type="string" calcext:value-type="string">
            <text:p>F99B4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07462656" calcext:value-type="float">
            <text:p>-107462656</text:p>
          </table:table-cell>
          <table:table-cell office:value-type="string" calcext:value-type="string">
            <text:p>F9984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08773376" calcext:value-type="float">
            <text:p>-108773376</text:p>
          </table:table-cell>
          <table:table-cell office:value-type="string" calcext:value-type="string">
            <text:p>F9844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1837184" calcext:value-type="float">
            <text:p>-111837184</text:p>
          </table:table-cell>
          <table:table-cell office:value-type="string" calcext:value-type="string">
            <text:p>F9558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12590848" calcext:value-type="float">
            <text:p>-112590848</text:p>
          </table:table-cell>
          <table:table-cell office:value-type="string" calcext:value-type="string">
            <text:p>F94A0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13459200" calcext:value-type="float">
            <text:p>-113459200</text:p>
          </table:table-cell>
          <table:table-cell office:value-type="string" calcext:value-type="string">
            <text:p>F93CC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14180096" calcext:value-type="float">
            <text:p>-114180096</text:p>
          </table:table-cell>
          <table:table-cell office:value-type="string" calcext:value-type="string">
            <text:p>F931C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8685696" calcext:value-type="float">
            <text:p>-118685696</text:p>
          </table:table-cell>
          <table:table-cell office:value-type="string" calcext:value-type="string">
            <text:p>F8ED0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19930880" calcext:value-type="float">
            <text:p>-119930880</text:p>
          </table:table-cell>
          <table:table-cell office:value-type="string" calcext:value-type="string">
            <text:p>F8DA0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20471552" calcext:value-type="float">
            <text:p>-120471552</text:p>
          </table:table-cell>
          <table:table-cell office:value-type="string" calcext:value-type="string">
            <text:p>F8D1C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21815040" calcext:value-type="float">
            <text:p>-121815040</text:p>
          </table:table-cell>
          <table:table-cell office:value-type="string" calcext:value-type="string">
            <text:p>F8BD4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22601472" calcext:value-type="float">
            <text:p>-122601472</text:p>
          </table:table-cell>
          <table:table-cell office:value-type="string" calcext:value-type="string">
            <text:p>F8B14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23387904" calcext:value-type="float">
            <text:p>-123387904</text:p>
          </table:table-cell>
          <table:table-cell office:value-type="string" calcext:value-type="string">
            <text:p>F8A54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22847232" calcext:value-type="float">
            <text:p>-122847232</text:p>
          </table:table-cell>
          <table:table-cell office:value-type="string" calcext:value-type="string">
            <text:p>F8AD8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22437632" calcext:value-type="float">
            <text:p>-122437632</text:p>
          </table:table-cell>
          <table:table-cell office:value-type="string" calcext:value-type="string">
            <text:p>F8B3C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21995264" calcext:value-type="float">
            <text:p>-121995264</text:p>
          </table:table-cell>
          <table:table-cell office:value-type="string" calcext:value-type="string">
            <text:p>F8BA8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20995840" calcext:value-type="float">
            <text:p>-120995840</text:p>
          </table:table-cell>
          <table:table-cell office:value-type="string" calcext:value-type="string">
            <text:p>F8C9C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9734272" calcext:value-type="float">
            <text:p>-119734272</text:p>
          </table:table-cell>
          <table:table-cell office:value-type="string" calcext:value-type="string">
            <text:p>F8DD0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9111680" calcext:value-type="float">
            <text:p>-119111680</text:p>
          </table:table-cell>
          <table:table-cell office:value-type="string" calcext:value-type="string">
            <text:p>F8E68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14573312" calcext:value-type="float">
            <text:p>-114573312</text:p>
          </table:table-cell>
          <table:table-cell office:value-type="string" calcext:value-type="string">
            <text:p>F92BC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13344512" calcext:value-type="float">
            <text:p>-113344512</text:p>
          </table:table-cell>
          <table:table-cell office:value-type="string" calcext:value-type="string">
            <text:p>F93E8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12246784" calcext:value-type="float">
            <text:p>-112246784</text:p>
          </table:table-cell>
          <table:table-cell office:value-type="string" calcext:value-type="string">
            <text:p>F94F4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11263744" calcext:value-type="float">
            <text:p>-111263744</text:p>
          </table:table-cell>
          <table:table-cell office:value-type="string" calcext:value-type="string">
            <text:p>F95E4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10002176" calcext:value-type="float">
            <text:p>-110002176</text:p>
          </table:table-cell>
          <table:table-cell office:value-type="string" calcext:value-type="string">
            <text:p>F9718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08331008" calcext:value-type="float">
            <text:p>-108331008</text:p>
          </table:table-cell>
          <table:table-cell office:value-type="string" calcext:value-type="string">
            <text:p>F98B0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08003328" calcext:value-type="float">
            <text:p>-108003328</text:p>
          </table:table-cell>
          <table:table-cell office:value-type="string" calcext:value-type="string">
            <text:p>F9900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07331584" calcext:value-type="float">
            <text:p>-107331584</text:p>
          </table:table-cell>
          <table:table-cell office:value-type="string" calcext:value-type="string">
            <text:p>F99A4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07184128" calcext:value-type="float">
            <text:p>-107184128</text:p>
          </table:table-cell>
          <table:table-cell office:value-type="string" calcext:value-type="string">
            <text:p>F99C8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07184128" calcext:value-type="float">
            <text:p>-107184128</text:p>
          </table:table-cell>
          <table:table-cell office:value-type="string" calcext:value-type="string">
            <text:p>F99C8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07216896" calcext:value-type="float">
            <text:p>-107216896</text:p>
          </table:table-cell>
          <table:table-cell office:value-type="string" calcext:value-type="string">
            <text:p>F99C0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07282432" calcext:value-type="float">
            <text:p>-107282432</text:p>
          </table:table-cell>
          <table:table-cell office:value-type="string" calcext:value-type="string">
            <text:p>F99B0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07380736" calcext:value-type="float">
            <text:p>-107380736</text:p>
          </table:table-cell>
          <table:table-cell office:value-type="string" calcext:value-type="string">
            <text:p>F9998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08314624" calcext:value-type="float">
            <text:p>-108314624</text:p>
          </table:table-cell>
          <table:table-cell office:value-type="string" calcext:value-type="string">
            <text:p>F98B4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11034368" calcext:value-type="float">
            <text:p>-111034368</text:p>
          </table:table-cell>
          <table:table-cell office:value-type="string" calcext:value-type="string">
            <text:p>F961C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13278976" calcext:value-type="float">
            <text:p>-113278976</text:p>
          </table:table-cell>
          <table:table-cell office:value-type="string" calcext:value-type="string">
            <text:p>F93F8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19209984" calcext:value-type="float">
            <text:p>-119209984</text:p>
          </table:table-cell>
          <table:table-cell office:value-type="string" calcext:value-type="string">
            <text:p>F8E50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21225216" calcext:value-type="float">
            <text:p>-121225216</text:p>
          </table:table-cell>
          <table:table-cell office:value-type="string" calcext:value-type="string">
            <text:p>F8C64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21634816" calcext:value-type="float">
            <text:p>-121634816</text:p>
          </table:table-cell>
          <table:table-cell office:value-type="string" calcext:value-type="string">
            <text:p>F8C00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22109952" calcext:value-type="float">
            <text:p>-122109952</text:p>
          </table:table-cell>
          <table:table-cell office:value-type="string" calcext:value-type="string">
            <text:p>F8B8C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22716160" calcext:value-type="float">
            <text:p>-122716160</text:p>
          </table:table-cell>
          <table:table-cell office:value-type="string" calcext:value-type="string">
            <text:p>F8AF8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23387904" calcext:value-type="float">
            <text:p>-123387904</text:p>
          </table:table-cell>
          <table:table-cell office:value-type="string" calcext:value-type="string">
            <text:p>F8A54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22781696" calcext:value-type="float">
            <text:p>-122781696</text:p>
          </table:table-cell>
          <table:table-cell office:value-type="string" calcext:value-type="string">
            <text:p>F8AE8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21896960" calcext:value-type="float">
            <text:p>-121896960</text:p>
          </table:table-cell>
          <table:table-cell office:value-type="string" calcext:value-type="string">
            <text:p>F8BC0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19177216" calcext:value-type="float">
            <text:p>-119177216</text:p>
          </table:table-cell>
          <table:table-cell office:value-type="string" calcext:value-type="string">
            <text:p>F8E58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18554624" calcext:value-type="float">
            <text:p>-118554624</text:p>
          </table:table-cell>
          <table:table-cell office:value-type="string" calcext:value-type="string">
            <text:p>F8EF0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13295360" calcext:value-type="float">
            <text:p>-113295360</text:p>
          </table:table-cell>
          <table:table-cell office:value-type="string" calcext:value-type="string">
            <text:p>F93F4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08822528" calcext:value-type="float">
            <text:p>-108822528</text:p>
          </table:table-cell>
          <table:table-cell office:value-type="string" calcext:value-type="string">
            <text:p>F9838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07577344" calcext:value-type="float">
            <text:p>-107577344</text:p>
          </table:table-cell>
          <table:table-cell office:value-type="string" calcext:value-type="string">
            <text:p>F9968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07413504" calcext:value-type="float">
            <text:p>-107413504</text:p>
          </table:table-cell>
          <table:table-cell office:value-type="string" calcext:value-type="string">
            <text:p>F9990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07315200" calcext:value-type="float">
            <text:p>-107315200</text:p>
          </table:table-cell>
          <table:table-cell office:value-type="string" calcext:value-type="string">
            <text:p>F99A8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07266048" calcext:value-type="float">
            <text:p>-107266048</text:p>
          </table:table-cell>
          <table:table-cell office:value-type="string" calcext:value-type="string">
            <text:p>F99B4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07298816" calcext:value-type="float">
            <text:p>-107298816</text:p>
          </table:table-cell>
          <table:table-cell office:value-type="string" calcext:value-type="string">
            <text:p>F99AC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07380736" calcext:value-type="float">
            <text:p>-107380736</text:p>
          </table:table-cell>
          <table:table-cell office:value-type="string" calcext:value-type="string">
            <text:p>F9998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08314624" calcext:value-type="float">
            <text:p>-108314624</text:p>
          </table:table-cell>
          <table:table-cell office:value-type="string" calcext:value-type="string">
            <text:p>F98B4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12640000" calcext:value-type="float">
            <text:p>-112640000</text:p>
          </table:table-cell>
          <table:table-cell office:value-type="string" calcext:value-type="string">
            <text:p>F9494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8603776" calcext:value-type="float">
            <text:p>-118603776</text:p>
          </table:table-cell>
          <table:table-cell office:value-type="string" calcext:value-type="string">
            <text:p>F8EE4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19963648" calcext:value-type="float">
            <text:p>-119963648</text:p>
          </table:table-cell>
          <table:table-cell office:value-type="string" calcext:value-type="string">
            <text:p>F8D98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20455168" calcext:value-type="float">
            <text:p>-120455168</text:p>
          </table:table-cell>
          <table:table-cell office:value-type="string" calcext:value-type="string">
            <text:p>F8D20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21339904" calcext:value-type="float">
            <text:p>-121339904</text:p>
          </table:table-cell>
          <table:table-cell office:value-type="string" calcext:value-type="string">
            <text:p>F8C48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22208256" calcext:value-type="float">
            <text:p>-122208256</text:p>
          </table:table-cell>
          <table:table-cell office:value-type="string" calcext:value-type="string">
            <text:p>F8B74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23682816" calcext:value-type="float">
            <text:p>-123682816</text:p>
          </table:table-cell>
          <table:table-cell office:value-type="string" calcext:value-type="string">
            <text:p>F8A0C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23682816" calcext:value-type="float">
            <text:p>-123682816</text:p>
          </table:table-cell>
          <table:table-cell office:value-type="string" calcext:value-type="string">
            <text:p>F8A0C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18702080" calcext:value-type="float">
            <text:p>-118702080</text:p>
          </table:table-cell>
          <table:table-cell office:value-type="string" calcext:value-type="string">
            <text:p>F8ECC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0936064" calcext:value-type="float">
            <text:p>-110936064</text:p>
          </table:table-cell>
          <table:table-cell office:value-type="string" calcext:value-type="string">
            <text:p>F9634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0198784" calcext:value-type="float">
            <text:p>-110198784</text:p>
          </table:table-cell>
          <table:table-cell office:value-type="string" calcext:value-type="string">
            <text:p>F96E8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09232128" calcext:value-type="float">
            <text:p>-109232128</text:p>
          </table:table-cell>
          <table:table-cell office:value-type="string" calcext:value-type="string">
            <text:p>F97D4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08822528" calcext:value-type="float">
            <text:p>-108822528</text:p>
          </table:table-cell>
          <table:table-cell office:value-type="string" calcext:value-type="string">
            <text:p>F9838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07642880" calcext:value-type="float">
            <text:p>-107642880</text:p>
          </table:table-cell>
          <table:table-cell office:value-type="string" calcext:value-type="string">
            <text:p>F9958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07528192" calcext:value-type="float">
            <text:p>-107528192</text:p>
          </table:table-cell>
          <table:table-cell office:value-type="string" calcext:value-type="string">
            <text:p>F9974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07380736" calcext:value-type="float">
            <text:p>-107380736</text:p>
          </table:table-cell>
          <table:table-cell office:value-type="string" calcext:value-type="string">
            <text:p>F9998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07167744" calcext:value-type="float">
            <text:p>-107167744</text:p>
          </table:table-cell>
          <table:table-cell office:value-type="string" calcext:value-type="string">
            <text:p>F99CC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07118592" calcext:value-type="float">
            <text:p>-107118592</text:p>
          </table:table-cell>
          <table:table-cell office:value-type="string" calcext:value-type="string">
            <text:p>F99D8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07216896" calcext:value-type="float">
            <text:p>-107216896</text:p>
          </table:table-cell>
          <table:table-cell office:value-type="string" calcext:value-type="string">
            <text:p>F99C0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07364352" calcext:value-type="float">
            <text:p>-107364352</text:p>
          </table:table-cell>
          <table:table-cell office:value-type="string" calcext:value-type="string">
            <text:p>F999C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07626496" calcext:value-type="float">
            <text:p>-107626496</text:p>
          </table:table-cell>
          <table:table-cell office:value-type="string" calcext:value-type="string">
            <text:p>F995C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07905024" calcext:value-type="float">
            <text:p>-107905024</text:p>
          </table:table-cell>
          <table:table-cell office:value-type="string" calcext:value-type="string">
            <text:p>F9918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08249088" calcext:value-type="float">
            <text:p>-108249088</text:p>
          </table:table-cell>
          <table:table-cell office:value-type="string" calcext:value-type="string">
            <text:p>F98C4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12476160" calcext:value-type="float">
            <text:p>-112476160</text:p>
          </table:table-cell>
          <table:table-cell office:value-type="string" calcext:value-type="string">
            <text:p>F94BC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13934336" calcext:value-type="float">
            <text:p>-113934336</text:p>
          </table:table-cell>
          <table:table-cell office:value-type="string" calcext:value-type="string">
            <text:p>F9358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19668736" calcext:value-type="float">
            <text:p>-119668736</text:p>
          </table:table-cell>
          <table:table-cell office:value-type="string" calcext:value-type="string">
            <text:p>F8DE0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22667008" calcext:value-type="float">
            <text:p>-122667008</text:p>
          </table:table-cell>
          <table:table-cell office:value-type="string" calcext:value-type="string">
            <text:p>F8B04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23158528" calcext:value-type="float">
            <text:p>-123158528</text:p>
          </table:table-cell>
          <table:table-cell office:value-type="string" calcext:value-type="string">
            <text:p>F8A8C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22322944" calcext:value-type="float">
            <text:p>-122322944</text:p>
          </table:table-cell>
          <table:table-cell office:value-type="string" calcext:value-type="string">
            <text:p>F8B58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19144448" calcext:value-type="float">
            <text:p>-119144448</text:p>
          </table:table-cell>
          <table:table-cell office:value-type="string" calcext:value-type="string">
            <text:p>F8E60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18538240" calcext:value-type="float">
            <text:p>-118538240</text:p>
          </table:table-cell>
          <table:table-cell office:value-type="string" calcext:value-type="string">
            <text:p>F8EF4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0477312" calcext:value-type="float">
            <text:p>-110477312</text:p>
          </table:table-cell>
          <table:table-cell office:value-type="string" calcext:value-type="string">
            <text:p>F96A4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0002176" calcext:value-type="float">
            <text:p>-110002176</text:p>
          </table:table-cell>
          <table:table-cell office:value-type="string" calcext:value-type="string">
            <text:p>F9718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07364352" calcext:value-type="float">
            <text:p>-107364352</text:p>
          </table:table-cell>
          <table:table-cell office:value-type="string" calcext:value-type="string">
            <text:p>F999C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07200512" calcext:value-type="float">
            <text:p>-107200512</text:p>
          </table:table-cell>
          <table:table-cell office:value-type="string" calcext:value-type="string">
            <text:p>F99C4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07118592" calcext:value-type="float">
            <text:p>-107118592</text:p>
          </table:table-cell>
          <table:table-cell office:value-type="string" calcext:value-type="string">
            <text:p>F99D8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07118592" calcext:value-type="float">
            <text:p>-107118592</text:p>
          </table:table-cell>
          <table:table-cell office:value-type="string" calcext:value-type="string">
            <text:p>F99D8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07118592" calcext:value-type="float">
            <text:p>-107118592</text:p>
          </table:table-cell>
          <table:table-cell office:value-type="string" calcext:value-type="string">
            <text:p>F99D8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07495424" calcext:value-type="float">
            <text:p>-107495424</text:p>
          </table:table-cell>
          <table:table-cell office:value-type="string" calcext:value-type="string">
            <text:p>F997C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07806720" calcext:value-type="float">
            <text:p>-107806720</text:p>
          </table:table-cell>
          <table:table-cell office:value-type="string" calcext:value-type="string">
            <text:p>F9930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12246784" calcext:value-type="float">
            <text:p>-112246784</text:p>
          </table:table-cell>
          <table:table-cell office:value-type="string" calcext:value-type="string">
            <text:p>F94F4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13033216" calcext:value-type="float">
            <text:p>-113033216</text:p>
          </table:table-cell>
          <table:table-cell office:value-type="string" calcext:value-type="string">
            <text:p>F9434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13803264" calcext:value-type="float">
            <text:p>-113803264</text:p>
          </table:table-cell>
          <table:table-cell office:value-type="string" calcext:value-type="string">
            <text:p>F9378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8325248" calcext:value-type="float">
            <text:p>-118325248</text:p>
          </table:table-cell>
          <table:table-cell office:value-type="string" calcext:value-type="string">
            <text:p>F8F28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18947840" calcext:value-type="float">
            <text:p>-118947840</text:p>
          </table:table-cell>
          <table:table-cell office:value-type="string" calcext:value-type="string">
            <text:p>F8E90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21569280" calcext:value-type="float">
            <text:p>-121569280</text:p>
          </table:table-cell>
          <table:table-cell office:value-type="string" calcext:value-type="string">
            <text:p>F8C10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21995264" calcext:value-type="float">
            <text:p>-121995264</text:p>
          </table:table-cell>
          <table:table-cell office:value-type="string" calcext:value-type="string">
            <text:p>F8BA8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22339328" calcext:value-type="float">
            <text:p>-122339328</text:p>
          </table:table-cell>
          <table:table-cell office:value-type="string" calcext:value-type="string">
            <text:p>F8B54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20242176" calcext:value-type="float">
            <text:p>-120242176</text:p>
          </table:table-cell>
          <table:table-cell office:value-type="string" calcext:value-type="string">
            <text:p>F8D54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18980608" calcext:value-type="float">
            <text:p>-118980608</text:p>
          </table:table-cell>
          <table:table-cell office:value-type="string" calcext:value-type="string">
            <text:p>F8E88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11640576" calcext:value-type="float">
            <text:p>-111640576</text:p>
          </table:table-cell>
          <table:table-cell office:value-type="string" calcext:value-type="string">
            <text:p>F9588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0051328" calcext:value-type="float">
            <text:p>-110051328</text:p>
          </table:table-cell>
          <table:table-cell office:value-type="string" calcext:value-type="string">
            <text:p>F970C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08331008" calcext:value-type="float">
            <text:p>-108331008</text:p>
          </table:table-cell>
          <table:table-cell office:value-type="string" calcext:value-type="string">
            <text:p>F98B0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07954176" calcext:value-type="float">
            <text:p>-107954176</text:p>
          </table:table-cell>
          <table:table-cell office:value-type="string" calcext:value-type="string">
            <text:p>F990C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07724800" calcext:value-type="float">
            <text:p>-107724800</text:p>
          </table:table-cell>
          <table:table-cell office:value-type="string" calcext:value-type="string">
            <text:p>F9944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07528192" calcext:value-type="float">
            <text:p>-107528192</text:p>
          </table:table-cell>
          <table:table-cell office:value-type="string" calcext:value-type="string">
            <text:p>F9974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07331584" calcext:value-type="float">
            <text:p>-107331584</text:p>
          </table:table-cell>
          <table:table-cell office:value-type="string" calcext:value-type="string">
            <text:p>F99A4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07167744" calcext:value-type="float">
            <text:p>-107167744</text:p>
          </table:table-cell>
          <table:table-cell office:value-type="string" calcext:value-type="string">
            <text:p>F99CC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07053056" calcext:value-type="float">
            <text:p>-107053056</text:p>
          </table:table-cell>
          <table:table-cell office:value-type="string" calcext:value-type="string">
            <text:p>F99E8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07069440" calcext:value-type="float">
            <text:p>-107069440</text:p>
          </table:table-cell>
          <table:table-cell office:value-type="string" calcext:value-type="string">
            <text:p>F99E4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07134976" calcext:value-type="float">
            <text:p>-107134976</text:p>
          </table:table-cell>
          <table:table-cell office:value-type="string" calcext:value-type="string">
            <text:p>F99D4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07495424" calcext:value-type="float">
            <text:p>-107495424</text:p>
          </table:table-cell>
          <table:table-cell office:value-type="string" calcext:value-type="string">
            <text:p>F997C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07806720" calcext:value-type="float">
            <text:p>-107806720</text:p>
          </table:table-cell>
          <table:table-cell office:value-type="string" calcext:value-type="string">
            <text:p>F9930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08609536" calcext:value-type="float">
            <text:p>-108609536</text:p>
          </table:table-cell>
          <table:table-cell office:value-type="string" calcext:value-type="string">
            <text:p>F986C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09723648" calcext:value-type="float">
            <text:p>-109723648</text:p>
          </table:table-cell>
          <table:table-cell office:value-type="string" calcext:value-type="string">
            <text:p>F975C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11624192" calcext:value-type="float">
            <text:p>-111624192</text:p>
          </table:table-cell>
          <table:table-cell office:value-type="string" calcext:value-type="string">
            <text:p>F958C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12328704" calcext:value-type="float">
            <text:p>-112328704</text:p>
          </table:table-cell>
          <table:table-cell office:value-type="string" calcext:value-type="string">
            <text:p>F94E0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13049600" calcext:value-type="float">
            <text:p>-113049600</text:p>
          </table:table-cell>
          <table:table-cell office:value-type="string" calcext:value-type="string">
            <text:p>F9430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13786880" calcext:value-type="float">
            <text:p>-113786880</text:p>
          </table:table-cell>
          <table:table-cell office:value-type="string" calcext:value-type="string">
            <text:p>F937C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8292480" calcext:value-type="float">
            <text:p>-118292480</text:p>
          </table:table-cell>
          <table:table-cell office:value-type="string" calcext:value-type="string">
            <text:p>F8F30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8931456" calcext:value-type="float">
            <text:p>-118931456</text:p>
          </table:table-cell>
          <table:table-cell office:value-type="string" calcext:value-type="string">
            <text:p>F8E94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9603200" calcext:value-type="float">
            <text:p>-119603200</text:p>
          </table:table-cell>
          <table:table-cell office:value-type="string" calcext:value-type="string">
            <text:p>F8DF0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20127488" calcext:value-type="float">
            <text:p>-120127488</text:p>
          </table:table-cell>
          <table:table-cell office:value-type="string" calcext:value-type="string">
            <text:p>F8D70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20569856" calcext:value-type="float">
            <text:p>-120569856</text:p>
          </table:table-cell>
          <table:table-cell office:value-type="string" calcext:value-type="string">
            <text:p>F8D04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21995264" calcext:value-type="float">
            <text:p>-121995264</text:p>
          </table:table-cell>
          <table:table-cell office:value-type="string" calcext:value-type="string">
            <text:p>F8BA8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22404864" calcext:value-type="float">
            <text:p>-122404864</text:p>
          </table:table-cell>
          <table:table-cell office:value-type="string" calcext:value-type="string">
            <text:p>F8B44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22781696" calcext:value-type="float">
            <text:p>-122781696</text:p>
          </table:table-cell>
          <table:table-cell office:value-type="string" calcext:value-type="string">
            <text:p>F8AE8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22863616" calcext:value-type="float">
            <text:p>-122863616</text:p>
          </table:table-cell>
          <table:table-cell office:value-type="string" calcext:value-type="string">
            <text:p>F8AD4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19209984" calcext:value-type="float">
            <text:p>-119209984</text:p>
          </table:table-cell>
          <table:table-cell office:value-type="string" calcext:value-type="string">
            <text:p>F8E50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18620160" calcext:value-type="float">
            <text:p>-118620160</text:p>
          </table:table-cell>
          <table:table-cell office:value-type="string" calcext:value-type="string">
            <text:p>F8EE0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13475584" calcext:value-type="float">
            <text:p>-113475584</text:p>
          </table:table-cell>
          <table:table-cell office:value-type="string" calcext:value-type="string">
            <text:p>F93C8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12345088" calcext:value-type="float">
            <text:p>-112345088</text:p>
          </table:table-cell>
          <table:table-cell office:value-type="string" calcext:value-type="string">
            <text:p>F94DC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09756416" calcext:value-type="float">
            <text:p>-109756416</text:p>
          </table:table-cell>
          <table:table-cell office:value-type="string" calcext:value-type="string">
            <text:p>F9754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08003328" calcext:value-type="float">
            <text:p>-108003328</text:p>
          </table:table-cell>
          <table:table-cell office:value-type="string" calcext:value-type="string">
            <text:p>F9900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07495424" calcext:value-type="float">
            <text:p>-107495424</text:p>
          </table:table-cell>
          <table:table-cell office:value-type="string" calcext:value-type="string">
            <text:p>F997C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07380736" calcext:value-type="float">
            <text:p>-107380736</text:p>
          </table:table-cell>
          <table:table-cell office:value-type="string" calcext:value-type="string">
            <text:p>F9998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07233280" calcext:value-type="float">
            <text:p>-107233280</text:p>
          </table:table-cell>
          <table:table-cell office:value-type="string" calcext:value-type="string">
            <text:p>F99BC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07347968" calcext:value-type="float">
            <text:p>-107347968</text:p>
          </table:table-cell>
          <table:table-cell office:value-type="string" calcext:value-type="string">
            <text:p>F99A0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07528192" calcext:value-type="float">
            <text:p>-107528192</text:p>
          </table:table-cell>
          <table:table-cell office:value-type="string" calcext:value-type="string">
            <text:p>F9974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07675648" calcext:value-type="float">
            <text:p>-107675648</text:p>
          </table:table-cell>
          <table:table-cell office:value-type="string" calcext:value-type="string">
            <text:p>F9950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09215744" calcext:value-type="float">
            <text:p>-109215744</text:p>
          </table:table-cell>
          <table:table-cell office:value-type="string" calcext:value-type="string">
            <text:p>F97D8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09838336" calcext:value-type="float">
            <text:p>-109838336</text:p>
          </table:table-cell>
          <table:table-cell office:value-type="string" calcext:value-type="string">
            <text:p>F9740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11149056" calcext:value-type="float">
            <text:p>-111149056</text:p>
          </table:table-cell>
          <table:table-cell office:value-type="string" calcext:value-type="string">
            <text:p>F9600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13229824" calcext:value-type="float">
            <text:p>-113229824</text:p>
          </table:table-cell>
          <table:table-cell office:value-type="string" calcext:value-type="string">
            <text:p>F9404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9193600" calcext:value-type="float">
            <text:p>-119193600</text:p>
          </table:table-cell>
          <table:table-cell office:value-type="string" calcext:value-type="string">
            <text:p>F8E54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21323520" calcext:value-type="float">
            <text:p>-121323520</text:p>
          </table:table-cell>
          <table:table-cell office:value-type="string" calcext:value-type="string">
            <text:p>F8C4C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21749504" calcext:value-type="float">
            <text:p>-121749504</text:p>
          </table:table-cell>
          <table:table-cell office:value-type="string" calcext:value-type="string">
            <text:p>F8BE4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22208256" calcext:value-type="float">
            <text:p>-122208256</text:p>
          </table:table-cell>
          <table:table-cell office:value-type="string" calcext:value-type="string">
            <text:p>F8B74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23682816" calcext:value-type="float">
            <text:p>-123682816</text:p>
          </table:table-cell>
          <table:table-cell office:value-type="string" calcext:value-type="string">
            <text:p>F8A0C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23895808" calcext:value-type="float">
            <text:p>-123895808</text:p>
          </table:table-cell>
          <table:table-cell office:value-type="string" calcext:value-type="string">
            <text:p>F89D8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21913344" calcext:value-type="float">
            <text:p>-121913344</text:p>
          </table:table-cell>
          <table:table-cell office:value-type="string" calcext:value-type="string">
            <text:p>F8BBC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19537664" calcext:value-type="float">
            <text:p>-119537664</text:p>
          </table:table-cell>
          <table:table-cell office:value-type="string" calcext:value-type="string">
            <text:p>F8E00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18882304" calcext:value-type="float">
            <text:p>-118882304</text:p>
          </table:table-cell>
          <table:table-cell office:value-type="string" calcext:value-type="string">
            <text:p>F8EA0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13655808" calcext:value-type="float">
            <text:p>-113655808</text:p>
          </table:table-cell>
          <table:table-cell office:value-type="string" calcext:value-type="string">
            <text:p>F939C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13115136" calcext:value-type="float">
            <text:p>-113115136</text:p>
          </table:table-cell>
          <table:table-cell office:value-type="string" calcext:value-type="string">
            <text:p>F9420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12607232" calcext:value-type="float">
            <text:p>-112607232</text:p>
          </table:table-cell>
          <table:table-cell office:value-type="string" calcext:value-type="string">
            <text:p>F949C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11624192" calcext:value-type="float">
            <text:p>-111624192</text:p>
          </table:table-cell>
          <table:table-cell office:value-type="string" calcext:value-type="string">
            <text:p>F958C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0346240" calcext:value-type="float">
            <text:p>-110346240</text:p>
          </table:table-cell>
          <table:table-cell office:value-type="string" calcext:value-type="string">
            <text:p>F96C4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09527040" calcext:value-type="float">
            <text:p>-109527040</text:p>
          </table:table-cell>
          <table:table-cell office:value-type="string" calcext:value-type="string">
            <text:p>F978C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08101632" calcext:value-type="float">
            <text:p>-108101632</text:p>
          </table:table-cell>
          <table:table-cell office:value-type="string" calcext:value-type="string">
            <text:p>F98E8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07528192" calcext:value-type="float">
            <text:p>-107528192</text:p>
          </table:table-cell>
          <table:table-cell office:value-type="string" calcext:value-type="string">
            <text:p>F9974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07397120" calcext:value-type="float">
            <text:p>-107397120</text:p>
          </table:table-cell>
          <table:table-cell office:value-type="string" calcext:value-type="string">
            <text:p>F9994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07364352" calcext:value-type="float">
            <text:p>-107364352</text:p>
          </table:table-cell>
          <table:table-cell office:value-type="string" calcext:value-type="string">
            <text:p>F999C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07413504" calcext:value-type="float">
            <text:p>-107413504</text:p>
          </table:table-cell>
          <table:table-cell office:value-type="string" calcext:value-type="string">
            <text:p>F9990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07446272" calcext:value-type="float">
            <text:p>-107446272</text:p>
          </table:table-cell>
          <table:table-cell office:value-type="string" calcext:value-type="string">
            <text:p>F9988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08773376" calcext:value-type="float">
            <text:p>-108773376</text:p>
          </table:table-cell>
          <table:table-cell office:value-type="string" calcext:value-type="string">
            <text:p>F9844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11050752" calcext:value-type="float">
            <text:p>-111050752</text:p>
          </table:table-cell>
          <table:table-cell office:value-type="string" calcext:value-type="string">
            <text:p>F9618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11722496" calcext:value-type="float">
            <text:p>-111722496</text:p>
          </table:table-cell>
          <table:table-cell office:value-type="string" calcext:value-type="string">
            <text:p>F9574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12427008" calcext:value-type="float">
            <text:p>-112427008</text:p>
          </table:table-cell>
          <table:table-cell office:value-type="string" calcext:value-type="string">
            <text:p>F94C8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13180672" calcext:value-type="float">
            <text:p>-113180672</text:p>
          </table:table-cell>
          <table:table-cell office:value-type="string" calcext:value-type="string">
            <text:p>F9410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13934336" calcext:value-type="float">
            <text:p>-113934336</text:p>
          </table:table-cell>
          <table:table-cell office:value-type="string" calcext:value-type="string">
            <text:p>F9358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8439936" calcext:value-type="float">
            <text:p>-118439936</text:p>
          </table:table-cell>
          <table:table-cell office:value-type="string" calcext:value-type="string">
            <text:p>F8F0C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9095296" calcext:value-type="float">
            <text:p>-119095296</text:p>
          </table:table-cell>
          <table:table-cell office:value-type="string" calcext:value-type="string">
            <text:p>F8E6C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21323520" calcext:value-type="float">
            <text:p>-121323520</text:p>
          </table:table-cell>
          <table:table-cell office:value-type="string" calcext:value-type="string">
            <text:p>F8C4C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21765888" calcext:value-type="float">
            <text:p>-121765888</text:p>
          </table:table-cell>
          <table:table-cell office:value-type="string" calcext:value-type="string">
            <text:p>F8BE0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22191872" calcext:value-type="float">
            <text:p>-122191872</text:p>
          </table:table-cell>
          <table:table-cell office:value-type="string" calcext:value-type="string">
            <text:p>F8B78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23731968" calcext:value-type="float">
            <text:p>-123731968</text:p>
          </table:table-cell>
          <table:table-cell office:value-type="string" calcext:value-type="string">
            <text:p>F8A00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23076608" calcext:value-type="float">
            <text:p>-123076608</text:p>
          </table:table-cell>
          <table:table-cell office:value-type="string" calcext:value-type="string">
            <text:p>F8AA0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22765312" calcext:value-type="float">
            <text:p>-122765312</text:p>
          </table:table-cell>
          <table:table-cell office:value-type="string" calcext:value-type="string">
            <text:p>F8AEC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21815040" calcext:value-type="float">
            <text:p>-121815040</text:p>
          </table:table-cell>
          <table:table-cell office:value-type="string" calcext:value-type="string">
            <text:p>F8BD4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19472128" calcext:value-type="float">
            <text:p>-119472128</text:p>
          </table:table-cell>
          <table:table-cell office:value-type="string" calcext:value-type="string">
            <text:p>F8E10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18833152" calcext:value-type="float">
            <text:p>-118833152</text:p>
          </table:table-cell>
          <table:table-cell office:value-type="string" calcext:value-type="string">
            <text:p>F8EAC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13786880" calcext:value-type="float">
            <text:p>-113786880</text:p>
          </table:table-cell>
          <table:table-cell office:value-type="string" calcext:value-type="string">
            <text:p>F937C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0346240" calcext:value-type="float">
            <text:p>-110346240</text:p>
          </table:table-cell>
          <table:table-cell office:value-type="string" calcext:value-type="string">
            <text:p>F96C4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08986368" calcext:value-type="float">
            <text:p>-108986368</text:p>
          </table:table-cell>
          <table:table-cell office:value-type="string" calcext:value-type="string">
            <text:p>F9810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08281856" calcext:value-type="float">
            <text:p>-108281856</text:p>
          </table:table-cell>
          <table:table-cell office:value-type="string" calcext:value-type="string">
            <text:p>F98BC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08019712" calcext:value-type="float">
            <text:p>-108019712</text:p>
          </table:table-cell>
          <table:table-cell office:value-type="string" calcext:value-type="string">
            <text:p>F98FC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07479040" calcext:value-type="float">
            <text:p>-107479040</text:p>
          </table:table-cell>
          <table:table-cell office:value-type="string" calcext:value-type="string">
            <text:p>F9980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07298816" calcext:value-type="float">
            <text:p>-107298816</text:p>
          </table:table-cell>
          <table:table-cell office:value-type="string" calcext:value-type="string">
            <text:p>F99AC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07266048" calcext:value-type="float">
            <text:p>-107266048</text:p>
          </table:table-cell>
          <table:table-cell office:value-type="string" calcext:value-type="string">
            <text:p>F99B4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07364352" calcext:value-type="float">
            <text:p>-107364352</text:p>
          </table:table-cell>
          <table:table-cell office:value-type="string" calcext:value-type="string">
            <text:p>F999C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07511808" calcext:value-type="float">
            <text:p>-107511808</text:p>
          </table:table-cell>
          <table:table-cell office:value-type="string" calcext:value-type="string">
            <text:p>F9978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07986944" calcext:value-type="float">
            <text:p>-107986944</text:p>
          </table:table-cell>
          <table:table-cell office:value-type="string" calcext:value-type="string">
            <text:p>F9904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11591424" calcext:value-type="float">
            <text:p>-111591424</text:p>
          </table:table-cell>
          <table:table-cell office:value-type="string" calcext:value-type="string">
            <text:p>F9594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12345088" calcext:value-type="float">
            <text:p>-112345088</text:p>
          </table:table-cell>
          <table:table-cell office:value-type="string" calcext:value-type="string">
            <text:p>F94DC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13115136" calcext:value-type="float">
            <text:p>-113115136</text:p>
          </table:table-cell>
          <table:table-cell office:value-type="string" calcext:value-type="string">
            <text:p>F9420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13934336" calcext:value-type="float">
            <text:p>-113934336</text:p>
          </table:table-cell>
          <table:table-cell office:value-type="string" calcext:value-type="string">
            <text:p>F9358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8439936" calcext:value-type="float">
            <text:p>-118439936</text:p>
          </table:table-cell>
          <table:table-cell office:value-type="string" calcext:value-type="string">
            <text:p>F8F0C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21274368" calcext:value-type="float">
            <text:p>-121274368</text:p>
          </table:table-cell>
          <table:table-cell office:value-type="string" calcext:value-type="string">
            <text:p>F8C58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21700352" calcext:value-type="float">
            <text:p>-121700352</text:p>
          </table:table-cell>
          <table:table-cell office:value-type="string" calcext:value-type="string">
            <text:p>F8BF0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22191872" calcext:value-type="float">
            <text:p>-122191872</text:p>
          </table:table-cell>
          <table:table-cell office:value-type="string" calcext:value-type="string">
            <text:p>F8B78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22847232" calcext:value-type="float">
            <text:p>-122847232</text:p>
          </table:table-cell>
          <table:table-cell office:value-type="string" calcext:value-type="string">
            <text:p>F8AD8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23830272" calcext:value-type="float">
            <text:p>-123830272</text:p>
          </table:table-cell>
          <table:table-cell office:value-type="string" calcext:value-type="string">
            <text:p>F89E8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23027456" calcext:value-type="float">
            <text:p>-123027456</text:p>
          </table:table-cell>
          <table:table-cell office:value-type="string" calcext:value-type="string">
            <text:p>F8AAC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21356288" calcext:value-type="float">
            <text:p>-121356288</text:p>
          </table:table-cell>
          <table:table-cell office:value-type="string" calcext:value-type="string">
            <text:p>F8C44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19537664" calcext:value-type="float">
            <text:p>-119537664</text:p>
          </table:table-cell>
          <table:table-cell office:value-type="string" calcext:value-type="string">
            <text:p>F8E00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18915072" calcext:value-type="float">
            <text:p>-118915072</text:p>
          </table:table-cell>
          <table:table-cell office:value-type="string" calcext:value-type="string">
            <text:p>F8E98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18423552" calcext:value-type="float">
            <text:p>-118423552</text:p>
          </table:table-cell>
          <table:table-cell office:value-type="string" calcext:value-type="string">
            <text:p>F8F10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13131520" calcext:value-type="float">
            <text:p>-113131520</text:p>
          </table:table-cell>
          <table:table-cell office:value-type="string" calcext:value-type="string">
            <text:p>F941C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09985792" calcext:value-type="float">
            <text:p>-109985792</text:p>
          </table:table-cell>
          <table:table-cell office:value-type="string" calcext:value-type="string">
            <text:p>F971C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07528192" calcext:value-type="float">
            <text:p>-107528192</text:p>
          </table:table-cell>
          <table:table-cell office:value-type="string" calcext:value-type="string">
            <text:p>F9974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07429888" calcext:value-type="float">
            <text:p>-107429888</text:p>
          </table:table-cell>
          <table:table-cell office:value-type="string" calcext:value-type="string">
            <text:p>F998C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07429888" calcext:value-type="float">
            <text:p>-107429888</text:p>
          </table:table-cell>
          <table:table-cell office:value-type="string" calcext:value-type="string">
            <text:p>F998C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07495424" calcext:value-type="float">
            <text:p>-107495424</text:p>
          </table:table-cell>
          <table:table-cell office:value-type="string" calcext:value-type="string">
            <text:p>F997C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07610112" calcext:value-type="float">
            <text:p>-107610112</text:p>
          </table:table-cell>
          <table:table-cell office:value-type="string" calcext:value-type="string">
            <text:p>F9960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09412352" calcext:value-type="float">
            <text:p>-109412352</text:p>
          </table:table-cell>
          <table:table-cell office:value-type="string" calcext:value-type="string">
            <text:p>F97A8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11181824" calcext:value-type="float">
            <text:p>-111181824</text:p>
          </table:table-cell>
          <table:table-cell office:value-type="string" calcext:value-type="string">
            <text:p>F95F8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11837184" calcext:value-type="float">
            <text:p>-111837184</text:p>
          </table:table-cell>
          <table:table-cell office:value-type="string" calcext:value-type="string">
            <text:p>F9558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8669312" calcext:value-type="float">
            <text:p>-118669312</text:p>
          </table:table-cell>
          <table:table-cell office:value-type="string" calcext:value-type="string">
            <text:p>F8ED4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9390208" calcext:value-type="float">
            <text:p>-119390208</text:p>
          </table:table-cell>
          <table:table-cell office:value-type="string" calcext:value-type="string">
            <text:p>F8E24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20930304" calcext:value-type="float">
            <text:p>-120930304</text:p>
          </table:table-cell>
          <table:table-cell office:value-type="string" calcext:value-type="string">
            <text:p>F8CAC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21405440" calcext:value-type="float">
            <text:p>-121405440</text:p>
          </table:table-cell>
          <table:table-cell office:value-type="string" calcext:value-type="string">
            <text:p>F8C38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22388480" calcext:value-type="float">
            <text:p>-122388480</text:p>
          </table:table-cell>
          <table:table-cell office:value-type="string" calcext:value-type="string">
            <text:p>F8B48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22765312" calcext:value-type="float">
            <text:p>-122765312</text:p>
          </table:table-cell>
          <table:table-cell office:value-type="string" calcext:value-type="string">
            <text:p>F8AEC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23076608" calcext:value-type="float">
            <text:p>-123076608</text:p>
          </table:table-cell>
          <table:table-cell office:value-type="string" calcext:value-type="string">
            <text:p>F8AA0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23731968" calcext:value-type="float">
            <text:p>-123731968</text:p>
          </table:table-cell>
          <table:table-cell office:value-type="string" calcext:value-type="string">
            <text:p>F8A00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23944960" calcext:value-type="float">
            <text:p>-123944960</text:p>
          </table:table-cell>
          <table:table-cell office:value-type="string" calcext:value-type="string">
            <text:p>F89CC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24010496" calcext:value-type="float">
            <text:p>-124010496</text:p>
          </table:table-cell>
          <table:table-cell office:value-type="string" calcext:value-type="string">
            <text:p>F89BC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23977728" calcext:value-type="float">
            <text:p>-123977728</text:p>
          </table:table-cell>
          <table:table-cell office:value-type="string" calcext:value-type="string">
            <text:p>F89C4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23879424" calcext:value-type="float">
            <text:p>-123879424</text:p>
          </table:table-cell>
          <table:table-cell office:value-type="string" calcext:value-type="string">
            <text:p>F89DC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19226368" calcext:value-type="float">
            <text:p>-119226368</text:p>
          </table:table-cell>
          <table:table-cell office:value-type="string" calcext:value-type="string">
            <text:p>F8E4C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18669312" calcext:value-type="float">
            <text:p>-118669312</text:p>
          </table:table-cell>
          <table:table-cell office:value-type="string" calcext:value-type="string">
            <text:p>F8ED4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0198784" calcext:value-type="float">
            <text:p>-110198784</text:p>
          </table:table-cell>
          <table:table-cell office:value-type="string" calcext:value-type="string">
            <text:p>F96E8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08609536" calcext:value-type="float">
            <text:p>-108609536</text:p>
          </table:table-cell>
          <table:table-cell office:value-type="string" calcext:value-type="string">
            <text:p>F986C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08331008" calcext:value-type="float">
            <text:p>-108331008</text:p>
          </table:table-cell>
          <table:table-cell office:value-type="string" calcext:value-type="string">
            <text:p>F98B0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07675648" calcext:value-type="float">
            <text:p>-107675648</text:p>
          </table:table-cell>
          <table:table-cell office:value-type="string" calcext:value-type="string">
            <text:p>F9950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07626496" calcext:value-type="float">
            <text:p>-107626496</text:p>
          </table:table-cell>
          <table:table-cell office:value-type="string" calcext:value-type="string">
            <text:p>F995C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07577344" calcext:value-type="float">
            <text:p>-107577344</text:p>
          </table:table-cell>
          <table:table-cell office:value-type="string" calcext:value-type="string">
            <text:p>F9968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11263744" calcext:value-type="float">
            <text:p>-111263744</text:p>
          </table:table-cell>
          <table:table-cell office:value-type="string" calcext:value-type="string">
            <text:p>F95E4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8636544" calcext:value-type="float">
            <text:p>-118636544</text:p>
          </table:table-cell>
          <table:table-cell office:value-type="string" calcext:value-type="string">
            <text:p>F8EDC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9947264" calcext:value-type="float">
            <text:p>-119947264</text:p>
          </table:table-cell>
          <table:table-cell office:value-type="string" calcext:value-type="string">
            <text:p>F8D9C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21962496" calcext:value-type="float">
            <text:p>-121962496</text:p>
          </table:table-cell>
          <table:table-cell office:value-type="string" calcext:value-type="string">
            <text:p>F8BB0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22388480" calcext:value-type="float">
            <text:p>-122388480</text:p>
          </table:table-cell>
          <table:table-cell office:value-type="string" calcext:value-type="string">
            <text:p>F8B48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22716160" calcext:value-type="float">
            <text:p>-122716160</text:p>
          </table:table-cell>
          <table:table-cell office:value-type="string" calcext:value-type="string">
            <text:p>F8AF8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23650048" calcext:value-type="float">
            <text:p>-123650048</text:p>
          </table:table-cell>
          <table:table-cell office:value-type="string" calcext:value-type="string">
            <text:p>F8A14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24026880" calcext:value-type="float">
            <text:p>-124026880</text:p>
          </table:table-cell>
          <table:table-cell office:value-type="string" calcext:value-type="string">
            <text:p>F89B8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24207104" calcext:value-type="float">
            <text:p>-124207104</text:p>
          </table:table-cell>
          <table:table-cell office:value-type="string" calcext:value-type="string">
            <text:p>F898C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24174336" calcext:value-type="float">
            <text:p>-124174336</text:p>
          </table:table-cell>
          <table:table-cell office:value-type="string" calcext:value-type="string">
            <text:p>F8994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24010496" calcext:value-type="float">
            <text:p>-124010496</text:p>
          </table:table-cell>
          <table:table-cell office:value-type="string" calcext:value-type="string">
            <text:p>F89BC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23731968" calcext:value-type="float">
            <text:p>-123731968</text:p>
          </table:table-cell>
          <table:table-cell office:value-type="string" calcext:value-type="string">
            <text:p>F8A00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22126336" calcext:value-type="float">
            <text:p>-122126336</text:p>
          </table:table-cell>
          <table:table-cell office:value-type="string" calcext:value-type="string">
            <text:p>F8B88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21012224" calcext:value-type="float">
            <text:p>-121012224</text:p>
          </table:table-cell>
          <table:table-cell office:value-type="string" calcext:value-type="string">
            <text:p>F8C98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19930880" calcext:value-type="float">
            <text:p>-119930880</text:p>
          </table:table-cell>
          <table:table-cell office:value-type="string" calcext:value-type="string">
            <text:p>F8DA0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18702080" calcext:value-type="float">
            <text:p>-118702080</text:p>
          </table:table-cell>
          <table:table-cell office:value-type="string" calcext:value-type="string">
            <text:p>F8ECC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13442816" calcext:value-type="float">
            <text:p>-113442816</text:p>
          </table:table-cell>
          <table:table-cell office:value-type="string" calcext:value-type="string">
            <text:p>F93D0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12918528" calcext:value-type="float">
            <text:p>-112918528</text:p>
          </table:table-cell>
          <table:table-cell office:value-type="string" calcext:value-type="string">
            <text:p>F9450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09084672" calcext:value-type="float">
            <text:p>-109084672</text:p>
          </table:table-cell>
          <table:table-cell office:value-type="string" calcext:value-type="string">
            <text:p>F97F8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07577344" calcext:value-type="float">
            <text:p>-107577344</text:p>
          </table:table-cell>
          <table:table-cell office:value-type="string" calcext:value-type="string">
            <text:p>F9968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11247360" calcext:value-type="float">
            <text:p>-111247360</text:p>
          </table:table-cell>
          <table:table-cell office:value-type="string" calcext:value-type="string">
            <text:p>F95E8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12607232" calcext:value-type="float">
            <text:p>-112607232</text:p>
          </table:table-cell>
          <table:table-cell office:value-type="string" calcext:value-type="string">
            <text:p>F949C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8685696" calcext:value-type="float">
            <text:p>-118685696</text:p>
          </table:table-cell>
          <table:table-cell office:value-type="string" calcext:value-type="string">
            <text:p>F8ED0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9881728" calcext:value-type="float">
            <text:p>-119881728</text:p>
          </table:table-cell>
          <table:table-cell office:value-type="string" calcext:value-type="string">
            <text:p>F8DAC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20455168" calcext:value-type="float">
            <text:p>-120455168</text:p>
          </table:table-cell>
          <table:table-cell office:value-type="string" calcext:value-type="string">
            <text:p>F8D20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22257408" calcext:value-type="float">
            <text:p>-122257408</text:p>
          </table:table-cell>
          <table:table-cell office:value-type="string" calcext:value-type="string">
            <text:p>F8B68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22667008" calcext:value-type="float">
            <text:p>-122667008</text:p>
          </table:table-cell>
          <table:table-cell office:value-type="string" calcext:value-type="string">
            <text:p>F8B04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23682816" calcext:value-type="float">
            <text:p>-123682816</text:p>
          </table:table-cell>
          <table:table-cell office:value-type="string" calcext:value-type="string">
            <text:p>F8A0C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23912192" calcext:value-type="float">
            <text:p>-123912192</text:p>
          </table:table-cell>
          <table:table-cell office:value-type="string" calcext:value-type="string">
            <text:p>F89D4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23961344" calcext:value-type="float">
            <text:p>-123961344</text:p>
          </table:table-cell>
          <table:table-cell office:value-type="string" calcext:value-type="string">
            <text:p>F89C8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22044416" calcext:value-type="float">
            <text:p>-122044416</text:p>
          </table:table-cell>
          <table:table-cell office:value-type="string" calcext:value-type="string">
            <text:p>F8B9C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20373248" calcext:value-type="float">
            <text:p>-120373248</text:p>
          </table:table-cell>
          <table:table-cell office:value-type="string" calcext:value-type="string">
            <text:p>F8D34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13344512" calcext:value-type="float">
            <text:p>-113344512</text:p>
          </table:table-cell>
          <table:table-cell office:value-type="string" calcext:value-type="string">
            <text:p>F93E8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12410624" calcext:value-type="float">
            <text:p>-112410624</text:p>
          </table:table-cell>
          <table:table-cell office:value-type="string" calcext:value-type="string">
            <text:p>F94CC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08986368" calcext:value-type="float">
            <text:p>-108986368</text:p>
          </table:table-cell>
          <table:table-cell office:value-type="string" calcext:value-type="string">
            <text:p>F9810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07986944" calcext:value-type="float">
            <text:p>-107986944</text:p>
          </table:table-cell>
          <table:table-cell office:value-type="string" calcext:value-type="string">
            <text:p>F9904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07741184" calcext:value-type="float">
            <text:p>-107741184</text:p>
          </table:table-cell>
          <table:table-cell office:value-type="string" calcext:value-type="string">
            <text:p>F9940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07577344" calcext:value-type="float">
            <text:p>-107577344</text:p>
          </table:table-cell>
          <table:table-cell office:value-type="string" calcext:value-type="string">
            <text:p>F9968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07511808" calcext:value-type="float">
            <text:p>-107511808</text:p>
          </table:table-cell>
          <table:table-cell office:value-type="string" calcext:value-type="string">
            <text:p>F9978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07429888" calcext:value-type="float">
            <text:p>-107429888</text:p>
          </table:table-cell>
          <table:table-cell office:value-type="string" calcext:value-type="string">
            <text:p>F998C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07429888" calcext:value-type="float">
            <text:p>-107429888</text:p>
          </table:table-cell>
          <table:table-cell office:value-type="string" calcext:value-type="string">
            <text:p>F998C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12410624" calcext:value-type="float">
            <text:p>-112410624</text:p>
          </table:table-cell>
          <table:table-cell office:value-type="string" calcext:value-type="string">
            <text:p>F94CC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13180672" calcext:value-type="float">
            <text:p>-113180672</text:p>
          </table:table-cell>
          <table:table-cell office:value-type="string" calcext:value-type="string">
            <text:p>F9410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8423552" calcext:value-type="float">
            <text:p>-118423552</text:p>
          </table:table-cell>
          <table:table-cell office:value-type="string" calcext:value-type="string">
            <text:p>F8F10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9111680" calcext:value-type="float">
            <text:p>-119111680</text:p>
          </table:table-cell>
          <table:table-cell office:value-type="string" calcext:value-type="string">
            <text:p>F8E68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20209408" calcext:value-type="float">
            <text:p>-120209408</text:p>
          </table:table-cell>
          <table:table-cell office:value-type="string" calcext:value-type="string">
            <text:p>F8D5C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21274368" calcext:value-type="float">
            <text:p>-121274368</text:p>
          </table:table-cell>
          <table:table-cell office:value-type="string" calcext:value-type="string">
            <text:p>F8C58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23863040" calcext:value-type="float">
            <text:p>-123863040</text:p>
          </table:table-cell>
          <table:table-cell office:value-type="string" calcext:value-type="string">
            <text:p>F89E0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23912192" calcext:value-type="float">
            <text:p>-123912192</text:p>
          </table:table-cell>
          <table:table-cell office:value-type="string" calcext:value-type="string">
            <text:p>F89D4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23895808" calcext:value-type="float">
            <text:p>-123895808</text:p>
          </table:table-cell>
          <table:table-cell office:value-type="string" calcext:value-type="string">
            <text:p>F89D8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22781696" calcext:value-type="float">
            <text:p>-122781696</text:p>
          </table:table-cell>
          <table:table-cell office:value-type="string" calcext:value-type="string">
            <text:p>F8AE8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22421248" calcext:value-type="float">
            <text:p>-122421248</text:p>
          </table:table-cell>
          <table:table-cell office:value-type="string" calcext:value-type="string">
            <text:p>F8B40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22044416" calcext:value-type="float">
            <text:p>-122044416</text:p>
          </table:table-cell>
          <table:table-cell office:value-type="string" calcext:value-type="string">
            <text:p>F8B9C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19701504" calcext:value-type="float">
            <text:p>-119701504</text:p>
          </table:table-cell>
          <table:table-cell office:value-type="string" calcext:value-type="string">
            <text:p>F8DD8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13901568" calcext:value-type="float">
            <text:p>-113901568</text:p>
          </table:table-cell>
          <table:table-cell office:value-type="string" calcext:value-type="string">
            <text:p>F936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13246208" calcext:value-type="float">
            <text:p>-113246208</text:p>
          </table:table-cell>
          <table:table-cell office:value-type="string" calcext:value-type="string">
            <text:p>F9400000</text:p>
          </table:table-cell>
        </table:table-row>
        <table:table-row table:style-name="ro1">
          <table:table-cell office:value-type="string" calcext:value-type="string">
            <text:p>inside Whi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init - before sart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start I2S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 data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2421248" calcext:value-type="float">
            <text:p>-122421248</text:p>
          </table:table-cell>
          <table:table-cell office:value-type="string" calcext:value-type="string">
            <text:p>F8B4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2732544" calcext:value-type="float">
            <text:p>-122732544</text:p>
          </table:table-cell>
          <table:table-cell office:value-type="string" calcext:value-type="string">
            <text:p>F8AF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2191872" calcext:value-type="float">
            <text:p>-122191872</text:p>
          </table:table-cell>
          <table:table-cell office:value-type="string" calcext:value-type="string">
            <text:p>F8B78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21733120" calcext:value-type="float">
            <text:p>-121733120</text:p>
          </table:table-cell>
          <table:table-cell office:value-type="string" calcext:value-type="string">
            <text:p>F8BE8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21356288" calcext:value-type="float">
            <text:p>-121356288</text:p>
          </table:table-cell>
          <table:table-cell office:value-type="string" calcext:value-type="string">
            <text:p>F8C44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8931456" calcext:value-type="float">
            <text:p>-118931456</text:p>
          </table:table-cell>
          <table:table-cell office:value-type="string" calcext:value-type="string">
            <text:p>F8E94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8374400" calcext:value-type="float">
            <text:p>-118374400</text:p>
          </table:table-cell>
          <table:table-cell office:value-type="string" calcext:value-type="string">
            <text:p>F8F1C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3491968" calcext:value-type="float">
            <text:p>-113491968</text:p>
          </table:table-cell>
          <table:table-cell office:value-type="string" calcext:value-type="string">
            <text:p>F93C4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2951296" calcext:value-type="float">
            <text:p>-112951296</text:p>
          </table:table-cell>
          <table:table-cell office:value-type="string" calcext:value-type="string">
            <text:p>F9448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2427008" calcext:value-type="float">
            <text:p>-112427008</text:p>
          </table:table-cell>
          <table:table-cell office:value-type="string" calcext:value-type="string">
            <text:p>F94C8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1509504" calcext:value-type="float">
            <text:p>-111509504</text:p>
          </table:table-cell>
          <table:table-cell office:value-type="string" calcext:value-type="string">
            <text:p>F95A8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09527040" calcext:value-type="float">
            <text:p>-109527040</text:p>
          </table:table-cell>
          <table:table-cell office:value-type="string" calcext:value-type="string">
            <text:p>F978C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9215744" calcext:value-type="float">
            <text:p>-109215744</text:p>
          </table:table-cell>
          <table:table-cell office:value-type="string" calcext:value-type="string">
            <text:p>F97D8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08871680" calcext:value-type="float">
            <text:p>-108871680</text:p>
          </table:table-cell>
          <table:table-cell office:value-type="string" calcext:value-type="string">
            <text:p>F982C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08281856" calcext:value-type="float">
            <text:p>-108281856</text:p>
          </table:table-cell>
          <table:table-cell office:value-type="string" calcext:value-type="string">
            <text:p>F98BC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07741184" calcext:value-type="float">
            <text:p>-107741184</text:p>
          </table:table-cell>
          <table:table-cell office:value-type="string" calcext:value-type="string">
            <text:p>F994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07675648" calcext:value-type="float">
            <text:p>-107675648</text:p>
          </table:table-cell>
          <table:table-cell office:value-type="string" calcext:value-type="string">
            <text:p>F995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07724800" calcext:value-type="float">
            <text:p>-107724800</text:p>
          </table:table-cell>
          <table:table-cell office:value-type="string" calcext:value-type="string">
            <text:p>F9944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07905024" calcext:value-type="float">
            <text:p>-107905024</text:p>
          </table:table-cell>
          <table:table-cell office:value-type="string" calcext:value-type="string">
            <text:p>F9918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08462080" calcext:value-type="float">
            <text:p>-108462080</text:p>
          </table:table-cell>
          <table:table-cell office:value-type="string" calcext:value-type="string">
            <text:p>F989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1017984" calcext:value-type="float">
            <text:p>-111017984</text:p>
          </table:table-cell>
          <table:table-cell office:value-type="string" calcext:value-type="string">
            <text:p>F962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13098752" calcext:value-type="float">
            <text:p>-113098752</text:p>
          </table:table-cell>
          <table:table-cell office:value-type="string" calcext:value-type="string">
            <text:p>F9424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18833152" calcext:value-type="float">
            <text:p>-118833152</text:p>
          </table:table-cell>
          <table:table-cell office:value-type="string" calcext:value-type="string">
            <text:p>F8EAC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19996416" calcext:value-type="float">
            <text:p>-119996416</text:p>
          </table:table-cell>
          <table:table-cell office:value-type="string" calcext:value-type="string">
            <text:p>F8D90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20471552" calcext:value-type="float">
            <text:p>-120471552</text:p>
          </table:table-cell>
          <table:table-cell office:value-type="string" calcext:value-type="string">
            <text:p>F8D1C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20995840" calcext:value-type="float">
            <text:p>-120995840</text:p>
          </table:table-cell>
          <table:table-cell office:value-type="string" calcext:value-type="string">
            <text:p>F8C9C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22322944" calcext:value-type="float">
            <text:p>-122322944</text:p>
          </table:table-cell>
          <table:table-cell office:value-type="string" calcext:value-type="string">
            <text:p>F8B58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23158528" calcext:value-type="float">
            <text:p>-123158528</text:p>
          </table:table-cell>
          <table:table-cell office:value-type="string" calcext:value-type="string">
            <text:p>F8A8C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22290176" calcext:value-type="float">
            <text:p>-122290176</text:p>
          </table:table-cell>
          <table:table-cell office:value-type="string" calcext:value-type="string">
            <text:p>F8B60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21356288" calcext:value-type="float">
            <text:p>-121356288</text:p>
          </table:table-cell>
          <table:table-cell office:value-type="string" calcext:value-type="string">
            <text:p>F8C44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18980608" calcext:value-type="float">
            <text:p>-118980608</text:p>
          </table:table-cell>
          <table:table-cell office:value-type="string" calcext:value-type="string">
            <text:p>F8E88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18407168" calcext:value-type="float">
            <text:p>-118407168</text:p>
          </table:table-cell>
          <table:table-cell office:value-type="string" calcext:value-type="string">
            <text:p>F8F14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12852992" calcext:value-type="float">
            <text:p>-112852992</text:p>
          </table:table-cell>
          <table:table-cell office:value-type="string" calcext:value-type="string">
            <text:p>F9460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12328704" calcext:value-type="float">
            <text:p>-112328704</text:p>
          </table:table-cell>
          <table:table-cell office:value-type="string" calcext:value-type="string">
            <text:p>F94E0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11771648" calcext:value-type="float">
            <text:p>-111771648</text:p>
          </table:table-cell>
          <table:table-cell office:value-type="string" calcext:value-type="string">
            <text:p>F9568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1034368" calcext:value-type="float">
            <text:p>-111034368</text:p>
          </table:table-cell>
          <table:table-cell office:value-type="string" calcext:value-type="string">
            <text:p>F961C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10657536" calcext:value-type="float">
            <text:p>-110657536</text:p>
          </table:table-cell>
          <table:table-cell office:value-type="string" calcext:value-type="string">
            <text:p>F9678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09461504" calcext:value-type="float">
            <text:p>-109461504</text:p>
          </table:table-cell>
          <table:table-cell office:value-type="string" calcext:value-type="string">
            <text:p>F979C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09101056" calcext:value-type="float">
            <text:p>-109101056</text:p>
          </table:table-cell>
          <table:table-cell office:value-type="string" calcext:value-type="string">
            <text:p>F97F4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08724224" calcext:value-type="float">
            <text:p>-108724224</text:p>
          </table:table-cell>
          <table:table-cell office:value-type="string" calcext:value-type="string">
            <text:p>F9850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07708416" calcext:value-type="float">
            <text:p>-107708416</text:p>
          </table:table-cell>
          <table:table-cell office:value-type="string" calcext:value-type="string">
            <text:p>F9948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07642880" calcext:value-type="float">
            <text:p>-107642880</text:p>
          </table:table-cell>
          <table:table-cell office:value-type="string" calcext:value-type="string">
            <text:p>F9958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09248512" calcext:value-type="float">
            <text:p>-109248512</text:p>
          </table:table-cell>
          <table:table-cell office:value-type="string" calcext:value-type="string">
            <text:p>F97D0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0247936" calcext:value-type="float">
            <text:p>-110247936</text:p>
          </table:table-cell>
          <table:table-cell office:value-type="string" calcext:value-type="string">
            <text:p>F96DC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11427584" calcext:value-type="float">
            <text:p>-111427584</text:p>
          </table:table-cell>
          <table:table-cell office:value-type="string" calcext:value-type="string">
            <text:p>F95BC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12803840" calcext:value-type="float">
            <text:p>-112803840</text:p>
          </table:table-cell>
          <table:table-cell office:value-type="string" calcext:value-type="string">
            <text:p>F946C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13606656" calcext:value-type="float">
            <text:p>-113606656</text:p>
          </table:table-cell>
          <table:table-cell office:value-type="string" calcext:value-type="string">
            <text:p>F93A8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21257984" calcext:value-type="float">
            <text:p>-121257984</text:p>
          </table:table-cell>
          <table:table-cell office:value-type="string" calcext:value-type="string">
            <text:p>F8C5C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21733120" calcext:value-type="float">
            <text:p>-121733120</text:p>
          </table:table-cell>
          <table:table-cell office:value-type="string" calcext:value-type="string">
            <text:p>F8BE8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22142720" calcext:value-type="float">
            <text:p>-122142720</text:p>
          </table:table-cell>
          <table:table-cell office:value-type="string" calcext:value-type="string">
            <text:p>F8B84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22814464" calcext:value-type="float">
            <text:p>-122814464</text:p>
          </table:table-cell>
          <table:table-cell office:value-type="string" calcext:value-type="string">
            <text:p>F8AE0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22781696" calcext:value-type="float">
            <text:p>-122781696</text:p>
          </table:table-cell>
          <table:table-cell office:value-type="string" calcext:value-type="string">
            <text:p>F8AE8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19504896" calcext:value-type="float">
            <text:p>-119504896</text:p>
          </table:table-cell>
          <table:table-cell office:value-type="string" calcext:value-type="string">
            <text:p>F8E08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18882304" calcext:value-type="float">
            <text:p>-118882304</text:p>
          </table:table-cell>
          <table:table-cell office:value-type="string" calcext:value-type="string">
            <text:p>F8EA0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13262592" calcext:value-type="float">
            <text:p>-113262592</text:p>
          </table:table-cell>
          <table:table-cell office:value-type="string" calcext:value-type="string">
            <text:p>F93FC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12197632" calcext:value-type="float">
            <text:p>-112197632</text:p>
          </table:table-cell>
          <table:table-cell office:value-type="string" calcext:value-type="string">
            <text:p>F9500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10133248" calcext:value-type="float">
            <text:p>-110133248</text:p>
          </table:table-cell>
          <table:table-cell office:value-type="string" calcext:value-type="string">
            <text:p>F96F8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08281856" calcext:value-type="float">
            <text:p>-108281856</text:p>
          </table:table-cell>
          <table:table-cell office:value-type="string" calcext:value-type="string">
            <text:p>F98BC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07970560" calcext:value-type="float">
            <text:p>-107970560</text:p>
          </table:table-cell>
          <table:table-cell office:value-type="string" calcext:value-type="string">
            <text:p>F9908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07757568" calcext:value-type="float">
            <text:p>-107757568</text:p>
          </table:table-cell>
          <table:table-cell office:value-type="string" calcext:value-type="string">
            <text:p>F993C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07642880" calcext:value-type="float">
            <text:p>-107642880</text:p>
          </table:table-cell>
          <table:table-cell office:value-type="string" calcext:value-type="string">
            <text:p>F9958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07544576" calcext:value-type="float">
            <text:p>-107544576</text:p>
          </table:table-cell>
          <table:table-cell office:value-type="string" calcext:value-type="string">
            <text:p>F9970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07511808" calcext:value-type="float">
            <text:p>-107511808</text:p>
          </table:table-cell>
          <table:table-cell office:value-type="string" calcext:value-type="string">
            <text:p>F9978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07495424" calcext:value-type="float">
            <text:p>-107495424</text:p>
          </table:table-cell>
          <table:table-cell office:value-type="string" calcext:value-type="string">
            <text:p>F997C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07757568" calcext:value-type="float">
            <text:p>-107757568</text:p>
          </table:table-cell>
          <table:table-cell office:value-type="string" calcext:value-type="string">
            <text:p>F993C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07986944" calcext:value-type="float">
            <text:p>-107986944</text:p>
          </table:table-cell>
          <table:table-cell office:value-type="string" calcext:value-type="string">
            <text:p>F9904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09559808" calcext:value-type="float">
            <text:p>-109559808</text:p>
          </table:table-cell>
          <table:table-cell office:value-type="string" calcext:value-type="string">
            <text:p>F9784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10133248" calcext:value-type="float">
            <text:p>-110133248</text:p>
          </table:table-cell>
          <table:table-cell office:value-type="string" calcext:value-type="string">
            <text:p>F96F8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0739456" calcext:value-type="float">
            <text:p>-110739456</text:p>
          </table:table-cell>
          <table:table-cell office:value-type="string" calcext:value-type="string">
            <text:p>F9664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12803840" calcext:value-type="float">
            <text:p>-112803840</text:p>
          </table:table-cell>
          <table:table-cell office:value-type="string" calcext:value-type="string">
            <text:p>F946C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13524736" calcext:value-type="float">
            <text:p>-113524736</text:p>
          </table:table-cell>
          <table:table-cell office:value-type="string" calcext:value-type="string">
            <text:p>F93BC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9898112" calcext:value-type="float">
            <text:p>-119898112</text:p>
          </table:table-cell>
          <table:table-cell office:value-type="string" calcext:value-type="string">
            <text:p>F8DA8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21290752" calcext:value-type="float">
            <text:p>-121290752</text:p>
          </table:table-cell>
          <table:table-cell office:value-type="string" calcext:value-type="string">
            <text:p>F8C54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21700352" calcext:value-type="float">
            <text:p>-121700352</text:p>
          </table:table-cell>
          <table:table-cell office:value-type="string" calcext:value-type="string">
            <text:p>F8BF0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22109952" calcext:value-type="float">
            <text:p>-122109952</text:p>
          </table:table-cell>
          <table:table-cell office:value-type="string" calcext:value-type="string">
            <text:p>F8B8C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22732544" calcext:value-type="float">
            <text:p>-122732544</text:p>
          </table:table-cell>
          <table:table-cell office:value-type="string" calcext:value-type="string">
            <text:p>F8AF4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21749504" calcext:value-type="float">
            <text:p>-121749504</text:p>
          </table:table-cell>
          <table:table-cell office:value-type="string" calcext:value-type="string">
            <text:p>F8BE4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19013376" calcext:value-type="float">
            <text:p>-119013376</text:p>
          </table:table-cell>
          <table:table-cell office:value-type="string" calcext:value-type="string">
            <text:p>F8E80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18390784" calcext:value-type="float">
            <text:p>-118390784</text:p>
          </table:table-cell>
          <table:table-cell office:value-type="string" calcext:value-type="string">
            <text:p>F8F18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13491968" calcext:value-type="float">
            <text:p>-113491968</text:p>
          </table:table-cell>
          <table:table-cell office:value-type="string" calcext:value-type="string">
            <text:p>F93C4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12492544" calcext:value-type="float">
            <text:p>-112492544</text:p>
          </table:table-cell>
          <table:table-cell office:value-type="string" calcext:value-type="string">
            <text:p>F94B8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11607808" calcext:value-type="float">
            <text:p>-111607808</text:p>
          </table:table-cell>
          <table:table-cell office:value-type="string" calcext:value-type="string">
            <text:p>F9590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11181824" calcext:value-type="float">
            <text:p>-111181824</text:p>
          </table:table-cell>
          <table:table-cell office:value-type="string" calcext:value-type="string">
            <text:p>F95F8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10051328" calcext:value-type="float">
            <text:p>-110051328</text:p>
          </table:table-cell>
          <table:table-cell office:value-type="string" calcext:value-type="string">
            <text:p>F970C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07741184" calcext:value-type="float">
            <text:p>-107741184</text:p>
          </table:table-cell>
          <table:table-cell office:value-type="string" calcext:value-type="string">
            <text:p>F9940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08052480" calcext:value-type="float">
            <text:p>-108052480</text:p>
          </table:table-cell>
          <table:table-cell office:value-type="string" calcext:value-type="string">
            <text:p>F98F4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08281856" calcext:value-type="float">
            <text:p>-108281856</text:p>
          </table:table-cell>
          <table:table-cell office:value-type="string" calcext:value-type="string">
            <text:p>F98BC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08904448" calcext:value-type="float">
            <text:p>-108904448</text:p>
          </table:table-cell>
          <table:table-cell office:value-type="string" calcext:value-type="string">
            <text:p>F9824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1640576" calcext:value-type="float">
            <text:p>-111640576</text:p>
          </table:table-cell>
          <table:table-cell office:value-type="string" calcext:value-type="string">
            <text:p>F9588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12328704" calcext:value-type="float">
            <text:p>-112328704</text:p>
          </table:table-cell>
          <table:table-cell office:value-type="string" calcext:value-type="string">
            <text:p>F94E0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13082368" calcext:value-type="float">
            <text:p>-113082368</text:p>
          </table:table-cell>
          <table:table-cell office:value-type="string" calcext:value-type="string">
            <text:p>F9428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13852416" calcext:value-type="float">
            <text:p>-113852416</text:p>
          </table:table-cell>
          <table:table-cell office:value-type="string" calcext:value-type="string">
            <text:p>F936C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18849536" calcext:value-type="float">
            <text:p>-118849536</text:p>
          </table:table-cell>
          <table:table-cell office:value-type="string" calcext:value-type="string">
            <text:p>F8EA8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19504896" calcext:value-type="float">
            <text:p>-119504896</text:p>
          </table:table-cell>
          <table:table-cell office:value-type="string" calcext:value-type="string">
            <text:p>F8E08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21929728" calcext:value-type="float">
            <text:p>-121929728</text:p>
          </table:table-cell>
          <table:table-cell office:value-type="string" calcext:value-type="string">
            <text:p>F8BB8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22863616" calcext:value-type="float">
            <text:p>-122863616</text:p>
          </table:table-cell>
          <table:table-cell office:value-type="string" calcext:value-type="string">
            <text:p>F8AD4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22732544" calcext:value-type="float">
            <text:p>-122732544</text:p>
          </table:table-cell>
          <table:table-cell office:value-type="string" calcext:value-type="string">
            <text:p>F8AF4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22322944" calcext:value-type="float">
            <text:p>-122322944</text:p>
          </table:table-cell>
          <table:table-cell office:value-type="string" calcext:value-type="string">
            <text:p>F8B58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21880576" calcext:value-type="float">
            <text:p>-121880576</text:p>
          </table:table-cell>
          <table:table-cell office:value-type="string" calcext:value-type="string">
            <text:p>F8BC4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19095296" calcext:value-type="float">
            <text:p>-119095296</text:p>
          </table:table-cell>
          <table:table-cell office:value-type="string" calcext:value-type="string">
            <text:p>F8E6C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18587392" calcext:value-type="float">
            <text:p>-118587392</text:p>
          </table:table-cell>
          <table:table-cell office:value-type="string" calcext:value-type="string">
            <text:p>F8EE8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13508352" calcext:value-type="float">
            <text:p>-113508352</text:p>
          </table:table-cell>
          <table:table-cell office:value-type="string" calcext:value-type="string">
            <text:p>F93C0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11656960" calcext:value-type="float">
            <text:p>-111656960</text:p>
          </table:table-cell>
          <table:table-cell office:value-type="string" calcext:value-type="string">
            <text:p>F9584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11247360" calcext:value-type="float">
            <text:p>-111247360</text:p>
          </table:table-cell>
          <table:table-cell office:value-type="string" calcext:value-type="string">
            <text:p>F95E8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10051328" calcext:value-type="float">
            <text:p>-110051328</text:p>
          </table:table-cell>
          <table:table-cell office:value-type="string" calcext:value-type="string">
            <text:p>F970C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09232128" calcext:value-type="float">
            <text:p>-109232128</text:p>
          </table:table-cell>
          <table:table-cell office:value-type="string" calcext:value-type="string">
            <text:p>F97D4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08904448" calcext:value-type="float">
            <text:p>-108904448</text:p>
          </table:table-cell>
          <table:table-cell office:value-type="string" calcext:value-type="string">
            <text:p>F9824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08101632" calcext:value-type="float">
            <text:p>-108101632</text:p>
          </table:table-cell>
          <table:table-cell office:value-type="string" calcext:value-type="string">
            <text:p>F98E8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07905024" calcext:value-type="float">
            <text:p>-107905024</text:p>
          </table:table-cell>
          <table:table-cell office:value-type="string" calcext:value-type="string">
            <text:p>F9918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07970560" calcext:value-type="float">
            <text:p>-107970560</text:p>
          </table:table-cell>
          <table:table-cell office:value-type="string" calcext:value-type="string">
            <text:p>F9908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1050752" calcext:value-type="float">
            <text:p>-111050752</text:p>
          </table:table-cell>
          <table:table-cell office:value-type="string" calcext:value-type="string">
            <text:p>F9618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13049600" calcext:value-type="float">
            <text:p>-113049600</text:p>
          </table:table-cell>
          <table:table-cell office:value-type="string" calcext:value-type="string">
            <text:p>F9430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13803264" calcext:value-type="float">
            <text:p>-113803264</text:p>
          </table:table-cell>
          <table:table-cell office:value-type="string" calcext:value-type="string">
            <text:p>F9378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18915072" calcext:value-type="float">
            <text:p>-118915072</text:p>
          </table:table-cell>
          <table:table-cell office:value-type="string" calcext:value-type="string">
            <text:p>F8E98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20094720" calcext:value-type="float">
            <text:p>-120094720</text:p>
          </table:table-cell>
          <table:table-cell office:value-type="string" calcext:value-type="string">
            <text:p>F8D78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21929728" calcext:value-type="float">
            <text:p>-121929728</text:p>
          </table:table-cell>
          <table:table-cell office:value-type="string" calcext:value-type="string">
            <text:p>F8BB8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22273792" calcext:value-type="float">
            <text:p>-122273792</text:p>
          </table:table-cell>
          <table:table-cell office:value-type="string" calcext:value-type="string">
            <text:p>F8B64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23731968" calcext:value-type="float">
            <text:p>-123731968</text:p>
          </table:table-cell>
          <table:table-cell office:value-type="string" calcext:value-type="string">
            <text:p>F8A00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22486784" calcext:value-type="float">
            <text:p>-122486784</text:p>
          </table:table-cell>
          <table:table-cell office:value-type="string" calcext:value-type="string">
            <text:p>F8B30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22109952" calcext:value-type="float">
            <text:p>-122109952</text:p>
          </table:table-cell>
          <table:table-cell office:value-type="string" calcext:value-type="string">
            <text:p>F8B8C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18718464" calcext:value-type="float">
            <text:p>-118718464</text:p>
          </table:table-cell>
          <table:table-cell office:value-type="string" calcext:value-type="string">
            <text:p>F8EC8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13655808" calcext:value-type="float">
            <text:p>-113655808</text:p>
          </table:table-cell>
          <table:table-cell office:value-type="string" calcext:value-type="string">
            <text:p>F939C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13065984" calcext:value-type="float">
            <text:p>-113065984</text:p>
          </table:table-cell>
          <table:table-cell office:value-type="string" calcext:value-type="string">
            <text:p>F942C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09215744" calcext:value-type="float">
            <text:p>-109215744</text:p>
          </table:table-cell>
          <table:table-cell office:value-type="string" calcext:value-type="string">
            <text:p>F97D8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08281856" calcext:value-type="float">
            <text:p>-108281856</text:p>
          </table:table-cell>
          <table:table-cell office:value-type="string" calcext:value-type="string">
            <text:p>F98BC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07757568" calcext:value-type="float">
            <text:p>-107757568</text:p>
          </table:table-cell>
          <table:table-cell office:value-type="string" calcext:value-type="string">
            <text:p>F993C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08380160" calcext:value-type="float">
            <text:p>-108380160</text:p>
          </table:table-cell>
          <table:table-cell office:value-type="string" calcext:value-type="string">
            <text:p>F98A4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08773376" calcext:value-type="float">
            <text:p>-108773376</text:p>
          </table:table-cell>
          <table:table-cell office:value-type="string" calcext:value-type="string">
            <text:p>F9844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0297088" calcext:value-type="float">
            <text:p>-110297088</text:p>
          </table:table-cell>
          <table:table-cell office:value-type="string" calcext:value-type="string">
            <text:p>F96D0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1591424" calcext:value-type="float">
            <text:p>-111591424</text:p>
          </table:table-cell>
          <table:table-cell office:value-type="string" calcext:value-type="string">
            <text:p>F9594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13623040" calcext:value-type="float">
            <text:p>-113623040</text:p>
          </table:table-cell>
          <table:table-cell office:value-type="string" calcext:value-type="string">
            <text:p>F93A4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18652928" calcext:value-type="float">
            <text:p>-118652928</text:p>
          </table:table-cell>
          <table:table-cell office:value-type="string" calcext:value-type="string">
            <text:p>F8ED8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21651200" calcext:value-type="float">
            <text:p>-121651200</text:p>
          </table:table-cell>
          <table:table-cell office:value-type="string" calcext:value-type="string">
            <text:p>F8BFC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23289600" calcext:value-type="float">
            <text:p>-123289600</text:p>
          </table:table-cell>
          <table:table-cell office:value-type="string" calcext:value-type="string">
            <text:p>F8A6C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22814464" calcext:value-type="float">
            <text:p>-122814464</text:p>
          </table:table-cell>
          <table:table-cell office:value-type="string" calcext:value-type="string">
            <text:p>F8AE0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21880576" calcext:value-type="float">
            <text:p>-121880576</text:p>
          </table:table-cell>
          <table:table-cell office:value-type="string" calcext:value-type="string">
            <text:p>F8BC4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19701504" calcext:value-type="float">
            <text:p>-119701504</text:p>
          </table:table-cell>
          <table:table-cell office:value-type="string" calcext:value-type="string">
            <text:p>F8DD8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19078912" calcext:value-type="float">
            <text:p>-119078912</text:p>
          </table:table-cell>
          <table:table-cell office:value-type="string" calcext:value-type="string">
            <text:p>F8E70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12852992" calcext:value-type="float">
            <text:p>-112852992</text:p>
          </table:table-cell>
          <table:table-cell office:value-type="string" calcext:value-type="string">
            <text:p>F9460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12443392" calcext:value-type="float">
            <text:p>-112443392</text:p>
          </table:table-cell>
          <table:table-cell office:value-type="string" calcext:value-type="string">
            <text:p>F94C4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12001024" calcext:value-type="float">
            <text:p>-112001024</text:p>
          </table:table-cell>
          <table:table-cell office:value-type="string" calcext:value-type="string">
            <text:p>F9530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11558656" calcext:value-type="float">
            <text:p>-111558656</text:p>
          </table:table-cell>
          <table:table-cell office:value-type="string" calcext:value-type="string">
            <text:p>F959C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09494272" calcext:value-type="float">
            <text:p>-109494272</text:p>
          </table:table-cell>
          <table:table-cell office:value-type="string" calcext:value-type="string">
            <text:p>F9794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07954176" calcext:value-type="float">
            <text:p>-107954176</text:p>
          </table:table-cell>
          <table:table-cell office:value-type="string" calcext:value-type="string">
            <text:p>F990C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07724800" calcext:value-type="float">
            <text:p>-107724800</text:p>
          </table:table-cell>
          <table:table-cell office:value-type="string" calcext:value-type="string">
            <text:p>F9944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07642880" calcext:value-type="float">
            <text:p>-107642880</text:p>
          </table:table-cell>
          <table:table-cell office:value-type="string" calcext:value-type="string">
            <text:p>F9958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07610112" calcext:value-type="float">
            <text:p>-107610112</text:p>
          </table:table-cell>
          <table:table-cell office:value-type="string" calcext:value-type="string">
            <text:p>F9960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08019712" calcext:value-type="float">
            <text:p>-108019712</text:p>
          </table:table-cell>
          <table:table-cell office:value-type="string" calcext:value-type="string">
            <text:p>F98FC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09068288" calcext:value-type="float">
            <text:p>-109068288</text:p>
          </table:table-cell>
          <table:table-cell office:value-type="string" calcext:value-type="string">
            <text:p>F97FC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09641728" calcext:value-type="float">
            <text:p>-109641728</text:p>
          </table:table-cell>
          <table:table-cell office:value-type="string" calcext:value-type="string">
            <text:p>F9770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2033792" calcext:value-type="float">
            <text:p>-112033792</text:p>
          </table:table-cell>
          <table:table-cell office:value-type="string" calcext:value-type="string">
            <text:p>F9528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12803840" calcext:value-type="float">
            <text:p>-112803840</text:p>
          </table:table-cell>
          <table:table-cell office:value-type="string" calcext:value-type="string">
            <text:p>F946C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13524736" calcext:value-type="float">
            <text:p>-113524736</text:p>
          </table:table-cell>
          <table:table-cell office:value-type="string" calcext:value-type="string">
            <text:p>F93BC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18603776" calcext:value-type="float">
            <text:p>-118603776</text:p>
          </table:table-cell>
          <table:table-cell office:value-type="string" calcext:value-type="string">
            <text:p>F8EE4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21995264" calcext:value-type="float">
            <text:p>-121995264</text:p>
          </table:table-cell>
          <table:table-cell office:value-type="string" calcext:value-type="string">
            <text:p>F8BA8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23289600" calcext:value-type="float">
            <text:p>-123289600</text:p>
          </table:table-cell>
          <table:table-cell office:value-type="string" calcext:value-type="string">
            <text:p>F8A6C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22257408" calcext:value-type="float">
            <text:p>-122257408</text:p>
          </table:table-cell>
          <table:table-cell office:value-type="string" calcext:value-type="string">
            <text:p>F8B68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21815040" calcext:value-type="float">
            <text:p>-121815040</text:p>
          </table:table-cell>
          <table:table-cell office:value-type="string" calcext:value-type="string">
            <text:p>F8BD4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18472704" calcext:value-type="float">
            <text:p>-118472704</text:p>
          </table:table-cell>
          <table:table-cell office:value-type="string" calcext:value-type="string">
            <text:p>F8F04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13508352" calcext:value-type="float">
            <text:p>-113508352</text:p>
          </table:table-cell>
          <table:table-cell office:value-type="string" calcext:value-type="string">
            <text:p>F93C0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12967680" calcext:value-type="float">
            <text:p>-112967680</text:p>
          </table:table-cell>
          <table:table-cell office:value-type="string" calcext:value-type="string">
            <text:p>F9444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11640576" calcext:value-type="float">
            <text:p>-111640576</text:p>
          </table:table-cell>
          <table:table-cell office:value-type="string" calcext:value-type="string">
            <text:p>F9588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09559808" calcext:value-type="float">
            <text:p>-109559808</text:p>
          </table:table-cell>
          <table:table-cell office:value-type="string" calcext:value-type="string">
            <text:p>F9784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08314624" calcext:value-type="float">
            <text:p>-108314624</text:p>
          </table:table-cell>
          <table:table-cell office:value-type="string" calcext:value-type="string">
            <text:p>F98B4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07970560" calcext:value-type="float">
            <text:p>-107970560</text:p>
          </table:table-cell>
          <table:table-cell office:value-type="string" calcext:value-type="string">
            <text:p>F9908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09641728" calcext:value-type="float">
            <text:p>-109641728</text:p>
          </table:table-cell>
          <table:table-cell office:value-type="string" calcext:value-type="string">
            <text:p>F9770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0133248" calcext:value-type="float">
            <text:p>-110133248</text:p>
          </table:table-cell>
          <table:table-cell office:value-type="string" calcext:value-type="string">
            <text:p>F96F8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13459200" calcext:value-type="float">
            <text:p>-113459200</text:p>
          </table:table-cell>
          <table:table-cell office:value-type="string" calcext:value-type="string">
            <text:p>F93CC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18636544" calcext:value-type="float">
            <text:p>-118636544</text:p>
          </table:table-cell>
          <table:table-cell office:value-type="string" calcext:value-type="string">
            <text:p>F8EDC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21208832" calcext:value-type="float">
            <text:p>-121208832</text:p>
          </table:table-cell>
          <table:table-cell office:value-type="string" calcext:value-type="string">
            <text:p>F8C68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22519552" calcext:value-type="float">
            <text:p>-122519552</text:p>
          </table:table-cell>
          <table:table-cell office:value-type="string" calcext:value-type="string">
            <text:p>F8B28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22781696" calcext:value-type="float">
            <text:p>-122781696</text:p>
          </table:table-cell>
          <table:table-cell office:value-type="string" calcext:value-type="string">
            <text:p>F8AE8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21028608" calcext:value-type="float">
            <text:p>-121028608</text:p>
          </table:table-cell>
          <table:table-cell office:value-type="string" calcext:value-type="string">
            <text:p>F8C94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19226368" calcext:value-type="float">
            <text:p>-119226368</text:p>
          </table:table-cell>
          <table:table-cell office:value-type="string" calcext:value-type="string">
            <text:p>F8E4C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18669312" calcext:value-type="float">
            <text:p>-118669312</text:p>
          </table:table-cell>
          <table:table-cell office:value-type="string" calcext:value-type="string">
            <text:p>F8ED4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13688576" calcext:value-type="float">
            <text:p>-113688576</text:p>
          </table:table-cell>
          <table:table-cell office:value-type="string" calcext:value-type="string">
            <text:p>F9394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13197056" calcext:value-type="float">
            <text:p>-113197056</text:p>
          </table:table-cell>
          <table:table-cell office:value-type="string" calcext:value-type="string">
            <text:p>F940C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12672768" calcext:value-type="float">
            <text:p>-112672768</text:p>
          </table:table-cell>
          <table:table-cell office:value-type="string" calcext:value-type="string">
            <text:p>F948C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10936064" calcext:value-type="float">
            <text:p>-110936064</text:p>
          </table:table-cell>
          <table:table-cell office:value-type="string" calcext:value-type="string">
            <text:p>F9634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10149632" calcext:value-type="float">
            <text:p>-110149632</text:p>
          </table:table-cell>
          <table:table-cell office:value-type="string" calcext:value-type="string">
            <text:p>F96F4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09379584" calcext:value-type="float">
            <text:p>-109379584</text:p>
          </table:table-cell>
          <table:table-cell office:value-type="string" calcext:value-type="string">
            <text:p>F97B0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07970560" calcext:value-type="float">
            <text:p>-107970560</text:p>
          </table:table-cell>
          <table:table-cell office:value-type="string" calcext:value-type="string">
            <text:p>F9908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08019712" calcext:value-type="float">
            <text:p>-108019712</text:p>
          </table:table-cell>
          <table:table-cell office:value-type="string" calcext:value-type="string">
            <text:p>F98FC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08953600" calcext:value-type="float">
            <text:p>-108953600</text:p>
          </table:table-cell>
          <table:table-cell office:value-type="string" calcext:value-type="string">
            <text:p>F9818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12230400" calcext:value-type="float">
            <text:p>-112230400</text:p>
          </table:table-cell>
          <table:table-cell office:value-type="string" calcext:value-type="string">
            <text:p>F94F8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12918528" calcext:value-type="float">
            <text:p>-112918528</text:p>
          </table:table-cell>
          <table:table-cell office:value-type="string" calcext:value-type="string">
            <text:p>F9450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19406592" calcext:value-type="float">
            <text:p>-119406592</text:p>
          </table:table-cell>
          <table:table-cell office:value-type="string" calcext:value-type="string">
            <text:p>F8E20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20029184" calcext:value-type="float">
            <text:p>-120029184</text:p>
          </table:table-cell>
          <table:table-cell office:value-type="string" calcext:value-type="string">
            <text:p>F8D88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21012224" calcext:value-type="float">
            <text:p>-121012224</text:p>
          </table:table-cell>
          <table:table-cell office:value-type="string" calcext:value-type="string">
            <text:p>F8C98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21929728" calcext:value-type="float">
            <text:p>-121929728</text:p>
          </table:table-cell>
          <table:table-cell office:value-type="string" calcext:value-type="string">
            <text:p>F8BB8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22339328" calcext:value-type="float">
            <text:p>-122339328</text:p>
          </table:table-cell>
          <table:table-cell office:value-type="string" calcext:value-type="string">
            <text:p>F8B54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23895808" calcext:value-type="float">
            <text:p>-123895808</text:p>
          </table:table-cell>
          <table:table-cell office:value-type="string" calcext:value-type="string">
            <text:p>F89D8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23027456" calcext:value-type="float">
            <text:p>-123027456</text:p>
          </table:table-cell>
          <table:table-cell office:value-type="string" calcext:value-type="string">
            <text:p>F8AAC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22257408" calcext:value-type="float">
            <text:p>-122257408</text:p>
          </table:table-cell>
          <table:table-cell office:value-type="string" calcext:value-type="string">
            <text:p>F8B68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21257984" calcext:value-type="float">
            <text:p>-121257984</text:p>
          </table:table-cell>
          <table:table-cell office:value-type="string" calcext:value-type="string">
            <text:p>F8C5C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20078336" calcext:value-type="float">
            <text:p>-120078336</text:p>
          </table:table-cell>
          <table:table-cell office:value-type="string" calcext:value-type="string">
            <text:p>F8D7C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18915072" calcext:value-type="float">
            <text:p>-118915072</text:p>
          </table:table-cell>
          <table:table-cell office:value-type="string" calcext:value-type="string">
            <text:p>F8E98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15048448" calcext:value-type="float">
            <text:p>-115048448</text:p>
          </table:table-cell>
          <table:table-cell office:value-type="string" calcext:value-type="string">
            <text:p>F9248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11509504" calcext:value-type="float">
            <text:p>-111509504</text:p>
          </table:table-cell>
          <table:table-cell office:value-type="string" calcext:value-type="string">
            <text:p>F95A8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10641152" calcext:value-type="float">
            <text:p>-110641152</text:p>
          </table:table-cell>
          <table:table-cell office:value-type="string" calcext:value-type="string">
            <text:p>F967C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08019712" calcext:value-type="float">
            <text:p>-108019712</text:p>
          </table:table-cell>
          <table:table-cell office:value-type="string" calcext:value-type="string">
            <text:p>F98FC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13606656" calcext:value-type="float">
            <text:p>-113606656</text:p>
          </table:table-cell>
          <table:table-cell office:value-type="string" calcext:value-type="string">
            <text:p>F93A8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18620160" calcext:value-type="float">
            <text:p>-118620160</text:p>
          </table:table-cell>
          <table:table-cell office:value-type="string" calcext:value-type="string">
            <text:p>F8EE0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21290752" calcext:value-type="float">
            <text:p>-121290752</text:p>
          </table:table-cell>
          <table:table-cell office:value-type="string" calcext:value-type="string">
            <text:p>F8C54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22077184" calcext:value-type="float">
            <text:p>-122077184</text:p>
          </table:table-cell>
          <table:table-cell office:value-type="string" calcext:value-type="string">
            <text:p>F8B94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22519552" calcext:value-type="float">
            <text:p>-122519552</text:p>
          </table:table-cell>
          <table:table-cell office:value-type="string" calcext:value-type="string">
            <text:p>F8B28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22798080" calcext:value-type="float">
            <text:p>-122798080</text:p>
          </table:table-cell>
          <table:table-cell office:value-type="string" calcext:value-type="string">
            <text:p>F8AE4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22437632" calcext:value-type="float">
            <text:p>-122437632</text:p>
          </table:table-cell>
          <table:table-cell office:value-type="string" calcext:value-type="string">
            <text:p>F8B3C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21028608" calcext:value-type="float">
            <text:p>-121028608</text:p>
          </table:table-cell>
          <table:table-cell office:value-type="string" calcext:value-type="string">
            <text:p>F8C94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18718464" calcext:value-type="float">
            <text:p>-118718464</text:p>
          </table:table-cell>
          <table:table-cell office:value-type="string" calcext:value-type="string">
            <text:p>F8EC8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13721344" calcext:value-type="float">
            <text:p>-113721344</text:p>
          </table:table-cell>
          <table:table-cell office:value-type="string" calcext:value-type="string">
            <text:p>F938C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12640000" calcext:value-type="float">
            <text:p>-112640000</text:p>
          </table:table-cell>
          <table:table-cell office:value-type="string" calcext:value-type="string">
            <text:p>F9494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09412352" calcext:value-type="float">
            <text:p>-109412352</text:p>
          </table:table-cell>
          <table:table-cell office:value-type="string" calcext:value-type="string">
            <text:p>F97A8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08625920" calcext:value-type="float">
            <text:p>-108625920</text:p>
          </table:table-cell>
          <table:table-cell office:value-type="string" calcext:value-type="string">
            <text:p>F9868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08314624" calcext:value-type="float">
            <text:p>-108314624</text:p>
          </table:table-cell>
          <table:table-cell office:value-type="string" calcext:value-type="string">
            <text:p>F98B4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07708416" calcext:value-type="float">
            <text:p>-107708416</text:p>
          </table:table-cell>
          <table:table-cell office:value-type="string" calcext:value-type="string">
            <text:p>F9948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07642880" calcext:value-type="float">
            <text:p>-107642880</text:p>
          </table:table-cell>
          <table:table-cell office:value-type="string" calcext:value-type="string">
            <text:p>F9958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07708416" calcext:value-type="float">
            <text:p>-107708416</text:p>
          </table:table-cell>
          <table:table-cell office:value-type="string" calcext:value-type="string">
            <text:p>F9948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07806720" calcext:value-type="float">
            <text:p>-107806720</text:p>
          </table:table-cell>
          <table:table-cell office:value-type="string" calcext:value-type="string">
            <text:p>F9930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18489088" calcext:value-type="float">
            <text:p>-118489088</text:p>
          </table:table-cell>
          <table:table-cell office:value-type="string" calcext:value-type="string">
            <text:p>F8F00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21159680" calcext:value-type="float">
            <text:p>-121159680</text:p>
          </table:table-cell>
          <table:table-cell office:value-type="string" calcext:value-type="string">
            <text:p>F8C74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22437632" calcext:value-type="float">
            <text:p>-122437632</text:p>
          </table:table-cell>
          <table:table-cell office:value-type="string" calcext:value-type="string">
            <text:p>F8B3C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22863616" calcext:value-type="float">
            <text:p>-122863616</text:p>
          </table:table-cell>
          <table:table-cell office:value-type="string" calcext:value-type="string">
            <text:p>F8AD4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22142720" calcext:value-type="float">
            <text:p>-122142720</text:p>
          </table:table-cell>
          <table:table-cell office:value-type="string" calcext:value-type="string">
            <text:p>F8B84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21831424" calcext:value-type="float">
            <text:p>-121831424</text:p>
          </table:table-cell>
          <table:table-cell office:value-type="string" calcext:value-type="string">
            <text:p>F8BD0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18898688" calcext:value-type="float">
            <text:p>-118898688</text:p>
          </table:table-cell>
          <table:table-cell office:value-type="string" calcext:value-type="string">
            <text:p>F8E9C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13885184" calcext:value-type="float">
            <text:p>-113885184</text:p>
          </table:table-cell>
          <table:table-cell office:value-type="string" calcext:value-type="string">
            <text:p>F9364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13065984" calcext:value-type="float">
            <text:p>-113065984</text:p>
          </table:table-cell>
          <table:table-cell office:value-type="string" calcext:value-type="string">
            <text:p>F942C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12459776" calcext:value-type="float">
            <text:p>-112459776</text:p>
          </table:table-cell>
          <table:table-cell office:value-type="string" calcext:value-type="string">
            <text:p>F94C0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11149056" calcext:value-type="float">
            <text:p>-111149056</text:p>
          </table:table-cell>
          <table:table-cell office:value-type="string" calcext:value-type="string">
            <text:p>F9600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09723648" calcext:value-type="float">
            <text:p>-109723648</text:p>
          </table:table-cell>
          <table:table-cell office:value-type="string" calcext:value-type="string">
            <text:p>F975C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09559808" calcext:value-type="float">
            <text:p>-109559808</text:p>
          </table:table-cell>
          <table:table-cell office:value-type="string" calcext:value-type="string">
            <text:p>F9784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09559808" calcext:value-type="float">
            <text:p>-109559808</text:p>
          </table:table-cell>
          <table:table-cell office:value-type="string" calcext:value-type="string">
            <text:p>F9784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09035520" calcext:value-type="float">
            <text:p>-109035520</text:p>
          </table:table-cell>
          <table:table-cell office:value-type="string" calcext:value-type="string">
            <text:p>F9804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07413504" calcext:value-type="float">
            <text:p>-107413504</text:p>
          </table:table-cell>
          <table:table-cell office:value-type="string" calcext:value-type="string">
            <text:p>F9990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07102208" calcext:value-type="float">
            <text:p>-107102208</text:p>
          </table:table-cell>
          <table:table-cell office:value-type="string" calcext:value-type="string">
            <text:p>F99DC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06971136" calcext:value-type="float">
            <text:p>-106971136</text:p>
          </table:table-cell>
          <table:table-cell office:value-type="string" calcext:value-type="string">
            <text:p>F99FC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07167744" calcext:value-type="float">
            <text:p>-107167744</text:p>
          </table:table-cell>
          <table:table-cell office:value-type="string" calcext:value-type="string">
            <text:p>F99CC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07708416" calcext:value-type="float">
            <text:p>-107708416</text:p>
          </table:table-cell>
          <table:table-cell office:value-type="string" calcext:value-type="string">
            <text:p>F9948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08986368" calcext:value-type="float">
            <text:p>-108986368</text:p>
          </table:table-cell>
          <table:table-cell office:value-type="string" calcext:value-type="string">
            <text:p>F9810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0084096" calcext:value-type="float">
            <text:p>-110084096</text:p>
          </table:table-cell>
          <table:table-cell office:value-type="string" calcext:value-type="string">
            <text:p>F9704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10444544" calcext:value-type="float">
            <text:p>-110444544</text:p>
          </table:table-cell>
          <table:table-cell office:value-type="string" calcext:value-type="string">
            <text:p>F96AC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11034368" calcext:value-type="float">
            <text:p>-111034368</text:p>
          </table:table-cell>
          <table:table-cell office:value-type="string" calcext:value-type="string">
            <text:p>F961C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12967680" calcext:value-type="float">
            <text:p>-112967680</text:p>
          </table:table-cell>
          <table:table-cell office:value-type="string" calcext:value-type="string">
            <text:p>F9444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18702080" calcext:value-type="float">
            <text:p>-118702080</text:p>
          </table:table-cell>
          <table:table-cell office:value-type="string" calcext:value-type="string">
            <text:p>F8ECC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19062528" calcext:value-type="float">
            <text:p>-119062528</text:p>
          </table:table-cell>
          <table:table-cell office:value-type="string" calcext:value-type="string">
            <text:p>F8E74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22732544" calcext:value-type="float">
            <text:p>-122732544</text:p>
          </table:table-cell>
          <table:table-cell office:value-type="string" calcext:value-type="string">
            <text:p>F8AF4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21782272" calcext:value-type="float">
            <text:p>-121782272</text:p>
          </table:table-cell>
          <table:table-cell office:value-type="string" calcext:value-type="string">
            <text:p>F8BDC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19635968" calcext:value-type="float">
            <text:p>-119635968</text:p>
          </table:table-cell>
          <table:table-cell office:value-type="string" calcext:value-type="string">
            <text:p>F8DE8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19177216" calcext:value-type="float">
            <text:p>-119177216</text:p>
          </table:table-cell>
          <table:table-cell office:value-type="string" calcext:value-type="string">
            <text:p>F8E58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18407168" calcext:value-type="float">
            <text:p>-118407168</text:p>
          </table:table-cell>
          <table:table-cell office:value-type="string" calcext:value-type="string">
            <text:p>F8F14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11656960" calcext:value-type="float">
            <text:p>-111656960</text:p>
          </table:table-cell>
          <table:table-cell office:value-type="string" calcext:value-type="string">
            <text:p>F9584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11050752" calcext:value-type="float">
            <text:p>-111050752</text:p>
          </table:table-cell>
          <table:table-cell office:value-type="string" calcext:value-type="string">
            <text:p>F9618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10100480" calcext:value-type="float">
            <text:p>-110100480</text:p>
          </table:table-cell>
          <table:table-cell office:value-type="string" calcext:value-type="string">
            <text:p>F9700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08232704" calcext:value-type="float">
            <text:p>-108232704</text:p>
          </table:table-cell>
          <table:table-cell office:value-type="string" calcext:value-type="string">
            <text:p>F98C8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08232704" calcext:value-type="float">
            <text:p>-108232704</text:p>
          </table:table-cell>
          <table:table-cell office:value-type="string" calcext:value-type="string">
            <text:p>F98C8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08363776" calcext:value-type="float">
            <text:p>-108363776</text:p>
          </table:table-cell>
          <table:table-cell office:value-type="string" calcext:value-type="string">
            <text:p>F98A8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09494272" calcext:value-type="float">
            <text:p>-109494272</text:p>
          </table:table-cell>
          <table:table-cell office:value-type="string" calcext:value-type="string">
            <text:p>F9794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0182400" calcext:value-type="float">
            <text:p>-110182400</text:p>
          </table:table-cell>
          <table:table-cell office:value-type="string" calcext:value-type="string">
            <text:p>F96EC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12246784" calcext:value-type="float">
            <text:p>-112246784</text:p>
          </table:table-cell>
          <table:table-cell office:value-type="string" calcext:value-type="string">
            <text:p>F94F4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12951296" calcext:value-type="float">
            <text:p>-112951296</text:p>
          </table:table-cell>
          <table:table-cell office:value-type="string" calcext:value-type="string">
            <text:p>F9448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13688576" calcext:value-type="float">
            <text:p>-113688576</text:p>
          </table:table-cell>
          <table:table-cell office:value-type="string" calcext:value-type="string">
            <text:p>F9394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1208832" calcext:value-type="float">
            <text:p>-121208832</text:p>
          </table:table-cell>
          <table:table-cell office:value-type="string" calcext:value-type="string">
            <text:p>F8C68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21765888" calcext:value-type="float">
            <text:p>-121765888</text:p>
          </table:table-cell>
          <table:table-cell office:value-type="string" calcext:value-type="string">
            <text:p>F8BE0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22077184" calcext:value-type="float">
            <text:p>-122077184</text:p>
          </table:table-cell>
          <table:table-cell office:value-type="string" calcext:value-type="string">
            <text:p>F8B94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22437632" calcext:value-type="float">
            <text:p>-122437632</text:p>
          </table:table-cell>
          <table:table-cell office:value-type="string" calcext:value-type="string">
            <text:p>F8B3C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22814464" calcext:value-type="float">
            <text:p>-122814464</text:p>
          </table:table-cell>
          <table:table-cell office:value-type="string" calcext:value-type="string">
            <text:p>F8AE0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23912192" calcext:value-type="float">
            <text:p>-123912192</text:p>
          </table:table-cell>
          <table:table-cell office:value-type="string" calcext:value-type="string">
            <text:p>F89D4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24010496" calcext:value-type="float">
            <text:p>-124010496</text:p>
          </table:table-cell>
          <table:table-cell office:value-type="string" calcext:value-type="string">
            <text:p>F89BC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23944960" calcext:value-type="float">
            <text:p>-123944960</text:p>
          </table:table-cell>
          <table:table-cell office:value-type="string" calcext:value-type="string">
            <text:p>F89CC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22617856" calcext:value-type="float">
            <text:p>-122617856</text:p>
          </table:table-cell>
          <table:table-cell office:value-type="string" calcext:value-type="string">
            <text:p>F8B10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21831424" calcext:value-type="float">
            <text:p>-121831424</text:p>
          </table:table-cell>
          <table:table-cell office:value-type="string" calcext:value-type="string">
            <text:p>F8BD0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21012224" calcext:value-type="float">
            <text:p>-121012224</text:p>
          </table:table-cell>
          <table:table-cell office:value-type="string" calcext:value-type="string">
            <text:p>F8C98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19144448" calcext:value-type="float">
            <text:p>-119144448</text:p>
          </table:table-cell>
          <table:table-cell office:value-type="string" calcext:value-type="string">
            <text:p>F8E60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18587392" calcext:value-type="float">
            <text:p>-118587392</text:p>
          </table:table-cell>
          <table:table-cell office:value-type="string" calcext:value-type="string">
            <text:p>F8EE8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15867648" calcext:value-type="float">
            <text:p>-115867648</text:p>
          </table:table-cell>
          <table:table-cell office:value-type="string" calcext:value-type="string">
            <text:p>F9180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13639424" calcext:value-type="float">
            <text:p>-113639424</text:p>
          </table:table-cell>
          <table:table-cell office:value-type="string" calcext:value-type="string">
            <text:p>F93A0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11673344" calcext:value-type="float">
            <text:p>-111673344</text:p>
          </table:table-cell>
          <table:table-cell office:value-type="string" calcext:value-type="string">
            <text:p>F9580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09838336" calcext:value-type="float">
            <text:p>-109838336</text:p>
          </table:table-cell>
          <table:table-cell office:value-type="string" calcext:value-type="string">
            <text:p>F9740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08331008" calcext:value-type="float">
            <text:p>-108331008</text:p>
          </table:table-cell>
          <table:table-cell office:value-type="string" calcext:value-type="string">
            <text:p>F98B0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07986944" calcext:value-type="float">
            <text:p>-107986944</text:p>
          </table:table-cell>
          <table:table-cell office:value-type="string" calcext:value-type="string">
            <text:p>F9904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07806720" calcext:value-type="float">
            <text:p>-107806720</text:p>
          </table:table-cell>
          <table:table-cell office:value-type="string" calcext:value-type="string">
            <text:p>F9930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string" calcext:value-type="string">
            <text:p>inside Whi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init - before sart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start I2S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 data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3688576" calcext:value-type="float">
            <text:p>-113688576</text:p>
          </table:table-cell>
          <table:table-cell office:value-type="string" calcext:value-type="string">
            <text:p>F9394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3082368" calcext:value-type="float">
            <text:p>-113082368</text:p>
          </table:table-cell>
          <table:table-cell office:value-type="string" calcext:value-type="string">
            <text:p>F9428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2607232" calcext:value-type="float">
            <text:p>-112607232</text:p>
          </table:table-cell>
          <table:table-cell office:value-type="string" calcext:value-type="string">
            <text:p>F949C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07708416" calcext:value-type="float">
            <text:p>-107708416</text:p>
          </table:table-cell>
          <table:table-cell office:value-type="string" calcext:value-type="string">
            <text:p>F9948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07610112" calcext:value-type="float">
            <text:p>-107610112</text:p>
          </table:table-cell>
          <table:table-cell office:value-type="string" calcext:value-type="string">
            <text:p>F996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07528192" calcext:value-type="float">
            <text:p>-107528192</text:p>
          </table:table-cell>
          <table:table-cell office:value-type="string" calcext:value-type="string">
            <text:p>F9974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07675648" calcext:value-type="float">
            <text:p>-107675648</text:p>
          </table:table-cell>
          <table:table-cell office:value-type="string" calcext:value-type="string">
            <text:p>F995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08183552" calcext:value-type="float">
            <text:p>-108183552</text:p>
          </table:table-cell>
          <table:table-cell office:value-type="string" calcext:value-type="string">
            <text:p>F98D4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09461504" calcext:value-type="float">
            <text:p>-109461504</text:p>
          </table:table-cell>
          <table:table-cell office:value-type="string" calcext:value-type="string">
            <text:p>F979C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0477312" calcext:value-type="float">
            <text:p>-110477312</text:p>
          </table:table-cell>
          <table:table-cell office:value-type="string" calcext:value-type="string">
            <text:p>F96A4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1837184" calcext:value-type="float">
            <text:p>-111837184</text:p>
          </table:table-cell>
          <table:table-cell office:value-type="string" calcext:value-type="string">
            <text:p>F9558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2558080" calcext:value-type="float">
            <text:p>-112558080</text:p>
          </table:table-cell>
          <table:table-cell office:value-type="string" calcext:value-type="string">
            <text:p>F94A8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18505472" calcext:value-type="float">
            <text:p>-118505472</text:p>
          </table:table-cell>
          <table:table-cell office:value-type="string" calcext:value-type="string">
            <text:p>F8EFC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21356288" calcext:value-type="float">
            <text:p>-121356288</text:p>
          </table:table-cell>
          <table:table-cell office:value-type="string" calcext:value-type="string">
            <text:p>F8C44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22224640" calcext:value-type="float">
            <text:p>-122224640</text:p>
          </table:table-cell>
          <table:table-cell office:value-type="string" calcext:value-type="string">
            <text:p>F8B7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23813888" calcext:value-type="float">
            <text:p>-123813888</text:p>
          </table:table-cell>
          <table:table-cell office:value-type="string" calcext:value-type="string">
            <text:p>F89EC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22224640" calcext:value-type="float">
            <text:p>-122224640</text:p>
          </table:table-cell>
          <table:table-cell office:value-type="string" calcext:value-type="string">
            <text:p>F8B70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21749504" calcext:value-type="float">
            <text:p>-121749504</text:p>
          </table:table-cell>
          <table:table-cell office:value-type="string" calcext:value-type="string">
            <text:p>F8BE4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21208832" calcext:value-type="float">
            <text:p>-121208832</text:p>
          </table:table-cell>
          <table:table-cell office:value-type="string" calcext:value-type="string">
            <text:p>F8C68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20209408" calcext:value-type="float">
            <text:p>-120209408</text:p>
          </table:table-cell>
          <table:table-cell office:value-type="string" calcext:value-type="string">
            <text:p>F8D5C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19504896" calcext:value-type="float">
            <text:p>-119504896</text:p>
          </table:table-cell>
          <table:table-cell office:value-type="string" calcext:value-type="string">
            <text:p>F8E08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18833152" calcext:value-type="float">
            <text:p>-118833152</text:p>
          </table:table-cell>
          <table:table-cell office:value-type="string" calcext:value-type="string">
            <text:p>F8EAC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13819648" calcext:value-type="float">
            <text:p>-113819648</text:p>
          </table:table-cell>
          <table:table-cell office:value-type="string" calcext:value-type="string">
            <text:p>F9374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12230400" calcext:value-type="float">
            <text:p>-112230400</text:p>
          </table:table-cell>
          <table:table-cell office:value-type="string" calcext:value-type="string">
            <text:p>F94F8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0067712" calcext:value-type="float">
            <text:p>-110067712</text:p>
          </table:table-cell>
          <table:table-cell office:value-type="string" calcext:value-type="string">
            <text:p>F9708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09379584" calcext:value-type="float">
            <text:p>-109379584</text:p>
          </table:table-cell>
          <table:table-cell office:value-type="string" calcext:value-type="string">
            <text:p>F97B0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07741184" calcext:value-type="float">
            <text:p>-107741184</text:p>
          </table:table-cell>
          <table:table-cell office:value-type="string" calcext:value-type="string">
            <text:p>F9940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08249088" calcext:value-type="float">
            <text:p>-108249088</text:p>
          </table:table-cell>
          <table:table-cell office:value-type="string" calcext:value-type="string">
            <text:p>F98C4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08986368" calcext:value-type="float">
            <text:p>-108986368</text:p>
          </table:table-cell>
          <table:table-cell office:value-type="string" calcext:value-type="string">
            <text:p>F9810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09969408" calcext:value-type="float">
            <text:p>-109969408</text:p>
          </table:table-cell>
          <table:table-cell office:value-type="string" calcext:value-type="string">
            <text:p>F9720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11853568" calcext:value-type="float">
            <text:p>-111853568</text:p>
          </table:table-cell>
          <table:table-cell office:value-type="string" calcext:value-type="string">
            <text:p>F9554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12558080" calcext:value-type="float">
            <text:p>-112558080</text:p>
          </table:table-cell>
          <table:table-cell office:value-type="string" calcext:value-type="string">
            <text:p>F94A8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3295360" calcext:value-type="float">
            <text:p>-113295360</text:p>
          </table:table-cell>
          <table:table-cell office:value-type="string" calcext:value-type="string">
            <text:p>F93F4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8489088" calcext:value-type="float">
            <text:p>-118489088</text:p>
          </table:table-cell>
          <table:table-cell office:value-type="string" calcext:value-type="string">
            <text:p>F8F00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0373248" calcext:value-type="float">
            <text:p>-120373248</text:p>
          </table:table-cell>
          <table:table-cell office:value-type="string" calcext:value-type="string">
            <text:p>F8D34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21733120" calcext:value-type="float">
            <text:p>-121733120</text:p>
          </table:table-cell>
          <table:table-cell office:value-type="string" calcext:value-type="string">
            <text:p>F8BE8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22109952" calcext:value-type="float">
            <text:p>-122109952</text:p>
          </table:table-cell>
          <table:table-cell office:value-type="string" calcext:value-type="string">
            <text:p>F8B8C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22519552" calcext:value-type="float">
            <text:p>-122519552</text:p>
          </table:table-cell>
          <table:table-cell office:value-type="string" calcext:value-type="string">
            <text:p>F8B28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22847232" calcext:value-type="float">
            <text:p>-122847232</text:p>
          </table:table-cell>
          <table:table-cell office:value-type="string" calcext:value-type="string">
            <text:p>F8AD8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23650048" calcext:value-type="float">
            <text:p>-123650048</text:p>
          </table:table-cell>
          <table:table-cell office:value-type="string" calcext:value-type="string">
            <text:p>F8A14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23650048" calcext:value-type="float">
            <text:p>-123650048</text:p>
          </table:table-cell>
          <table:table-cell office:value-type="string" calcext:value-type="string">
            <text:p>F8A14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21733120" calcext:value-type="float">
            <text:p>-121733120</text:p>
          </table:table-cell>
          <table:table-cell office:value-type="string" calcext:value-type="string">
            <text:p>F8BE8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21176064" calcext:value-type="float">
            <text:p>-121176064</text:p>
          </table:table-cell>
          <table:table-cell office:value-type="string" calcext:value-type="string">
            <text:p>F8C70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20569856" calcext:value-type="float">
            <text:p>-120569856</text:p>
          </table:table-cell>
          <table:table-cell office:value-type="string" calcext:value-type="string">
            <text:p>F8D04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19930880" calcext:value-type="float">
            <text:p>-119930880</text:p>
          </table:table-cell>
          <table:table-cell office:value-type="string" calcext:value-type="string">
            <text:p>F8DA0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19373824" calcext:value-type="float">
            <text:p>-119373824</text:p>
          </table:table-cell>
          <table:table-cell office:value-type="string" calcext:value-type="string">
            <text:p>F8E28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13819648" calcext:value-type="float">
            <text:p>-113819648</text:p>
          </table:table-cell>
          <table:table-cell office:value-type="string" calcext:value-type="string">
            <text:p>F9374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13115136" calcext:value-type="float">
            <text:p>-113115136</text:p>
          </table:table-cell>
          <table:table-cell office:value-type="string" calcext:value-type="string">
            <text:p>F9420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12492544" calcext:value-type="float">
            <text:p>-112492544</text:p>
          </table:table-cell>
          <table:table-cell office:value-type="string" calcext:value-type="string">
            <text:p>F94B8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0313472" calcext:value-type="float">
            <text:p>-110313472</text:p>
          </table:table-cell>
          <table:table-cell office:value-type="string" calcext:value-type="string">
            <text:p>F96CC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09838336" calcext:value-type="float">
            <text:p>-109838336</text:p>
          </table:table-cell>
          <table:table-cell office:value-type="string" calcext:value-type="string">
            <text:p>F9740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08101632" calcext:value-type="float">
            <text:p>-108101632</text:p>
          </table:table-cell>
          <table:table-cell office:value-type="string" calcext:value-type="string">
            <text:p>F98E8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07757568" calcext:value-type="float">
            <text:p>-107757568</text:p>
          </table:table-cell>
          <table:table-cell office:value-type="string" calcext:value-type="string">
            <text:p>F993C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07724800" calcext:value-type="float">
            <text:p>-107724800</text:p>
          </table:table-cell>
          <table:table-cell office:value-type="string" calcext:value-type="string">
            <text:p>F9944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09969408" calcext:value-type="float">
            <text:p>-109969408</text:p>
          </table:table-cell>
          <table:table-cell office:value-type="string" calcext:value-type="string">
            <text:p>F9720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12590848" calcext:value-type="float">
            <text:p>-112590848</text:p>
          </table:table-cell>
          <table:table-cell office:value-type="string" calcext:value-type="string">
            <text:p>F94A0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19209984" calcext:value-type="float">
            <text:p>-119209984</text:p>
          </table:table-cell>
          <table:table-cell office:value-type="string" calcext:value-type="string">
            <text:p>F8E50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23830272" calcext:value-type="float">
            <text:p>-123830272</text:p>
          </table:table-cell>
          <table:table-cell office:value-type="string" calcext:value-type="string">
            <text:p>F89E8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23912192" calcext:value-type="float">
            <text:p>-123912192</text:p>
          </table:table-cell>
          <table:table-cell office:value-type="string" calcext:value-type="string">
            <text:p>F89D4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23813888" calcext:value-type="float">
            <text:p>-123813888</text:p>
          </table:table-cell>
          <table:table-cell office:value-type="string" calcext:value-type="string">
            <text:p>F89EC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22273792" calcext:value-type="float">
            <text:p>-122273792</text:p>
          </table:table-cell>
          <table:table-cell office:value-type="string" calcext:value-type="string">
            <text:p>F8B64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21405440" calcext:value-type="float">
            <text:p>-121405440</text:p>
          </table:table-cell>
          <table:table-cell office:value-type="string" calcext:value-type="string">
            <text:p>F8C38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19635968" calcext:value-type="float">
            <text:p>-119635968</text:p>
          </table:table-cell>
          <table:table-cell office:value-type="string" calcext:value-type="string">
            <text:p>F8DE8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18964224" calcext:value-type="float">
            <text:p>-118964224</text:p>
          </table:table-cell>
          <table:table-cell office:value-type="string" calcext:value-type="string">
            <text:p>F8E8C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18358016" calcext:value-type="float">
            <text:p>-118358016</text:p>
          </table:table-cell>
          <table:table-cell office:value-type="string" calcext:value-type="string">
            <text:p>F8F20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13852416" calcext:value-type="float">
            <text:p>-113852416</text:p>
          </table:table-cell>
          <table:table-cell office:value-type="string" calcext:value-type="string">
            <text:p>F936C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12852992" calcext:value-type="float">
            <text:p>-112852992</text:p>
          </table:table-cell>
          <table:table-cell office:value-type="string" calcext:value-type="string">
            <text:p>F9460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12394240" calcext:value-type="float">
            <text:p>-112394240</text:p>
          </table:table-cell>
          <table:table-cell office:value-type="string" calcext:value-type="string">
            <text:p>F94D0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11591424" calcext:value-type="float">
            <text:p>-111591424</text:p>
          </table:table-cell>
          <table:table-cell office:value-type="string" calcext:value-type="string">
            <text:p>F9594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08249088" calcext:value-type="float">
            <text:p>-108249088</text:p>
          </table:table-cell>
          <table:table-cell office:value-type="string" calcext:value-type="string">
            <text:p>F98C4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08003328" calcext:value-type="float">
            <text:p>-108003328</text:p>
          </table:table-cell>
          <table:table-cell office:value-type="string" calcext:value-type="string">
            <text:p>F9900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07741184" calcext:value-type="float">
            <text:p>-107741184</text:p>
          </table:table-cell>
          <table:table-cell office:value-type="string" calcext:value-type="string">
            <text:p>F9940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07741184" calcext:value-type="float">
            <text:p>-107741184</text:p>
          </table:table-cell>
          <table:table-cell office:value-type="string" calcext:value-type="string">
            <text:p>F9940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09641728" calcext:value-type="float">
            <text:p>-109641728</text:p>
          </table:table-cell>
          <table:table-cell office:value-type="string" calcext:value-type="string">
            <text:p>F9770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10641152" calcext:value-type="float">
            <text:p>-110641152</text:p>
          </table:table-cell>
          <table:table-cell office:value-type="string" calcext:value-type="string">
            <text:p>F967C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12033792" calcext:value-type="float">
            <text:p>-112033792</text:p>
          </table:table-cell>
          <table:table-cell office:value-type="string" calcext:value-type="string">
            <text:p>F9528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20012800" calcext:value-type="float">
            <text:p>-120012800</text:p>
          </table:table-cell>
          <table:table-cell office:value-type="string" calcext:value-type="string">
            <text:p>F8D8C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21929728" calcext:value-type="float">
            <text:p>-121929728</text:p>
          </table:table-cell>
          <table:table-cell office:value-type="string" calcext:value-type="string">
            <text:p>F8BB8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23781120" calcext:value-type="float">
            <text:p>-123781120</text:p>
          </table:table-cell>
          <table:table-cell office:value-type="string" calcext:value-type="string">
            <text:p>F89F4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23944960" calcext:value-type="float">
            <text:p>-123944960</text:p>
          </table:table-cell>
          <table:table-cell office:value-type="string" calcext:value-type="string">
            <text:p>F89CC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23879424" calcext:value-type="float">
            <text:p>-123879424</text:p>
          </table:table-cell>
          <table:table-cell office:value-type="string" calcext:value-type="string">
            <text:p>F89DC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22077184" calcext:value-type="float">
            <text:p>-122077184</text:p>
          </table:table-cell>
          <table:table-cell office:value-type="string" calcext:value-type="string">
            <text:p>F8B94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19717888" calcext:value-type="float">
            <text:p>-119717888</text:p>
          </table:table-cell>
          <table:table-cell office:value-type="string" calcext:value-type="string">
            <text:p>F8DD4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19226368" calcext:value-type="float">
            <text:p>-119226368</text:p>
          </table:table-cell>
          <table:table-cell office:value-type="string" calcext:value-type="string">
            <text:p>F8E4C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18669312" calcext:value-type="float">
            <text:p>-118669312</text:p>
          </table:table-cell>
          <table:table-cell office:value-type="string" calcext:value-type="string">
            <text:p>F8ED4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13639424" calcext:value-type="float">
            <text:p>-113639424</text:p>
          </table:table-cell>
          <table:table-cell office:value-type="string" calcext:value-type="string">
            <text:p>F93A0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12984064" calcext:value-type="float">
            <text:p>-112984064</text:p>
          </table:table-cell>
          <table:table-cell office:value-type="string" calcext:value-type="string">
            <text:p>F9440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12017408" calcext:value-type="float">
            <text:p>-112017408</text:p>
          </table:table-cell>
          <table:table-cell office:value-type="string" calcext:value-type="string">
            <text:p>F952C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0002176" calcext:value-type="float">
            <text:p>-110002176</text:p>
          </table:table-cell>
          <table:table-cell office:value-type="string" calcext:value-type="string">
            <text:p>F9718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07954176" calcext:value-type="float">
            <text:p>-107954176</text:p>
          </table:table-cell>
          <table:table-cell office:value-type="string" calcext:value-type="string">
            <text:p>F990C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10182400" calcext:value-type="float">
            <text:p>-110182400</text:p>
          </table:table-cell>
          <table:table-cell office:value-type="string" calcext:value-type="string">
            <text:p>F96EC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13459200" calcext:value-type="float">
            <text:p>-113459200</text:p>
          </table:table-cell>
          <table:table-cell office:value-type="string" calcext:value-type="string">
            <text:p>F93CC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19341056" calcext:value-type="float">
            <text:p>-119341056</text:p>
          </table:table-cell>
          <table:table-cell office:value-type="string" calcext:value-type="string">
            <text:p>F8E30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22732544" calcext:value-type="float">
            <text:p>-122732544</text:p>
          </table:table-cell>
          <table:table-cell office:value-type="string" calcext:value-type="string">
            <text:p>F8AF4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23879424" calcext:value-type="float">
            <text:p>-123879424</text:p>
          </table:table-cell>
          <table:table-cell office:value-type="string" calcext:value-type="string">
            <text:p>F89DC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24043264" calcext:value-type="float">
            <text:p>-124043264</text:p>
          </table:table-cell>
          <table:table-cell office:value-type="string" calcext:value-type="string">
            <text:p>F89B4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24108800" calcext:value-type="float">
            <text:p>-124108800</text:p>
          </table:table-cell>
          <table:table-cell office:value-type="string" calcext:value-type="string">
            <text:p>F89A4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23994112" calcext:value-type="float">
            <text:p>-123994112</text:p>
          </table:table-cell>
          <table:table-cell office:value-type="string" calcext:value-type="string">
            <text:p>F89C0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23879424" calcext:value-type="float">
            <text:p>-123879424</text:p>
          </table:table-cell>
          <table:table-cell office:value-type="string" calcext:value-type="string">
            <text:p>F89DC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22044416" calcext:value-type="float">
            <text:p>-122044416</text:p>
          </table:table-cell>
          <table:table-cell office:value-type="string" calcext:value-type="string">
            <text:p>F8B9C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19193600" calcext:value-type="float">
            <text:p>-119193600</text:p>
          </table:table-cell>
          <table:table-cell office:value-type="string" calcext:value-type="string">
            <text:p>F8E54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18669312" calcext:value-type="float">
            <text:p>-118669312</text:p>
          </table:table-cell>
          <table:table-cell office:value-type="string" calcext:value-type="string">
            <text:p>F8ED4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13164288" calcext:value-type="float">
            <text:p>-113164288</text:p>
          </table:table-cell>
          <table:table-cell office:value-type="string" calcext:value-type="string">
            <text:p>F9414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12263168" calcext:value-type="float">
            <text:p>-112263168</text:p>
          </table:table-cell>
          <table:table-cell office:value-type="string" calcext:value-type="string">
            <text:p>F94F0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09969408" calcext:value-type="float">
            <text:p>-109969408</text:p>
          </table:table-cell>
          <table:table-cell office:value-type="string" calcext:value-type="string">
            <text:p>F9720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08462080" calcext:value-type="float">
            <text:p>-108462080</text:p>
          </table:table-cell>
          <table:table-cell office:value-type="string" calcext:value-type="string">
            <text:p>F9890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13410048" calcext:value-type="float">
            <text:p>-113410048</text:p>
          </table:table-cell>
          <table:table-cell office:value-type="string" calcext:value-type="string">
            <text:p>F93D8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15851264" calcext:value-type="float">
            <text:p>-115851264</text:p>
          </table:table-cell>
          <table:table-cell office:value-type="string" calcext:value-type="string">
            <text:p>F9184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19504896" calcext:value-type="float">
            <text:p>-119504896</text:p>
          </table:table-cell>
          <table:table-cell office:value-type="string" calcext:value-type="string">
            <text:p>F8E08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22454016" calcext:value-type="float">
            <text:p>-122454016</text:p>
          </table:table-cell>
          <table:table-cell office:value-type="string" calcext:value-type="string">
            <text:p>F8B38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22847232" calcext:value-type="float">
            <text:p>-122847232</text:p>
          </table:table-cell>
          <table:table-cell office:value-type="string" calcext:value-type="string">
            <text:p>F8AD8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23650048" calcext:value-type="float">
            <text:p>-123650048</text:p>
          </table:table-cell>
          <table:table-cell office:value-type="string" calcext:value-type="string">
            <text:p>F8A14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23895808" calcext:value-type="float">
            <text:p>-123895808</text:p>
          </table:table-cell>
          <table:table-cell office:value-type="string" calcext:value-type="string">
            <text:p>F89D8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23912192" calcext:value-type="float">
            <text:p>-123912192</text:p>
          </table:table-cell>
          <table:table-cell office:value-type="string" calcext:value-type="string">
            <text:p>F89D4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23863040" calcext:value-type="float">
            <text:p>-123863040</text:p>
          </table:table-cell>
          <table:table-cell office:value-type="string" calcext:value-type="string">
            <text:p>F89E0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23731968" calcext:value-type="float">
            <text:p>-123731968</text:p>
          </table:table-cell>
          <table:table-cell office:value-type="string" calcext:value-type="string">
            <text:p>F8A00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23027456" calcext:value-type="float">
            <text:p>-123027456</text:p>
          </table:table-cell>
          <table:table-cell office:value-type="string" calcext:value-type="string">
            <text:p>F8AAC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22535936" calcext:value-type="float">
            <text:p>-122535936</text:p>
          </table:table-cell>
          <table:table-cell office:value-type="string" calcext:value-type="string">
            <text:p>F8B24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20930304" calcext:value-type="float">
            <text:p>-120930304</text:p>
          </table:table-cell>
          <table:table-cell office:value-type="string" calcext:value-type="string">
            <text:p>F8CAC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18587392" calcext:value-type="float">
            <text:p>-118587392</text:p>
          </table:table-cell>
          <table:table-cell office:value-type="string" calcext:value-type="string">
            <text:p>F8EE8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13573888" calcext:value-type="float">
            <text:p>-113573888</text:p>
          </table:table-cell>
          <table:table-cell office:value-type="string" calcext:value-type="string">
            <text:p>F93B0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13049600" calcext:value-type="float">
            <text:p>-113049600</text:p>
          </table:table-cell>
          <table:table-cell office:value-type="string" calcext:value-type="string">
            <text:p>F9430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12017408" calcext:value-type="float">
            <text:p>-112017408</text:p>
          </table:table-cell>
          <table:table-cell office:value-type="string" calcext:value-type="string">
            <text:p>F952C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11591424" calcext:value-type="float">
            <text:p>-111591424</text:p>
          </table:table-cell>
          <table:table-cell office:value-type="string" calcext:value-type="string">
            <text:p>F9594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09248512" calcext:value-type="float">
            <text:p>-109248512</text:p>
          </table:table-cell>
          <table:table-cell office:value-type="string" calcext:value-type="string">
            <text:p>F97D0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08625920" calcext:value-type="float">
            <text:p>-108625920</text:p>
          </table:table-cell>
          <table:table-cell office:value-type="string" calcext:value-type="string">
            <text:p>F9868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08380160" calcext:value-type="float">
            <text:p>-108380160</text:p>
          </table:table-cell>
          <table:table-cell office:value-type="string" calcext:value-type="string">
            <text:p>F98A4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08101632" calcext:value-type="float">
            <text:p>-108101632</text:p>
          </table:table-cell>
          <table:table-cell office:value-type="string" calcext:value-type="string">
            <text:p>F98E8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07905024" calcext:value-type="float">
            <text:p>-107905024</text:p>
          </table:table-cell>
          <table:table-cell office:value-type="string" calcext:value-type="string">
            <text:p>F9918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08625920" calcext:value-type="float">
            <text:p>-108625920</text:p>
          </table:table-cell>
          <table:table-cell office:value-type="string" calcext:value-type="string">
            <text:p>F9868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10739456" calcext:value-type="float">
            <text:p>-110739456</text:p>
          </table:table-cell>
          <table:table-cell office:value-type="string" calcext:value-type="string">
            <text:p>F9664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11968256" calcext:value-type="float">
            <text:p>-111968256</text:p>
          </table:table-cell>
          <table:table-cell office:value-type="string" calcext:value-type="string">
            <text:p>F9538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18423552" calcext:value-type="float">
            <text:p>-118423552</text:p>
          </table:table-cell>
          <table:table-cell office:value-type="string" calcext:value-type="string">
            <text:p>F8F10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19177216" calcext:value-type="float">
            <text:p>-119177216</text:p>
          </table:table-cell>
          <table:table-cell office:value-type="string" calcext:value-type="string">
            <text:p>F8E58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20995840" calcext:value-type="float">
            <text:p>-120995840</text:p>
          </table:table-cell>
          <table:table-cell office:value-type="string" calcext:value-type="string">
            <text:p>F8C9C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23781120" calcext:value-type="float">
            <text:p>-123781120</text:p>
          </table:table-cell>
          <table:table-cell office:value-type="string" calcext:value-type="string">
            <text:p>F89F4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23961344" calcext:value-type="float">
            <text:p>-123961344</text:p>
          </table:table-cell>
          <table:table-cell office:value-type="string" calcext:value-type="string">
            <text:p>F89C8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23977728" calcext:value-type="float">
            <text:p>-123977728</text:p>
          </table:table-cell>
          <table:table-cell office:value-type="string" calcext:value-type="string">
            <text:p>F89C4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24043264" calcext:value-type="float">
            <text:p>-124043264</text:p>
          </table:table-cell>
          <table:table-cell office:value-type="string" calcext:value-type="string">
            <text:p>F89B4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23928576" calcext:value-type="float">
            <text:p>-123928576</text:p>
          </table:table-cell>
          <table:table-cell office:value-type="string" calcext:value-type="string">
            <text:p>F89D0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23650048" calcext:value-type="float">
            <text:p>-123650048</text:p>
          </table:table-cell>
          <table:table-cell office:value-type="string" calcext:value-type="string">
            <text:p>F8A14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21323520" calcext:value-type="float">
            <text:p>-121323520</text:p>
          </table:table-cell>
          <table:table-cell office:value-type="string" calcext:value-type="string">
            <text:p>F8C4C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20242176" calcext:value-type="float">
            <text:p>-120242176</text:p>
          </table:table-cell>
          <table:table-cell office:value-type="string" calcext:value-type="string">
            <text:p>F8D54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12967680" calcext:value-type="float">
            <text:p>-112967680</text:p>
          </table:table-cell>
          <table:table-cell office:value-type="string" calcext:value-type="string">
            <text:p>F9444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12459776" calcext:value-type="float">
            <text:p>-112459776</text:p>
          </table:table-cell>
          <table:table-cell office:value-type="string" calcext:value-type="string">
            <text:p>F94C0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11558656" calcext:value-type="float">
            <text:p>-111558656</text:p>
          </table:table-cell>
          <table:table-cell office:value-type="string" calcext:value-type="string">
            <text:p>F959C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11181824" calcext:value-type="float">
            <text:p>-111181824</text:p>
          </table:table-cell>
          <table:table-cell office:value-type="string" calcext:value-type="string">
            <text:p>F95F8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0510080" calcext:value-type="float">
            <text:p>-110510080</text:p>
          </table:table-cell>
          <table:table-cell office:value-type="string" calcext:value-type="string">
            <text:p>F969C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0084096" calcext:value-type="float">
            <text:p>-110084096</text:p>
          </table:table-cell>
          <table:table-cell office:value-type="string" calcext:value-type="string">
            <text:p>F9704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09625344" calcext:value-type="float">
            <text:p>-109625344</text:p>
          </table:table-cell>
          <table:table-cell office:value-type="string" calcext:value-type="string">
            <text:p>F9774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07970560" calcext:value-type="float">
            <text:p>-107970560</text:p>
          </table:table-cell>
          <table:table-cell office:value-type="string" calcext:value-type="string">
            <text:p>F9908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07986944" calcext:value-type="float">
            <text:p>-107986944</text:p>
          </table:table-cell>
          <table:table-cell office:value-type="string" calcext:value-type="string">
            <text:p>F9904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08052480" calcext:value-type="float">
            <text:p>-108052480</text:p>
          </table:table-cell>
          <table:table-cell office:value-type="string" calcext:value-type="string">
            <text:p>F98F4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08593152" calcext:value-type="float">
            <text:p>-108593152</text:p>
          </table:table-cell>
          <table:table-cell office:value-type="string" calcext:value-type="string">
            <text:p>F9870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09527040" calcext:value-type="float">
            <text:p>-109527040</text:p>
          </table:table-cell>
          <table:table-cell office:value-type="string" calcext:value-type="string">
            <text:p>F978C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10067712" calcext:value-type="float">
            <text:p>-110067712</text:p>
          </table:table-cell>
          <table:table-cell office:value-type="string" calcext:value-type="string">
            <text:p>F9708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10641152" calcext:value-type="float">
            <text:p>-110641152</text:p>
          </table:table-cell>
          <table:table-cell office:value-type="string" calcext:value-type="string">
            <text:p>F967C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12361472" calcext:value-type="float">
            <text:p>-112361472</text:p>
          </table:table-cell>
          <table:table-cell office:value-type="string" calcext:value-type="string">
            <text:p>F94D8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13082368" calcext:value-type="float">
            <text:p>-113082368</text:p>
          </table:table-cell>
          <table:table-cell office:value-type="string" calcext:value-type="string">
            <text:p>F9428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18439936" calcext:value-type="float">
            <text:p>-118439936</text:p>
          </table:table-cell>
          <table:table-cell office:value-type="string" calcext:value-type="string">
            <text:p>F8F0C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19734272" calcext:value-type="float">
            <text:p>-119734272</text:p>
          </table:table-cell>
          <table:table-cell office:value-type="string" calcext:value-type="string">
            <text:p>F8DD0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21421824" calcext:value-type="float">
            <text:p>-121421824</text:p>
          </table:table-cell>
          <table:table-cell office:value-type="string" calcext:value-type="string">
            <text:p>F8C34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21896960" calcext:value-type="float">
            <text:p>-121896960</text:p>
          </table:table-cell>
          <table:table-cell office:value-type="string" calcext:value-type="string">
            <text:p>F8BC0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22290176" calcext:value-type="float">
            <text:p>-122290176</text:p>
          </table:table-cell>
          <table:table-cell office:value-type="string" calcext:value-type="string">
            <text:p>F8B60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22716160" calcext:value-type="float">
            <text:p>-122716160</text:p>
          </table:table-cell>
          <table:table-cell office:value-type="string" calcext:value-type="string">
            <text:p>F8AF8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23961344" calcext:value-type="float">
            <text:p>-123961344</text:p>
          </table:table-cell>
          <table:table-cell office:value-type="string" calcext:value-type="string">
            <text:p>F89C8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24092416" calcext:value-type="float">
            <text:p>-124092416</text:p>
          </table:table-cell>
          <table:table-cell office:value-type="string" calcext:value-type="string">
            <text:p>F89A8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24108800" calcext:value-type="float">
            <text:p>-124108800</text:p>
          </table:table-cell>
          <table:table-cell office:value-type="string" calcext:value-type="string">
            <text:p>F89A4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24043264" calcext:value-type="float">
            <text:p>-124043264</text:p>
          </table:table-cell>
          <table:table-cell office:value-type="string" calcext:value-type="string">
            <text:p>F89B4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23895808" calcext:value-type="float">
            <text:p>-123895808</text:p>
          </table:table-cell>
          <table:table-cell office:value-type="string" calcext:value-type="string">
            <text:p>F89D8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22781696" calcext:value-type="float">
            <text:p>-122781696</text:p>
          </table:table-cell>
          <table:table-cell office:value-type="string" calcext:value-type="string">
            <text:p>F8AE8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21782272" calcext:value-type="float">
            <text:p>-121782272</text:p>
          </table:table-cell>
          <table:table-cell office:value-type="string" calcext:value-type="string">
            <text:p>F8BDC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20209408" calcext:value-type="float">
            <text:p>-120209408</text:p>
          </table:table-cell>
          <table:table-cell office:value-type="string" calcext:value-type="string">
            <text:p>F8D5C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19570432" calcext:value-type="float">
            <text:p>-119570432</text:p>
          </table:table-cell>
          <table:table-cell office:value-type="string" calcext:value-type="string">
            <text:p>F8DF8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18816768" calcext:value-type="float">
            <text:p>-118816768</text:p>
          </table:table-cell>
          <table:table-cell office:value-type="string" calcext:value-type="string">
            <text:p>F8EB0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13246208" calcext:value-type="float">
            <text:p>-113246208</text:p>
          </table:table-cell>
          <table:table-cell office:value-type="string" calcext:value-type="string">
            <text:p>F9400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12263168" calcext:value-type="float">
            <text:p>-112263168</text:p>
          </table:table-cell>
          <table:table-cell office:value-type="string" calcext:value-type="string">
            <text:p>F94F0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0592000" calcext:value-type="float">
            <text:p>-110592000</text:p>
          </table:table-cell>
          <table:table-cell office:value-type="string" calcext:value-type="string">
            <text:p>F9688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0198784" calcext:value-type="float">
            <text:p>-110198784</text:p>
          </table:table-cell>
          <table:table-cell office:value-type="string" calcext:value-type="string">
            <text:p>F96E8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09625344" calcext:value-type="float">
            <text:p>-109625344</text:p>
          </table:table-cell>
          <table:table-cell office:value-type="string" calcext:value-type="string">
            <text:p>F9774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09084672" calcext:value-type="float">
            <text:p>-109084672</text:p>
          </table:table-cell>
          <table:table-cell office:value-type="string" calcext:value-type="string">
            <text:p>F97F8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08101632" calcext:value-type="float">
            <text:p>-108101632</text:p>
          </table:table-cell>
          <table:table-cell office:value-type="string" calcext:value-type="string">
            <text:p>F98E8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09166592" calcext:value-type="float">
            <text:p>-109166592</text:p>
          </table:table-cell>
          <table:table-cell office:value-type="string" calcext:value-type="string">
            <text:p>F97E4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09641728" calcext:value-type="float">
            <text:p>-109641728</text:p>
          </table:table-cell>
          <table:table-cell office:value-type="string" calcext:value-type="string">
            <text:p>F9770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10149632" calcext:value-type="float">
            <text:p>-110149632</text:p>
          </table:table-cell>
          <table:table-cell office:value-type="string" calcext:value-type="string">
            <text:p>F96F4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12803840" calcext:value-type="float">
            <text:p>-112803840</text:p>
          </table:table-cell>
          <table:table-cell office:value-type="string" calcext:value-type="string">
            <text:p>F946C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13655808" calcext:value-type="float">
            <text:p>-113655808</text:p>
          </table:table-cell>
          <table:table-cell office:value-type="string" calcext:value-type="string">
            <text:p>F939C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19963648" calcext:value-type="float">
            <text:p>-119963648</text:p>
          </table:table-cell>
          <table:table-cell office:value-type="string" calcext:value-type="string">
            <text:p>F8D98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22208256" calcext:value-type="float">
            <text:p>-122208256</text:p>
          </table:table-cell>
          <table:table-cell office:value-type="string" calcext:value-type="string">
            <text:p>F8B74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23387904" calcext:value-type="float">
            <text:p>-123387904</text:p>
          </table:table-cell>
          <table:table-cell office:value-type="string" calcext:value-type="string">
            <text:p>F8A54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24026880" calcext:value-type="float">
            <text:p>-124026880</text:p>
          </table:table-cell>
          <table:table-cell office:value-type="string" calcext:value-type="string">
            <text:p>F89B8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24239872" calcext:value-type="float">
            <text:p>-124239872</text:p>
          </table:table-cell>
          <table:table-cell office:value-type="string" calcext:value-type="string">
            <text:p>F8984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24420096" calcext:value-type="float">
            <text:p>-124420096</text:p>
          </table:table-cell>
          <table:table-cell office:value-type="string" calcext:value-type="string">
            <text:p>F8958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24485632" calcext:value-type="float">
            <text:p>-124485632</text:p>
          </table:table-cell>
          <table:table-cell office:value-type="string" calcext:value-type="string">
            <text:p>F8948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24403712" calcext:value-type="float">
            <text:p>-124403712</text:p>
          </table:table-cell>
          <table:table-cell office:value-type="string" calcext:value-type="string">
            <text:p>F895C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24174336" calcext:value-type="float">
            <text:p>-124174336</text:p>
          </table:table-cell>
          <table:table-cell office:value-type="string" calcext:value-type="string">
            <text:p>F8994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23895808" calcext:value-type="float">
            <text:p>-123895808</text:p>
          </table:table-cell>
          <table:table-cell office:value-type="string" calcext:value-type="string">
            <text:p>F89D8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22388480" calcext:value-type="float">
            <text:p>-122388480</text:p>
          </table:table-cell>
          <table:table-cell office:value-type="string" calcext:value-type="string">
            <text:p>F8B48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21339904" calcext:value-type="float">
            <text:p>-121339904</text:p>
          </table:table-cell>
          <table:table-cell office:value-type="string" calcext:value-type="string">
            <text:p>F8C48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19111680" calcext:value-type="float">
            <text:p>-119111680</text:p>
          </table:table-cell>
          <table:table-cell office:value-type="string" calcext:value-type="string">
            <text:p>F8E68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18636544" calcext:value-type="float">
            <text:p>-118636544</text:p>
          </table:table-cell>
          <table:table-cell office:value-type="string" calcext:value-type="string">
            <text:p>F8EDC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13557504" calcext:value-type="float">
            <text:p>-113557504</text:p>
          </table:table-cell>
          <table:table-cell office:value-type="string" calcext:value-type="string">
            <text:p>F93B4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13016832" calcext:value-type="float">
            <text:p>-113016832</text:p>
          </table:table-cell>
          <table:table-cell office:value-type="string" calcext:value-type="string">
            <text:p>F9438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12197632" calcext:value-type="float">
            <text:p>-112197632</text:p>
          </table:table-cell>
          <table:table-cell office:value-type="string" calcext:value-type="string">
            <text:p>F9500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11853568" calcext:value-type="float">
            <text:p>-111853568</text:p>
          </table:table-cell>
          <table:table-cell office:value-type="string" calcext:value-type="string">
            <text:p>F9554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1427584" calcext:value-type="float">
            <text:p>-111427584</text:p>
          </table:table-cell>
          <table:table-cell office:value-type="string" calcext:value-type="string">
            <text:p>F95BC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08331008" calcext:value-type="float">
            <text:p>-108331008</text:p>
          </table:table-cell>
          <table:table-cell office:value-type="string" calcext:value-type="string">
            <text:p>F98B0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09002752" calcext:value-type="float">
            <text:p>-109002752</text:p>
          </table:table-cell>
          <table:table-cell office:value-type="string" calcext:value-type="string">
            <text:p>F980C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09821952" calcext:value-type="float">
            <text:p>-109821952</text:p>
          </table:table-cell>
          <table:table-cell office:value-type="string" calcext:value-type="string">
            <text:p>F9744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12820224" calcext:value-type="float">
            <text:p>-112820224</text:p>
          </table:table-cell>
          <table:table-cell office:value-type="string" calcext:value-type="string">
            <text:p>F9468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13491968" calcext:value-type="float">
            <text:p>-113491968</text:p>
          </table:table-cell>
          <table:table-cell office:value-type="string" calcext:value-type="string">
            <text:p>F93C4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17227520" calcext:value-type="float">
            <text:p>-117227520</text:p>
          </table:table-cell>
          <table:table-cell office:value-type="string" calcext:value-type="string">
            <text:p>F9034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18816768" calcext:value-type="float">
            <text:p>-118816768</text:p>
          </table:table-cell>
          <table:table-cell office:value-type="string" calcext:value-type="string">
            <text:p>F8EB0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21667584" calcext:value-type="float">
            <text:p>-121667584</text:p>
          </table:table-cell>
          <table:table-cell office:value-type="string" calcext:value-type="string">
            <text:p>F8BF8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22142720" calcext:value-type="float">
            <text:p>-122142720</text:p>
          </table:table-cell>
          <table:table-cell office:value-type="string" calcext:value-type="string">
            <text:p>F8B84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22667008" calcext:value-type="float">
            <text:p>-122667008</text:p>
          </table:table-cell>
          <table:table-cell office:value-type="string" calcext:value-type="string">
            <text:p>F8B04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23977728" calcext:value-type="float">
            <text:p>-123977728</text:p>
          </table:table-cell>
          <table:table-cell office:value-type="string" calcext:value-type="string">
            <text:p>F89C4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24125184" calcext:value-type="float">
            <text:p>-124125184</text:p>
          </table:table-cell>
          <table:table-cell office:value-type="string" calcext:value-type="string">
            <text:p>F89A0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24125184" calcext:value-type="float">
            <text:p>-124125184</text:p>
          </table:table-cell>
          <table:table-cell office:value-type="string" calcext:value-type="string">
            <text:p>F89A0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24207104" calcext:value-type="float">
            <text:p>-124207104</text:p>
          </table:table-cell>
          <table:table-cell office:value-type="string" calcext:value-type="string">
            <text:p>F898C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24239872" calcext:value-type="float">
            <text:p>-124239872</text:p>
          </table:table-cell>
          <table:table-cell office:value-type="string" calcext:value-type="string">
            <text:p>F8984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24207104" calcext:value-type="float">
            <text:p>-124207104</text:p>
          </table:table-cell>
          <table:table-cell office:value-type="string" calcext:value-type="string">
            <text:p>F898C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24157952" calcext:value-type="float">
            <text:p>-124157952</text:p>
          </table:table-cell>
          <table:table-cell office:value-type="string" calcext:value-type="string">
            <text:p>F8998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23977728" calcext:value-type="float">
            <text:p>-123977728</text:p>
          </table:table-cell>
          <table:table-cell office:value-type="string" calcext:value-type="string">
            <text:p>F89C4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18554624" calcext:value-type="float">
            <text:p>-118554624</text:p>
          </table:table-cell>
          <table:table-cell office:value-type="string" calcext:value-type="string">
            <text:p>F8EF0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13410048" calcext:value-type="float">
            <text:p>-113410048</text:p>
          </table:table-cell>
          <table:table-cell office:value-type="string" calcext:value-type="string">
            <text:p>F93D8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12918528" calcext:value-type="float">
            <text:p>-112918528</text:p>
          </table:table-cell>
          <table:table-cell office:value-type="string" calcext:value-type="string">
            <text:p>F9450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12476160" calcext:value-type="float">
            <text:p>-112476160</text:p>
          </table:table-cell>
          <table:table-cell office:value-type="string" calcext:value-type="string">
            <text:p>F94BC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11640576" calcext:value-type="float">
            <text:p>-111640576</text:p>
          </table:table-cell>
          <table:table-cell office:value-type="string" calcext:value-type="string">
            <text:p>F9588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0247936" calcext:value-type="float">
            <text:p>-110247936</text:p>
          </table:table-cell>
          <table:table-cell office:value-type="string" calcext:value-type="string">
            <text:p>F96DC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08101632" calcext:value-type="float">
            <text:p>-108101632</text:p>
          </table:table-cell>
          <table:table-cell office:value-type="string" calcext:value-type="string">
            <text:p>F98E8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08314624" calcext:value-type="float">
            <text:p>-108314624</text:p>
          </table:table-cell>
          <table:table-cell office:value-type="string" calcext:value-type="string">
            <text:p>F98B4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09723648" calcext:value-type="float">
            <text:p>-109723648</text:p>
          </table:table-cell>
          <table:table-cell office:value-type="string" calcext:value-type="string">
            <text:p>F975C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13606656" calcext:value-type="float">
            <text:p>-113606656</text:p>
          </table:table-cell>
          <table:table-cell office:value-type="string" calcext:value-type="string">
            <text:p>F93A8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18849536" calcext:value-type="float">
            <text:p>-118849536</text:p>
          </table:table-cell>
          <table:table-cell office:value-type="string" calcext:value-type="string">
            <text:p>F8EA8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23387904" calcext:value-type="float">
            <text:p>-123387904</text:p>
          </table:table-cell>
          <table:table-cell office:value-type="string" calcext:value-type="string">
            <text:p>F8A54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23994112" calcext:value-type="float">
            <text:p>-123994112</text:p>
          </table:table-cell>
          <table:table-cell office:value-type="string" calcext:value-type="string">
            <text:p>F89C0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24125184" calcext:value-type="float">
            <text:p>-124125184</text:p>
          </table:table-cell>
          <table:table-cell office:value-type="string" calcext:value-type="string">
            <text:p>F89A0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24256256" calcext:value-type="float">
            <text:p>-124256256</text:p>
          </table:table-cell>
          <table:table-cell office:value-type="string" calcext:value-type="string">
            <text:p>F8980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24239872" calcext:value-type="float">
            <text:p>-124239872</text:p>
          </table:table-cell>
          <table:table-cell office:value-type="string" calcext:value-type="string">
            <text:p>F8984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24207104" calcext:value-type="float">
            <text:p>-124207104</text:p>
          </table:table-cell>
          <table:table-cell office:value-type="string" calcext:value-type="string">
            <text:p>F898C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24092416" calcext:value-type="float">
            <text:p>-124092416</text:p>
          </table:table-cell>
          <table:table-cell office:value-type="string" calcext:value-type="string">
            <text:p>F89A8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23830272" calcext:value-type="float">
            <text:p>-123830272</text:p>
          </table:table-cell>
          <table:table-cell office:value-type="string" calcext:value-type="string">
            <text:p>F89E8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23289600" calcext:value-type="float">
            <text:p>-123289600</text:p>
          </table:table-cell>
          <table:table-cell office:value-type="string" calcext:value-type="string">
            <text:p>F8A6C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22077184" calcext:value-type="float">
            <text:p>-122077184</text:p>
          </table:table-cell>
          <table:table-cell office:value-type="string" calcext:value-type="string">
            <text:p>F8B94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20242176" calcext:value-type="float">
            <text:p>-120242176</text:p>
          </table:table-cell>
          <table:table-cell office:value-type="string" calcext:value-type="string">
            <text:p>F8D54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19635968" calcext:value-type="float">
            <text:p>-119635968</text:p>
          </table:table-cell>
          <table:table-cell office:value-type="string" calcext:value-type="string">
            <text:p>F8DE8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18947840" calcext:value-type="float">
            <text:p>-118947840</text:p>
          </table:table-cell>
          <table:table-cell office:value-type="string" calcext:value-type="string">
            <text:p>F8E90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18390784" calcext:value-type="float">
            <text:p>-118390784</text:p>
          </table:table-cell>
          <table:table-cell office:value-type="string" calcext:value-type="string">
            <text:p>F8F18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15851264" calcext:value-type="float">
            <text:p>-115851264</text:p>
          </table:table-cell>
          <table:table-cell office:value-type="string" calcext:value-type="string">
            <text:p>F9184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13557504" calcext:value-type="float">
            <text:p>-113557504</text:p>
          </table:table-cell>
          <table:table-cell office:value-type="string" calcext:value-type="string">
            <text:p>F93B4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13049600" calcext:value-type="float">
            <text:p>-113049600</text:p>
          </table:table-cell>
          <table:table-cell office:value-type="string" calcext:value-type="string">
            <text:p>F9430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12558080" calcext:value-type="float">
            <text:p>-112558080</text:p>
          </table:table-cell>
          <table:table-cell office:value-type="string" calcext:value-type="string">
            <text:p>F94A8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11656960" calcext:value-type="float">
            <text:p>-111656960</text:p>
          </table:table-cell>
          <table:table-cell office:value-type="string" calcext:value-type="string">
            <text:p>F9584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0690304" calcext:value-type="float">
            <text:p>-110690304</text:p>
          </table:table-cell>
          <table:table-cell office:value-type="string" calcext:value-type="string">
            <text:p>F9670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0084096" calcext:value-type="float">
            <text:p>-110084096</text:p>
          </table:table-cell>
          <table:table-cell office:value-type="string" calcext:value-type="string">
            <text:p>F9704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08232704" calcext:value-type="float">
            <text:p>-108232704</text:p>
          </table:table-cell>
          <table:table-cell office:value-type="string" calcext:value-type="string">
            <text:p>F98C8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09756416" calcext:value-type="float">
            <text:p>-109756416</text:p>
          </table:table-cell>
          <table:table-cell office:value-type="string" calcext:value-type="string">
            <text:p>F9754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12066560" calcext:value-type="float">
            <text:p>-112066560</text:p>
          </table:table-cell>
          <table:table-cell office:value-type="string" calcext:value-type="string">
            <text:p>F9520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19390208" calcext:value-type="float">
            <text:p>-119390208</text:p>
          </table:table-cell>
          <table:table-cell office:value-type="string" calcext:value-type="string">
            <text:p>F8E24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22126336" calcext:value-type="float">
            <text:p>-122126336</text:p>
          </table:table-cell>
          <table:table-cell office:value-type="string" calcext:value-type="string">
            <text:p>F8B88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23830272" calcext:value-type="float">
            <text:p>-123830272</text:p>
          </table:table-cell>
          <table:table-cell office:value-type="string" calcext:value-type="string">
            <text:p>F89E8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24059648" calcext:value-type="float">
            <text:p>-124059648</text:p>
          </table:table-cell>
          <table:table-cell office:value-type="string" calcext:value-type="string">
            <text:p>F89B0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24157952" calcext:value-type="float">
            <text:p>-124157952</text:p>
          </table:table-cell>
          <table:table-cell office:value-type="string" calcext:value-type="string">
            <text:p>F8998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24239872" calcext:value-type="float">
            <text:p>-124239872</text:p>
          </table:table-cell>
          <table:table-cell office:value-type="string" calcext:value-type="string">
            <text:p>F8984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24305408" calcext:value-type="float">
            <text:p>-124305408</text:p>
          </table:table-cell>
          <table:table-cell office:value-type="string" calcext:value-type="string">
            <text:p>F8974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24289024" calcext:value-type="float">
            <text:p>-124289024</text:p>
          </table:table-cell>
          <table:table-cell office:value-type="string" calcext:value-type="string">
            <text:p>F8978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24174336" calcext:value-type="float">
            <text:p>-124174336</text:p>
          </table:table-cell>
          <table:table-cell office:value-type="string" calcext:value-type="string">
            <text:p>F8994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24026880" calcext:value-type="float">
            <text:p>-124026880</text:p>
          </table:table-cell>
          <table:table-cell office:value-type="string" calcext:value-type="string">
            <text:p>F89B8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23781120" calcext:value-type="float">
            <text:p>-123781120</text:p>
          </table:table-cell>
          <table:table-cell office:value-type="string" calcext:value-type="string">
            <text:p>F89F4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23158528" calcext:value-type="float">
            <text:p>-123158528</text:p>
          </table:table-cell>
          <table:table-cell office:value-type="string" calcext:value-type="string">
            <text:p>F8A8C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19734272" calcext:value-type="float">
            <text:p>-119734272</text:p>
          </table:table-cell>
          <table:table-cell office:value-type="string" calcext:value-type="string">
            <text:p>F8DD0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19144448" calcext:value-type="float">
            <text:p>-119144448</text:p>
          </table:table-cell>
          <table:table-cell office:value-type="string" calcext:value-type="string">
            <text:p>F8E60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18587392" calcext:value-type="float">
            <text:p>-118587392</text:p>
          </table:table-cell>
          <table:table-cell office:value-type="string" calcext:value-type="string">
            <text:p>F8EE8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13524736" calcext:value-type="float">
            <text:p>-113524736</text:p>
          </table:table-cell>
          <table:table-cell office:value-type="string" calcext:value-type="string">
            <text:p>F93BC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12984064" calcext:value-type="float">
            <text:p>-112984064</text:p>
          </table:table-cell>
          <table:table-cell office:value-type="string" calcext:value-type="string">
            <text:p>F9440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09035520" calcext:value-type="float">
            <text:p>-109035520</text:p>
          </table:table-cell>
          <table:table-cell office:value-type="string" calcext:value-type="string">
            <text:p>F9804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09248512" calcext:value-type="float">
            <text:p>-109248512</text:p>
          </table:table-cell>
          <table:table-cell office:value-type="string" calcext:value-type="string">
            <text:p>F97D0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10182400" calcext:value-type="float">
            <text:p>-110182400</text:p>
          </table:table-cell>
          <table:table-cell office:value-type="string" calcext:value-type="string">
            <text:p>F96EC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12689152" calcext:value-type="float">
            <text:p>-112689152</text:p>
          </table:table-cell>
          <table:table-cell office:value-type="string" calcext:value-type="string">
            <text:p>F9488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13442816" calcext:value-type="float">
            <text:p>-113442816</text:p>
          </table:table-cell>
          <table:table-cell office:value-type="string" calcext:value-type="string">
            <text:p>F93D0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18702080" calcext:value-type="float">
            <text:p>-118702080</text:p>
          </table:table-cell>
          <table:table-cell office:value-type="string" calcext:value-type="string">
            <text:p>F8ECC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22454016" calcext:value-type="float">
            <text:p>-122454016</text:p>
          </table:table-cell>
          <table:table-cell office:value-type="string" calcext:value-type="string">
            <text:p>F8B38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24043264" calcext:value-type="float">
            <text:p>-124043264</text:p>
          </table:table-cell>
          <table:table-cell office:value-type="string" calcext:value-type="string">
            <text:p>F89B4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24289024" calcext:value-type="float">
            <text:p>-124289024</text:p>
          </table:table-cell>
          <table:table-cell office:value-type="string" calcext:value-type="string">
            <text:p>F8978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24305408" calcext:value-type="float">
            <text:p>-124305408</text:p>
          </table:table-cell>
          <table:table-cell office:value-type="string" calcext:value-type="string">
            <text:p>F8974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24239872" calcext:value-type="float">
            <text:p>-124239872</text:p>
          </table:table-cell>
          <table:table-cell office:value-type="string" calcext:value-type="string">
            <text:p>F8984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24157952" calcext:value-type="float">
            <text:p>-124157952</text:p>
          </table:table-cell>
          <table:table-cell office:value-type="string" calcext:value-type="string">
            <text:p>F8998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23977728" calcext:value-type="float">
            <text:p>-123977728</text:p>
          </table:table-cell>
          <table:table-cell office:value-type="string" calcext:value-type="string">
            <text:p>F89C4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21913344" calcext:value-type="float">
            <text:p>-121913344</text:p>
          </table:table-cell>
          <table:table-cell office:value-type="string" calcext:value-type="string">
            <text:p>F8BBC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21405440" calcext:value-type="float">
            <text:p>-121405440</text:p>
          </table:table-cell>
          <table:table-cell office:value-type="string" calcext:value-type="string">
            <text:p>F8C38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19717888" calcext:value-type="float">
            <text:p>-119717888</text:p>
          </table:table-cell>
          <table:table-cell office:value-type="string" calcext:value-type="string">
            <text:p>F8DD4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18620160" calcext:value-type="float">
            <text:p>-118620160</text:p>
          </table:table-cell>
          <table:table-cell office:value-type="string" calcext:value-type="string">
            <text:p>F8EE0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13590272" calcext:value-type="float">
            <text:p>-113590272</text:p>
          </table:table-cell>
          <table:table-cell office:value-type="string" calcext:value-type="string">
            <text:p>F93AC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13131520" calcext:value-type="float">
            <text:p>-113131520</text:p>
          </table:table-cell>
          <table:table-cell office:value-type="string" calcext:value-type="string">
            <text:p>F941C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0444544" calcext:value-type="float">
            <text:p>-110444544</text:p>
          </table:table-cell>
          <table:table-cell office:value-type="string" calcext:value-type="string">
            <text:p>F96AC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09379584" calcext:value-type="float">
            <text:p>-109379584</text:p>
          </table:table-cell>
          <table:table-cell office:value-type="string" calcext:value-type="string">
            <text:p>F97B0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08675072" calcext:value-type="float">
            <text:p>-108675072</text:p>
          </table:table-cell>
          <table:table-cell office:value-type="string" calcext:value-type="string">
            <text:p>F985C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08593152" calcext:value-type="float">
            <text:p>-108593152</text:p>
          </table:table-cell>
          <table:table-cell office:value-type="string" calcext:value-type="string">
            <text:p>F9870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08232704" calcext:value-type="float">
            <text:p>-108232704</text:p>
          </table:table-cell>
          <table:table-cell office:value-type="string" calcext:value-type="string">
            <text:p>F98C8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08249088" calcext:value-type="float">
            <text:p>-108249088</text:p>
          </table:table-cell>
          <table:table-cell office:value-type="string" calcext:value-type="string">
            <text:p>F98C4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08363776" calcext:value-type="float">
            <text:p>-108363776</text:p>
          </table:table-cell>
          <table:table-cell office:value-type="string" calcext:value-type="string">
            <text:p>F98A8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12771072" calcext:value-type="float">
            <text:p>-112771072</text:p>
          </table:table-cell>
          <table:table-cell office:value-type="string" calcext:value-type="string">
            <text:p>F9474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18882304" calcext:value-type="float">
            <text:p>-118882304</text:p>
          </table:table-cell>
          <table:table-cell office:value-type="string" calcext:value-type="string">
            <text:p>F8EA0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21159680" calcext:value-type="float">
            <text:p>-121159680</text:p>
          </table:table-cell>
          <table:table-cell office:value-type="string" calcext:value-type="string">
            <text:p>F8C74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21569280" calcext:value-type="float">
            <text:p>-121569280</text:p>
          </table:table-cell>
          <table:table-cell office:value-type="string" calcext:value-type="string">
            <text:p>F8C1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string" calcext:value-type="string">
            <text:p>inside Whi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init - before sart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start I2S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 data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8953600" calcext:value-type="float">
            <text:p>-108953600</text:p>
          </table:table-cell>
          <table:table-cell office:value-type="string" calcext:value-type="string">
            <text:p>F9818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09494272" calcext:value-type="float">
            <text:p>-109494272</text:p>
          </table:table-cell>
          <table:table-cell office:value-type="string" calcext:value-type="string">
            <text:p>F9794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3491968" calcext:value-type="float">
            <text:p>-113491968</text:p>
          </table:table-cell>
          <table:table-cell office:value-type="string" calcext:value-type="string">
            <text:p>F93C4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8292480" calcext:value-type="float">
            <text:p>-118292480</text:p>
          </table:table-cell>
          <table:table-cell office:value-type="string" calcext:value-type="string">
            <text:p>F8F3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8816768" calcext:value-type="float">
            <text:p>-118816768</text:p>
          </table:table-cell>
          <table:table-cell office:value-type="string" calcext:value-type="string">
            <text:p>F8EB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2208256" calcext:value-type="float">
            <text:p>-122208256</text:p>
          </table:table-cell>
          <table:table-cell office:value-type="string" calcext:value-type="string">
            <text:p>F8B74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2535936" calcext:value-type="float">
            <text:p>-122535936</text:p>
          </table:table-cell>
          <table:table-cell office:value-type="string" calcext:value-type="string">
            <text:p>F8B24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22716160" calcext:value-type="float">
            <text:p>-122716160</text:p>
          </table:table-cell>
          <table:table-cell office:value-type="string" calcext:value-type="string">
            <text:p>F8AF8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22765312" calcext:value-type="float">
            <text:p>-122765312</text:p>
          </table:table-cell>
          <table:table-cell office:value-type="string" calcext:value-type="string">
            <text:p>F8AEC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13803264" calcext:value-type="float">
            <text:p>-113803264</text:p>
          </table:table-cell>
          <table:table-cell office:value-type="string" calcext:value-type="string">
            <text:p>F9378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3213440" calcext:value-type="float">
            <text:p>-113213440</text:p>
          </table:table-cell>
          <table:table-cell office:value-type="string" calcext:value-type="string">
            <text:p>F9408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12820224" calcext:value-type="float">
            <text:p>-112820224</text:p>
          </table:table-cell>
          <table:table-cell office:value-type="string" calcext:value-type="string">
            <text:p>F9468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12476160" calcext:value-type="float">
            <text:p>-112476160</text:p>
          </table:table-cell>
          <table:table-cell office:value-type="string" calcext:value-type="string">
            <text:p>F94BC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08609536" calcext:value-type="float">
            <text:p>-108609536</text:p>
          </table:table-cell>
          <table:table-cell office:value-type="string" calcext:value-type="string">
            <text:p>F986C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0297088" calcext:value-type="float">
            <text:p>-110297088</text:p>
          </table:table-cell>
          <table:table-cell office:value-type="string" calcext:value-type="string">
            <text:p>F96D0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11968256" calcext:value-type="float">
            <text:p>-111968256</text:p>
          </table:table-cell>
          <table:table-cell office:value-type="string" calcext:value-type="string">
            <text:p>F9538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12640000" calcext:value-type="float">
            <text:p>-112640000</text:p>
          </table:table-cell>
          <table:table-cell office:value-type="string" calcext:value-type="string">
            <text:p>F9494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18636544" calcext:value-type="float">
            <text:p>-118636544</text:p>
          </table:table-cell>
          <table:table-cell office:value-type="string" calcext:value-type="string">
            <text:p>F8EDC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19799808" calcext:value-type="float">
            <text:p>-119799808</text:p>
          </table:table-cell>
          <table:table-cell office:value-type="string" calcext:value-type="string">
            <text:p>F8DC0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21028608" calcext:value-type="float">
            <text:p>-121028608</text:p>
          </table:table-cell>
          <table:table-cell office:value-type="string" calcext:value-type="string">
            <text:p>F8C94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21896960" calcext:value-type="float">
            <text:p>-121896960</text:p>
          </table:table-cell>
          <table:table-cell office:value-type="string" calcext:value-type="string">
            <text:p>F8BC0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22454016" calcext:value-type="float">
            <text:p>-122454016</text:p>
          </table:table-cell>
          <table:table-cell office:value-type="string" calcext:value-type="string">
            <text:p>F8B38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23158528" calcext:value-type="float">
            <text:p>-123158528</text:p>
          </table:table-cell>
          <table:table-cell office:value-type="string" calcext:value-type="string">
            <text:p>F8A8C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23027456" calcext:value-type="float">
            <text:p>-123027456</text:p>
          </table:table-cell>
          <table:table-cell office:value-type="string" calcext:value-type="string">
            <text:p>F8AAC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22519552" calcext:value-type="float">
            <text:p>-122519552</text:p>
          </table:table-cell>
          <table:table-cell office:value-type="string" calcext:value-type="string">
            <text:p>F8B28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22273792" calcext:value-type="float">
            <text:p>-122273792</text:p>
          </table:table-cell>
          <table:table-cell office:value-type="string" calcext:value-type="string">
            <text:p>F8B64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1438208" calcext:value-type="float">
            <text:p>-121438208</text:p>
          </table:table-cell>
          <table:table-cell office:value-type="string" calcext:value-type="string">
            <text:p>F8C30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13721344" calcext:value-type="float">
            <text:p>-113721344</text:p>
          </table:table-cell>
          <table:table-cell office:value-type="string" calcext:value-type="string">
            <text:p>F938C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12476160" calcext:value-type="float">
            <text:p>-112476160</text:p>
          </table:table-cell>
          <table:table-cell office:value-type="string" calcext:value-type="string">
            <text:p>F94BC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09379584" calcext:value-type="float">
            <text:p>-109379584</text:p>
          </table:table-cell>
          <table:table-cell office:value-type="string" calcext:value-type="string">
            <text:p>F97B0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08609536" calcext:value-type="float">
            <text:p>-108609536</text:p>
          </table:table-cell>
          <table:table-cell office:value-type="string" calcext:value-type="string">
            <text:p>F986C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08249088" calcext:value-type="float">
            <text:p>-108249088</text:p>
          </table:table-cell>
          <table:table-cell office:value-type="string" calcext:value-type="string">
            <text:p>F98C4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08183552" calcext:value-type="float">
            <text:p>-108183552</text:p>
          </table:table-cell>
          <table:table-cell office:value-type="string" calcext:value-type="string">
            <text:p>F98D4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08363776" calcext:value-type="float">
            <text:p>-108363776</text:p>
          </table:table-cell>
          <table:table-cell office:value-type="string" calcext:value-type="string">
            <text:p>F98A8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09035520" calcext:value-type="float">
            <text:p>-109035520</text:p>
          </table:table-cell>
          <table:table-cell office:value-type="string" calcext:value-type="string">
            <text:p>F9804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09412352" calcext:value-type="float">
            <text:p>-109412352</text:p>
          </table:table-cell>
          <table:table-cell office:value-type="string" calcext:value-type="string">
            <text:p>F97A8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0297088" calcext:value-type="float">
            <text:p>-110297088</text:p>
          </table:table-cell>
          <table:table-cell office:value-type="string" calcext:value-type="string">
            <text:p>F96D0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12771072" calcext:value-type="float">
            <text:p>-112771072</text:p>
          </table:table-cell>
          <table:table-cell office:value-type="string" calcext:value-type="string">
            <text:p>F9474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18685696" calcext:value-type="float">
            <text:p>-118685696</text:p>
          </table:table-cell>
          <table:table-cell office:value-type="string" calcext:value-type="string">
            <text:p>F8ED0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19734272" calcext:value-type="float">
            <text:p>-119734272</text:p>
          </table:table-cell>
          <table:table-cell office:value-type="string" calcext:value-type="string">
            <text:p>F8DD0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21929728" calcext:value-type="float">
            <text:p>-121929728</text:p>
          </table:table-cell>
          <table:table-cell office:value-type="string" calcext:value-type="string">
            <text:p>F8BB8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22519552" calcext:value-type="float">
            <text:p>-122519552</text:p>
          </table:table-cell>
          <table:table-cell office:value-type="string" calcext:value-type="string">
            <text:p>F8B28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22814464" calcext:value-type="float">
            <text:p>-122814464</text:p>
          </table:table-cell>
          <table:table-cell office:value-type="string" calcext:value-type="string">
            <text:p>F8AE0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23027456" calcext:value-type="float">
            <text:p>-123027456</text:p>
          </table:table-cell>
          <table:table-cell office:value-type="string" calcext:value-type="string">
            <text:p>F8AAC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23289600" calcext:value-type="float">
            <text:p>-123289600</text:p>
          </table:table-cell>
          <table:table-cell office:value-type="string" calcext:value-type="string">
            <text:p>F8A6C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22257408" calcext:value-type="float">
            <text:p>-122257408</text:p>
          </table:table-cell>
          <table:table-cell office:value-type="string" calcext:value-type="string">
            <text:p>F8B68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21913344" calcext:value-type="float">
            <text:p>-121913344</text:p>
          </table:table-cell>
          <table:table-cell office:value-type="string" calcext:value-type="string">
            <text:p>F8BBC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19373824" calcext:value-type="float">
            <text:p>-119373824</text:p>
          </table:table-cell>
          <table:table-cell office:value-type="string" calcext:value-type="string">
            <text:p>F8E28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18898688" calcext:value-type="float">
            <text:p>-118898688</text:p>
          </table:table-cell>
          <table:table-cell office:value-type="string" calcext:value-type="string">
            <text:p>F8E9C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18341632" calcext:value-type="float">
            <text:p>-118341632</text:p>
          </table:table-cell>
          <table:table-cell office:value-type="string" calcext:value-type="string">
            <text:p>F8F24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13852416" calcext:value-type="float">
            <text:p>-113852416</text:p>
          </table:table-cell>
          <table:table-cell office:value-type="string" calcext:value-type="string">
            <text:p>F936C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09477888" calcext:value-type="float">
            <text:p>-109477888</text:p>
          </table:table-cell>
          <table:table-cell office:value-type="string" calcext:value-type="string">
            <text:p>F9798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08724224" calcext:value-type="float">
            <text:p>-108724224</text:p>
          </table:table-cell>
          <table:table-cell office:value-type="string" calcext:value-type="string">
            <text:p>F9850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08363776" calcext:value-type="float">
            <text:p>-108363776</text:p>
          </table:table-cell>
          <table:table-cell office:value-type="string" calcext:value-type="string">
            <text:p>F98A8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08232704" calcext:value-type="float">
            <text:p>-108232704</text:p>
          </table:table-cell>
          <table:table-cell office:value-type="string" calcext:value-type="string">
            <text:p>F98C8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08363776" calcext:value-type="float">
            <text:p>-108363776</text:p>
          </table:table-cell>
          <table:table-cell office:value-type="string" calcext:value-type="string">
            <text:p>F98A8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08724224" calcext:value-type="float">
            <text:p>-108724224</text:p>
          </table:table-cell>
          <table:table-cell office:value-type="string" calcext:value-type="string">
            <text:p>F9850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09068288" calcext:value-type="float">
            <text:p>-109068288</text:p>
          </table:table-cell>
          <table:table-cell office:value-type="string" calcext:value-type="string">
            <text:p>F97FC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09379584" calcext:value-type="float">
            <text:p>-109379584</text:p>
          </table:table-cell>
          <table:table-cell office:value-type="string" calcext:value-type="string">
            <text:p>F97B0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09756416" calcext:value-type="float">
            <text:p>-109756416</text:p>
          </table:table-cell>
          <table:table-cell office:value-type="string" calcext:value-type="string">
            <text:p>F9754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17571584" calcext:value-type="float">
            <text:p>-117571584</text:p>
          </table:table-cell>
          <table:table-cell office:value-type="string" calcext:value-type="string">
            <text:p>F8FE0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19881728" calcext:value-type="float">
            <text:p>-119881728</text:p>
          </table:table-cell>
          <table:table-cell office:value-type="string" calcext:value-type="string">
            <text:p>F8DAC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21913344" calcext:value-type="float">
            <text:p>-121913344</text:p>
          </table:table-cell>
          <table:table-cell office:value-type="string" calcext:value-type="string">
            <text:p>F8BBC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22191872" calcext:value-type="float">
            <text:p>-122191872</text:p>
          </table:table-cell>
          <table:table-cell office:value-type="string" calcext:value-type="string">
            <text:p>F8B78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22716160" calcext:value-type="float">
            <text:p>-122716160</text:p>
          </table:table-cell>
          <table:table-cell office:value-type="string" calcext:value-type="string">
            <text:p>F8AF8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22388480" calcext:value-type="float">
            <text:p>-122388480</text:p>
          </table:table-cell>
          <table:table-cell office:value-type="string" calcext:value-type="string">
            <text:p>F8B48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20012800" calcext:value-type="float">
            <text:p>-120012800</text:p>
          </table:table-cell>
          <table:table-cell office:value-type="string" calcext:value-type="string">
            <text:p>F8D8C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13508352" calcext:value-type="float">
            <text:p>-113508352</text:p>
          </table:table-cell>
          <table:table-cell office:value-type="string" calcext:value-type="string">
            <text:p>F93C0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13115136" calcext:value-type="float">
            <text:p>-113115136</text:p>
          </table:table-cell>
          <table:table-cell office:value-type="string" calcext:value-type="string">
            <text:p>F9420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12361472" calcext:value-type="float">
            <text:p>-112361472</text:p>
          </table:table-cell>
          <table:table-cell office:value-type="string" calcext:value-type="string">
            <text:p>F94D8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11591424" calcext:value-type="float">
            <text:p>-111591424</text:p>
          </table:table-cell>
          <table:table-cell office:value-type="string" calcext:value-type="string">
            <text:p>F9594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09625344" calcext:value-type="float">
            <text:p>-109625344</text:p>
          </table:table-cell>
          <table:table-cell office:value-type="string" calcext:value-type="string">
            <text:p>F9774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0936064" calcext:value-type="float">
            <text:p>-110936064</text:p>
          </table:table-cell>
          <table:table-cell office:value-type="string" calcext:value-type="string">
            <text:p>F9634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12820224" calcext:value-type="float">
            <text:p>-112820224</text:p>
          </table:table-cell>
          <table:table-cell office:value-type="string" calcext:value-type="string">
            <text:p>F9468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13524736" calcext:value-type="float">
            <text:p>-113524736</text:p>
          </table:table-cell>
          <table:table-cell office:value-type="string" calcext:value-type="string">
            <text:p>F93BC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21176064" calcext:value-type="float">
            <text:p>-121176064</text:p>
          </table:table-cell>
          <table:table-cell office:value-type="string" calcext:value-type="string">
            <text:p>F8C70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22273792" calcext:value-type="float">
            <text:p>-122273792</text:p>
          </table:table-cell>
          <table:table-cell office:value-type="string" calcext:value-type="string">
            <text:p>F8B64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22617856" calcext:value-type="float">
            <text:p>-122617856</text:p>
          </table:table-cell>
          <table:table-cell office:value-type="string" calcext:value-type="string">
            <text:p>F8B10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23387904" calcext:value-type="float">
            <text:p>-123387904</text:p>
          </table:table-cell>
          <table:table-cell office:value-type="string" calcext:value-type="string">
            <text:p>F8A54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22454016" calcext:value-type="float">
            <text:p>-122454016</text:p>
          </table:table-cell>
          <table:table-cell office:value-type="string" calcext:value-type="string">
            <text:p>F8B38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22142720" calcext:value-type="float">
            <text:p>-122142720</text:p>
          </table:table-cell>
          <table:table-cell office:value-type="string" calcext:value-type="string">
            <text:p>F8B84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21667584" calcext:value-type="float">
            <text:p>-121667584</text:p>
          </table:table-cell>
          <table:table-cell office:value-type="string" calcext:value-type="string">
            <text:p>F8BF8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21159680" calcext:value-type="float">
            <text:p>-121159680</text:p>
          </table:table-cell>
          <table:table-cell office:value-type="string" calcext:value-type="string">
            <text:p>F8C74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20127488" calcext:value-type="float">
            <text:p>-120127488</text:p>
          </table:table-cell>
          <table:table-cell office:value-type="string" calcext:value-type="string">
            <text:p>F8D70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19111680" calcext:value-type="float">
            <text:p>-119111680</text:p>
          </table:table-cell>
          <table:table-cell office:value-type="string" calcext:value-type="string">
            <text:p>F8E68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18554624" calcext:value-type="float">
            <text:p>-118554624</text:p>
          </table:table-cell>
          <table:table-cell office:value-type="string" calcext:value-type="string">
            <text:p>F8EF0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13623040" calcext:value-type="float">
            <text:p>-113623040</text:p>
          </table:table-cell>
          <table:table-cell office:value-type="string" calcext:value-type="string">
            <text:p>F93A4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13197056" calcext:value-type="float">
            <text:p>-113197056</text:p>
          </table:table-cell>
          <table:table-cell office:value-type="string" calcext:value-type="string">
            <text:p>F940C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12345088" calcext:value-type="float">
            <text:p>-112345088</text:p>
          </table:table-cell>
          <table:table-cell office:value-type="string" calcext:value-type="string">
            <text:p>F94DC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10690304" calcext:value-type="float">
            <text:p>-110690304</text:p>
          </table:table-cell>
          <table:table-cell office:value-type="string" calcext:value-type="string">
            <text:p>F9670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09035520" calcext:value-type="float">
            <text:p>-109035520</text:p>
          </table:table-cell>
          <table:table-cell office:value-type="string" calcext:value-type="string">
            <text:p>F9804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08675072" calcext:value-type="float">
            <text:p>-108675072</text:p>
          </table:table-cell>
          <table:table-cell office:value-type="string" calcext:value-type="string">
            <text:p>F985C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08331008" calcext:value-type="float">
            <text:p>-108331008</text:p>
          </table:table-cell>
          <table:table-cell office:value-type="string" calcext:value-type="string">
            <text:p>F98B0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08363776" calcext:value-type="float">
            <text:p>-108363776</text:p>
          </table:table-cell>
          <table:table-cell office:value-type="string" calcext:value-type="string">
            <text:p>F98A8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09035520" calcext:value-type="float">
            <text:p>-109035520</text:p>
          </table:table-cell>
          <table:table-cell office:value-type="string" calcext:value-type="string">
            <text:p>F9804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19406592" calcext:value-type="float">
            <text:p>-119406592</text:p>
          </table:table-cell>
          <table:table-cell office:value-type="string" calcext:value-type="string">
            <text:p>F8E20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21831424" calcext:value-type="float">
            <text:p>-121831424</text:p>
          </table:table-cell>
          <table:table-cell office:value-type="string" calcext:value-type="string">
            <text:p>F8BD0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22224640" calcext:value-type="float">
            <text:p>-122224640</text:p>
          </table:table-cell>
          <table:table-cell office:value-type="string" calcext:value-type="string">
            <text:p>F8B70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22765312" calcext:value-type="float">
            <text:p>-122765312</text:p>
          </table:table-cell>
          <table:table-cell office:value-type="string" calcext:value-type="string">
            <text:p>F8AEC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23158528" calcext:value-type="float">
            <text:p>-123158528</text:p>
          </table:table-cell>
          <table:table-cell office:value-type="string" calcext:value-type="string">
            <text:p>F8A8C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22535936" calcext:value-type="float">
            <text:p>-122535936</text:p>
          </table:table-cell>
          <table:table-cell office:value-type="string" calcext:value-type="string">
            <text:p>F8B24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22175488" calcext:value-type="float">
            <text:p>-122175488</text:p>
          </table:table-cell>
          <table:table-cell office:value-type="string" calcext:value-type="string">
            <text:p>F8B7C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21700352" calcext:value-type="float">
            <text:p>-121700352</text:p>
          </table:table-cell>
          <table:table-cell office:value-type="string" calcext:value-type="string">
            <text:p>F8BF0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21257984" calcext:value-type="float">
            <text:p>-121257984</text:p>
          </table:table-cell>
          <table:table-cell office:value-type="string" calcext:value-type="string">
            <text:p>F8C5C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19095296" calcext:value-type="float">
            <text:p>-119095296</text:p>
          </table:table-cell>
          <table:table-cell office:value-type="string" calcext:value-type="string">
            <text:p>F8E6C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18505472" calcext:value-type="float">
            <text:p>-118505472</text:p>
          </table:table-cell>
          <table:table-cell office:value-type="string" calcext:value-type="string">
            <text:p>F8EFC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13934336" calcext:value-type="float">
            <text:p>-113934336</text:p>
          </table:table-cell>
          <table:table-cell office:value-type="string" calcext:value-type="string">
            <text:p>F9358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13524736" calcext:value-type="float">
            <text:p>-113524736</text:p>
          </table:table-cell>
          <table:table-cell office:value-type="string" calcext:value-type="string">
            <text:p>F93BC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12689152" calcext:value-type="float">
            <text:p>-112689152</text:p>
          </table:table-cell>
          <table:table-cell office:value-type="string" calcext:value-type="string">
            <text:p>F9488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11558656" calcext:value-type="float">
            <text:p>-111558656</text:p>
          </table:table-cell>
          <table:table-cell office:value-type="string" calcext:value-type="string">
            <text:p>F959C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11247360" calcext:value-type="float">
            <text:p>-111247360</text:p>
          </table:table-cell>
          <table:table-cell office:value-type="string" calcext:value-type="string">
            <text:p>F95E8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09985792" calcext:value-type="float">
            <text:p>-109985792</text:p>
          </table:table-cell>
          <table:table-cell office:value-type="string" calcext:value-type="string">
            <text:p>F971C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09084672" calcext:value-type="float">
            <text:p>-109084672</text:p>
          </table:table-cell>
          <table:table-cell office:value-type="string" calcext:value-type="string">
            <text:p>F97F8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09101056" calcext:value-type="float">
            <text:p>-109101056</text:p>
          </table:table-cell>
          <table:table-cell office:value-type="string" calcext:value-type="string">
            <text:p>F97F4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09461504" calcext:value-type="float">
            <text:p>-109461504</text:p>
          </table:table-cell>
          <table:table-cell office:value-type="string" calcext:value-type="string">
            <text:p>F979C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12771072" calcext:value-type="float">
            <text:p>-112771072</text:p>
          </table:table-cell>
          <table:table-cell office:value-type="string" calcext:value-type="string">
            <text:p>F9474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18358016" calcext:value-type="float">
            <text:p>-118358016</text:p>
          </table:table-cell>
          <table:table-cell office:value-type="string" calcext:value-type="string">
            <text:p>F8F20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18947840" calcext:value-type="float">
            <text:p>-118947840</text:p>
          </table:table-cell>
          <table:table-cell office:value-type="string" calcext:value-type="string">
            <text:p>F8E90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19472128" calcext:value-type="float">
            <text:p>-119472128</text:p>
          </table:table-cell>
          <table:table-cell office:value-type="string" calcext:value-type="string">
            <text:p>F8E10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19930880" calcext:value-type="float">
            <text:p>-119930880</text:p>
          </table:table-cell>
          <table:table-cell office:value-type="string" calcext:value-type="string">
            <text:p>F8DA0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21651200" calcext:value-type="float">
            <text:p>-121651200</text:p>
          </table:table-cell>
          <table:table-cell office:value-type="string" calcext:value-type="string">
            <text:p>F8BFC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22044416" calcext:value-type="float">
            <text:p>-122044416</text:p>
          </table:table-cell>
          <table:table-cell office:value-type="string" calcext:value-type="string">
            <text:p>F8B9C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22421248" calcext:value-type="float">
            <text:p>-122421248</text:p>
          </table:table-cell>
          <table:table-cell office:value-type="string" calcext:value-type="string">
            <text:p>F8B40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22667008" calcext:value-type="float">
            <text:p>-122667008</text:p>
          </table:table-cell>
          <table:table-cell office:value-type="string" calcext:value-type="string">
            <text:p>F8B04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22388480" calcext:value-type="float">
            <text:p>-122388480</text:p>
          </table:table-cell>
          <table:table-cell office:value-type="string" calcext:value-type="string">
            <text:p>F8B48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21896960" calcext:value-type="float">
            <text:p>-121896960</text:p>
          </table:table-cell>
          <table:table-cell office:value-type="string" calcext:value-type="string">
            <text:p>F8BC0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21405440" calcext:value-type="float">
            <text:p>-121405440</text:p>
          </table:table-cell>
          <table:table-cell office:value-type="string" calcext:value-type="string">
            <text:p>F8C38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19324672" calcext:value-type="float">
            <text:p>-119324672</text:p>
          </table:table-cell>
          <table:table-cell office:value-type="string" calcext:value-type="string">
            <text:p>F8E34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13770496" calcext:value-type="float">
            <text:p>-113770496</text:p>
          </table:table-cell>
          <table:table-cell office:value-type="string" calcext:value-type="string">
            <text:p>F9380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12902144" calcext:value-type="float">
            <text:p>-112902144</text:p>
          </table:table-cell>
          <table:table-cell office:value-type="string" calcext:value-type="string">
            <text:p>F9454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10149632" calcext:value-type="float">
            <text:p>-110149632</text:p>
          </table:table-cell>
          <table:table-cell office:value-type="string" calcext:value-type="string">
            <text:p>F96F4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08462080" calcext:value-type="float">
            <text:p>-108462080</text:p>
          </table:table-cell>
          <table:table-cell office:value-type="string" calcext:value-type="string">
            <text:p>F9890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08462080" calcext:value-type="float">
            <text:p>-108462080</text:p>
          </table:table-cell>
          <table:table-cell office:value-type="string" calcext:value-type="string">
            <text:p>F9890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1509504" calcext:value-type="float">
            <text:p>-111509504</text:p>
          </table:table-cell>
          <table:table-cell office:value-type="string" calcext:value-type="string">
            <text:p>F95A8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13410048" calcext:value-type="float">
            <text:p>-113410048</text:p>
          </table:table-cell>
          <table:table-cell office:value-type="string" calcext:value-type="string">
            <text:p>F93D8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18898688" calcext:value-type="float">
            <text:p>-118898688</text:p>
          </table:table-cell>
          <table:table-cell office:value-type="string" calcext:value-type="string">
            <text:p>F8E9C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21995264" calcext:value-type="float">
            <text:p>-121995264</text:p>
          </table:table-cell>
          <table:table-cell office:value-type="string" calcext:value-type="string">
            <text:p>F8BA8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23158528" calcext:value-type="float">
            <text:p>-123158528</text:p>
          </table:table-cell>
          <table:table-cell office:value-type="string" calcext:value-type="string">
            <text:p>F8A8C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22617856" calcext:value-type="float">
            <text:p>-122617856</text:p>
          </table:table-cell>
          <table:table-cell office:value-type="string" calcext:value-type="string">
            <text:p>F8B10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21487360" calcext:value-type="float">
            <text:p>-121487360</text:p>
          </table:table-cell>
          <table:table-cell office:value-type="string" calcext:value-type="string">
            <text:p>F8C24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19799808" calcext:value-type="float">
            <text:p>-119799808</text:p>
          </table:table-cell>
          <table:table-cell office:value-type="string" calcext:value-type="string">
            <text:p>F8DC0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8177792" calcext:value-type="float">
            <text:p>-118177792</text:p>
          </table:table-cell>
          <table:table-cell office:value-type="string" calcext:value-type="string">
            <text:p>F8F4C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7571584" calcext:value-type="float">
            <text:p>-117571584</text:p>
          </table:table-cell>
          <table:table-cell office:value-type="string" calcext:value-type="string">
            <text:p>F8FE0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13606656" calcext:value-type="float">
            <text:p>-113606656</text:p>
          </table:table-cell>
          <table:table-cell office:value-type="string" calcext:value-type="string">
            <text:p>F93A8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13213440" calcext:value-type="float">
            <text:p>-113213440</text:p>
          </table:table-cell>
          <table:table-cell office:value-type="string" calcext:value-type="string">
            <text:p>F9408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12459776" calcext:value-type="float">
            <text:p>-112459776</text:p>
          </table:table-cell>
          <table:table-cell office:value-type="string" calcext:value-type="string">
            <text:p>F94C0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12066560" calcext:value-type="float">
            <text:p>-112066560</text:p>
          </table:table-cell>
          <table:table-cell office:value-type="string" calcext:value-type="string">
            <text:p>F9520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09461504" calcext:value-type="float">
            <text:p>-109461504</text:p>
          </table:table-cell>
          <table:table-cell office:value-type="string" calcext:value-type="string">
            <text:p>F979C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08740608" calcext:value-type="float">
            <text:p>-108740608</text:p>
          </table:table-cell>
          <table:table-cell office:value-type="string" calcext:value-type="string">
            <text:p>F984C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08593152" calcext:value-type="float">
            <text:p>-108593152</text:p>
          </table:table-cell>
          <table:table-cell office:value-type="string" calcext:value-type="string">
            <text:p>F9870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09101056" calcext:value-type="float">
            <text:p>-109101056</text:p>
          </table:table-cell>
          <table:table-cell office:value-type="string" calcext:value-type="string">
            <text:p>F97F4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09477888" calcext:value-type="float">
            <text:p>-109477888</text:p>
          </table:table-cell>
          <table:table-cell office:value-type="string" calcext:value-type="string">
            <text:p>F9798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18177792" calcext:value-type="float">
            <text:p>-118177792</text:p>
          </table:table-cell>
          <table:table-cell office:value-type="string" calcext:value-type="string">
            <text:p>F8F4C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20373248" calcext:value-type="float">
            <text:p>-120373248</text:p>
          </table:table-cell>
          <table:table-cell office:value-type="string" calcext:value-type="string">
            <text:p>F8D34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21962496" calcext:value-type="float">
            <text:p>-121962496</text:p>
          </table:table-cell>
          <table:table-cell office:value-type="string" calcext:value-type="string">
            <text:p>F8BB0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22798080" calcext:value-type="float">
            <text:p>-122798080</text:p>
          </table:table-cell>
          <table:table-cell office:value-type="string" calcext:value-type="string">
            <text:p>F8AE4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22667008" calcext:value-type="float">
            <text:p>-122667008</text:p>
          </table:table-cell>
          <table:table-cell office:value-type="string" calcext:value-type="string">
            <text:p>F8B04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22273792" calcext:value-type="float">
            <text:p>-122273792</text:p>
          </table:table-cell>
          <table:table-cell office:value-type="string" calcext:value-type="string">
            <text:p>F8B64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19193600" calcext:value-type="float">
            <text:p>-119193600</text:p>
          </table:table-cell>
          <table:table-cell office:value-type="string" calcext:value-type="string">
            <text:p>F8E54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18718464" calcext:value-type="float">
            <text:p>-118718464</text:p>
          </table:table-cell>
          <table:table-cell office:value-type="string" calcext:value-type="string">
            <text:p>F8EC8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7440512" calcext:value-type="float">
            <text:p>-117440512</text:p>
          </table:table-cell>
          <table:table-cell office:value-type="string" calcext:value-type="string">
            <text:p>F9000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13655808" calcext:value-type="float">
            <text:p>-113655808</text:p>
          </table:table-cell>
          <table:table-cell office:value-type="string" calcext:value-type="string">
            <text:p>F939C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13246208" calcext:value-type="float">
            <text:p>-113246208</text:p>
          </table:table-cell>
          <table:table-cell office:value-type="string" calcext:value-type="string">
            <text:p>F9400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12902144" calcext:value-type="float">
            <text:p>-112902144</text:p>
          </table:table-cell>
          <table:table-cell office:value-type="string" calcext:value-type="string">
            <text:p>F9454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12197632" calcext:value-type="float">
            <text:p>-112197632</text:p>
          </table:table-cell>
          <table:table-cell office:value-type="string" calcext:value-type="string">
            <text:p>F9500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0297088" calcext:value-type="float">
            <text:p>-110297088</text:p>
          </table:table-cell>
          <table:table-cell office:value-type="string" calcext:value-type="string">
            <text:p>F96D0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12558080" calcext:value-type="float">
            <text:p>-112558080</text:p>
          </table:table-cell>
          <table:table-cell office:value-type="string" calcext:value-type="string">
            <text:p>F94A8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13278976" calcext:value-type="float">
            <text:p>-113278976</text:p>
          </table:table-cell>
          <table:table-cell office:value-type="string" calcext:value-type="string">
            <text:p>F93F8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19799808" calcext:value-type="float">
            <text:p>-119799808</text:p>
          </table:table-cell>
          <table:table-cell office:value-type="string" calcext:value-type="string">
            <text:p>F8DC0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21634816" calcext:value-type="float">
            <text:p>-121634816</text:p>
          </table:table-cell>
          <table:table-cell office:value-type="string" calcext:value-type="string">
            <text:p>F8C00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22290176" calcext:value-type="float">
            <text:p>-122290176</text:p>
          </table:table-cell>
          <table:table-cell office:value-type="string" calcext:value-type="string">
            <text:p>F8B60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23289600" calcext:value-type="float">
            <text:p>-123289600</text:p>
          </table:table-cell>
          <table:table-cell office:value-type="string" calcext:value-type="string">
            <text:p>F8A6C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22683392" calcext:value-type="float">
            <text:p>-122683392</text:p>
          </table:table-cell>
          <table:table-cell office:value-type="string" calcext:value-type="string">
            <text:p>F8B00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21880576" calcext:value-type="float">
            <text:p>-121880576</text:p>
          </table:table-cell>
          <table:table-cell office:value-type="string" calcext:value-type="string">
            <text:p>F8BC4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21438208" calcext:value-type="float">
            <text:p>-121438208</text:p>
          </table:table-cell>
          <table:table-cell office:value-type="string" calcext:value-type="string">
            <text:p>F8C30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13704960" calcext:value-type="float">
            <text:p>-113704960</text:p>
          </table:table-cell>
          <table:table-cell office:value-type="string" calcext:value-type="string">
            <text:p>F9390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13278976" calcext:value-type="float">
            <text:p>-113278976</text:p>
          </table:table-cell>
          <table:table-cell office:value-type="string" calcext:value-type="string">
            <text:p>F93F8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10247936" calcext:value-type="float">
            <text:p>-110247936</text:p>
          </table:table-cell>
          <table:table-cell office:value-type="string" calcext:value-type="string">
            <text:p>F96DC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09494272" calcext:value-type="float">
            <text:p>-109494272</text:p>
          </table:table-cell>
          <table:table-cell office:value-type="string" calcext:value-type="string">
            <text:p>F9794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2001024" calcext:value-type="float">
            <text:p>-112001024</text:p>
          </table:table-cell>
          <table:table-cell office:value-type="string" calcext:value-type="string">
            <text:p>F9530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12607232" calcext:value-type="float">
            <text:p>-112607232</text:p>
          </table:table-cell>
          <table:table-cell office:value-type="string" calcext:value-type="string">
            <text:p>F949C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20176640" calcext:value-type="float">
            <text:p>-120176640</text:p>
          </table:table-cell>
          <table:table-cell office:value-type="string" calcext:value-type="string">
            <text:p>F8D64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21962496" calcext:value-type="float">
            <text:p>-121962496</text:p>
          </table:table-cell>
          <table:table-cell office:value-type="string" calcext:value-type="string">
            <text:p>F8BB0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22290176" calcext:value-type="float">
            <text:p>-122290176</text:p>
          </table:table-cell>
          <table:table-cell office:value-type="string" calcext:value-type="string">
            <text:p>F8B60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22863616" calcext:value-type="float">
            <text:p>-122863616</text:p>
          </table:table-cell>
          <table:table-cell office:value-type="string" calcext:value-type="string">
            <text:p>F8AD4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19898112" calcext:value-type="float">
            <text:p>-119898112</text:p>
          </table:table-cell>
          <table:table-cell office:value-type="string" calcext:value-type="string">
            <text:p>F8DA8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19373824" calcext:value-type="float">
            <text:p>-119373824</text:p>
          </table:table-cell>
          <table:table-cell office:value-type="string" calcext:value-type="string">
            <text:p>F8E28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8816768" calcext:value-type="float">
            <text:p>-118816768</text:p>
          </table:table-cell>
          <table:table-cell office:value-type="string" calcext:value-type="string">
            <text:p>F8EB0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13770496" calcext:value-type="float">
            <text:p>-113770496</text:p>
          </table:table-cell>
          <table:table-cell office:value-type="string" calcext:value-type="string">
            <text:p>F9380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13033216" calcext:value-type="float">
            <text:p>-113033216</text:p>
          </table:table-cell>
          <table:table-cell office:value-type="string" calcext:value-type="string">
            <text:p>F9434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11427584" calcext:value-type="float">
            <text:p>-111427584</text:p>
          </table:table-cell>
          <table:table-cell office:value-type="string" calcext:value-type="string">
            <text:p>F95BC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10313472" calcext:value-type="float">
            <text:p>-110313472</text:p>
          </table:table-cell>
          <table:table-cell office:value-type="string" calcext:value-type="string">
            <text:p>F96CC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08625920" calcext:value-type="float">
            <text:p>-108625920</text:p>
          </table:table-cell>
          <table:table-cell office:value-type="string" calcext:value-type="string">
            <text:p>F9868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08904448" calcext:value-type="float">
            <text:p>-108904448</text:p>
          </table:table-cell>
          <table:table-cell office:value-type="string" calcext:value-type="string">
            <text:p>F9824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09166592" calcext:value-type="float">
            <text:p>-109166592</text:p>
          </table:table-cell>
          <table:table-cell office:value-type="string" calcext:value-type="string">
            <text:p>F97E4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09477888" calcext:value-type="float">
            <text:p>-109477888</text:p>
          </table:table-cell>
          <table:table-cell office:value-type="string" calcext:value-type="string">
            <text:p>F979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0313472" calcext:value-type="float">
            <text:p>-110313472</text:p>
          </table:table-cell>
          <table:table-cell office:value-type="string" calcext:value-type="string">
            <text:p>F96CC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1968256" calcext:value-type="float">
            <text:p>-111968256</text:p>
          </table:table-cell>
          <table:table-cell office:value-type="string" calcext:value-type="string">
            <text:p>F9538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13410048" calcext:value-type="float">
            <text:p>-113410048</text:p>
          </table:table-cell>
          <table:table-cell office:value-type="string" calcext:value-type="string">
            <text:p>F93D8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22322944" calcext:value-type="float">
            <text:p>-122322944</text:p>
          </table:table-cell>
          <table:table-cell office:value-type="string" calcext:value-type="string">
            <text:p>F8B58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22798080" calcext:value-type="float">
            <text:p>-122798080</text:p>
          </table:table-cell>
          <table:table-cell office:value-type="string" calcext:value-type="string">
            <text:p>F8AE4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22421248" calcext:value-type="float">
            <text:p>-122421248</text:p>
          </table:table-cell>
          <table:table-cell office:value-type="string" calcext:value-type="string">
            <text:p>F8B40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19996416" calcext:value-type="float">
            <text:p>-119996416</text:p>
          </table:table-cell>
          <table:table-cell office:value-type="string" calcext:value-type="string">
            <text:p>F8D90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8915072" calcext:value-type="float">
            <text:p>-118915072</text:p>
          </table:table-cell>
          <table:table-cell office:value-type="string" calcext:value-type="string">
            <text:p>F8E98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18390784" calcext:value-type="float">
            <text:p>-118390784</text:p>
          </table:table-cell>
          <table:table-cell office:value-type="string" calcext:value-type="string">
            <text:p>F8F18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13803264" calcext:value-type="float">
            <text:p>-113803264</text:p>
          </table:table-cell>
          <table:table-cell office:value-type="string" calcext:value-type="string">
            <text:p>F9378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13410048" calcext:value-type="float">
            <text:p>-113410048</text:p>
          </table:table-cell>
          <table:table-cell office:value-type="string" calcext:value-type="string">
            <text:p>F93D8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13065984" calcext:value-type="float">
            <text:p>-113065984</text:p>
          </table:table-cell>
          <table:table-cell office:value-type="string" calcext:value-type="string">
            <text:p>F942C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11853568" calcext:value-type="float">
            <text:p>-111853568</text:p>
          </table:table-cell>
          <table:table-cell office:value-type="string" calcext:value-type="string">
            <text:p>F9554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08724224" calcext:value-type="float">
            <text:p>-108724224</text:p>
          </table:table-cell>
          <table:table-cell office:value-type="string" calcext:value-type="string">
            <text:p>F9850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08675072" calcext:value-type="float">
            <text:p>-108675072</text:p>
          </table:table-cell>
          <table:table-cell office:value-type="string" calcext:value-type="string">
            <text:p>F985C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09084672" calcext:value-type="float">
            <text:p>-109084672</text:p>
          </table:table-cell>
          <table:table-cell office:value-type="string" calcext:value-type="string">
            <text:p>F97F8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09461504" calcext:value-type="float">
            <text:p>-109461504</text:p>
          </table:table-cell>
          <table:table-cell office:value-type="string" calcext:value-type="string">
            <text:p>F979C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0346240" calcext:value-type="float">
            <text:p>-110346240</text:p>
          </table:table-cell>
          <table:table-cell office:value-type="string" calcext:value-type="string">
            <text:p>F96C4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2033792" calcext:value-type="float">
            <text:p>-112033792</text:p>
          </table:table-cell>
          <table:table-cell office:value-type="string" calcext:value-type="string">
            <text:p>F9528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13344512" calcext:value-type="float">
            <text:p>-113344512</text:p>
          </table:table-cell>
          <table:table-cell office:value-type="string" calcext:value-type="string">
            <text:p>F93E8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16129792" calcext:value-type="float">
            <text:p>-116129792</text:p>
          </table:table-cell>
          <table:table-cell office:value-type="string" calcext:value-type="string">
            <text:p>F9140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22044416" calcext:value-type="float">
            <text:p>-122044416</text:p>
          </table:table-cell>
          <table:table-cell office:value-type="string" calcext:value-type="string">
            <text:p>F8B9C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22437632" calcext:value-type="float">
            <text:p>-122437632</text:p>
          </table:table-cell>
          <table:table-cell office:value-type="string" calcext:value-type="string">
            <text:p>F8B3C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22863616" calcext:value-type="float">
            <text:p>-122863616</text:p>
          </table:table-cell>
          <table:table-cell office:value-type="string" calcext:value-type="string">
            <text:p>F8AD4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22454016" calcext:value-type="float">
            <text:p>-122454016</text:p>
          </table:table-cell>
          <table:table-cell office:value-type="string" calcext:value-type="string">
            <text:p>F8B38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20520704" calcext:value-type="float">
            <text:p>-120520704</text:p>
          </table:table-cell>
          <table:table-cell office:value-type="string" calcext:value-type="string">
            <text:p>F8D10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20012800" calcext:value-type="float">
            <text:p>-120012800</text:p>
          </table:table-cell>
          <table:table-cell office:value-type="string" calcext:value-type="string">
            <text:p>F8D8C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19062528" calcext:value-type="float">
            <text:p>-119062528</text:p>
          </table:table-cell>
          <table:table-cell office:value-type="string" calcext:value-type="string">
            <text:p>F8E74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13885184" calcext:value-type="float">
            <text:p>-113885184</text:p>
          </table:table-cell>
          <table:table-cell office:value-type="string" calcext:value-type="string">
            <text:p>F9364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13459200" calcext:value-type="float">
            <text:p>-113459200</text:p>
          </table:table-cell>
          <table:table-cell office:value-type="string" calcext:value-type="string">
            <text:p>F93CC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13098752" calcext:value-type="float">
            <text:p>-113098752</text:p>
          </table:table-cell>
          <table:table-cell office:value-type="string" calcext:value-type="string">
            <text:p>F9424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12345088" calcext:value-type="float">
            <text:p>-112345088</text:p>
          </table:table-cell>
          <table:table-cell office:value-type="string" calcext:value-type="string">
            <text:p>F94DC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09166592" calcext:value-type="float">
            <text:p>-109166592</text:p>
          </table:table-cell>
          <table:table-cell office:value-type="string" calcext:value-type="string">
            <text:p>F97E4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08740608" calcext:value-type="float">
            <text:p>-108740608</text:p>
          </table:table-cell>
          <table:table-cell office:value-type="string" calcext:value-type="string">
            <text:p>F984C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08904448" calcext:value-type="float">
            <text:p>-108904448</text:p>
          </table:table-cell>
          <table:table-cell office:value-type="string" calcext:value-type="string">
            <text:p>F9824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18898688" calcext:value-type="float">
            <text:p>-118898688</text:p>
          </table:table-cell>
          <table:table-cell office:value-type="string" calcext:value-type="string">
            <text:p>F8E9C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20471552" calcext:value-type="float">
            <text:p>-120471552</text:p>
          </table:table-cell>
          <table:table-cell office:value-type="string" calcext:value-type="string">
            <text:p>F8D1C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21782272" calcext:value-type="float">
            <text:p>-121782272</text:p>
          </table:table-cell>
          <table:table-cell office:value-type="string" calcext:value-type="string">
            <text:p>F8BDC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22617856" calcext:value-type="float">
            <text:p>-122617856</text:p>
          </table:table-cell>
          <table:table-cell office:value-type="string" calcext:value-type="string">
            <text:p>F8B1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16:02:21.258649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1T16:02:46.863048449</dc:date>
    <meta:editing-duration>PT55M13S</meta:editing-duration>
    <meta:editing-cycles>3</meta:editing-cycles>
    <meta:generator>LibreOffice/5.1.6.2$Linux_X86_64 LibreOffice_project/10m0$Build-2</meta:generator>
    <meta:document-statistic meta:table-count="1" meta:cell-count="1219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0.387cm" svg:height="20.591cm" xlink:href=".." xlink:type="simple" chart:class="chart:scatter" chart:style-name="ch1">
        <chart:legend chart:legend-position="end" svg:x="97.535cm" svg:y="9.996cm" style:legend-expansion="high" chart:style-name="ch2"/>
        <chart:plot-area chart:style-name="ch3" table:cell-range-address="dummy1.A3200:dummy1.B4199" svg:x="2.007cm" svg:y="0.411cm" svg:width="93.521cm" svg:height="19.769cm">
          <chartooo:coordinate-region svg:x="4.031cm" svg:y="0.61cm" svg:width="91.125cm" svg:height="19.3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ummy1.B3200:dummy1.B4199" chart:class="chart:scatter">
            <chart:domain table:cell-range-address="dummy1.A3200:dummy1.A4199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ummy1.A3200:dummy1.A4199</svg:desc>
                </draw:g>
              </table:table-cell>
              <table:table-cell office:value-type="float" office:value="-109182976">
                <text:p>-109182976</text:p>
                <draw:g>
                  <svg:desc>dummy1.B3200:dummy1.B4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08953600">
                <text:p>-108953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08494848">
                <text:p>-108494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08347392">
                <text:p>-108347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08494848">
                <text:p>-108494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09133824">
                <text:p>-109133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09494272">
                <text:p>-109494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10379008">
                <text:p>-110379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1542272">
                <text:p>-111542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12132096">
                <text:p>-1121320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12754688">
                <text:p>-112754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13491968">
                <text:p>-113491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14262016">
                <text:p>-114262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18292480">
                <text:p>-1182924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18816768">
                <text:p>-118816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21143296">
                <text:p>-121143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21864192">
                <text:p>-1218641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22208256">
                <text:p>-122208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22535936">
                <text:p>-122535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22716160">
                <text:p>-1227161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23125760">
                <text:p>-1231257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23256832">
                <text:p>-123256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23142144">
                <text:p>-123142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22765312">
                <text:p>-1227653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22568704">
                <text:p>-122568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21864192">
                <text:p>-121864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20946688">
                <text:p>-120946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18800384">
                <text:p>-1188003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13803264">
                <text:p>-113803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13213440">
                <text:p>-1132134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12820224">
                <text:p>-112820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12476160">
                <text:p>-112476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11312896">
                <text:p>-1113128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11001600">
                <text:p>-1110016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10166016">
                <text:p>-110166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09182976">
                <text:p>-1091829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08838912">
                <text:p>-108838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08609536">
                <text:p>-108609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08396544">
                <text:p>-1083965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08298240">
                <text:p>-1082982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08216320">
                <text:p>-1082163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08118016">
                <text:p>-1081180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08511232">
                <text:p>-1085112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08707840">
                <text:p>-1087078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08969984">
                <text:p>-108969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09330432">
                <text:p>-1093304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09772800">
                <text:p>-1097728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10297088">
                <text:p>-1102970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11394816">
                <text:p>-1113948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11968256">
                <text:p>-1119682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12640000">
                <text:p>-11264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13393664">
                <text:p>-1133936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15523584">
                <text:p>-115523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18636544">
                <text:p>-1186365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19259136">
                <text:p>-1192591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19799808">
                <text:p>-1197998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20193024">
                <text:p>-1201930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20602624">
                <text:p>-1206026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21028608">
                <text:p>-121028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21503744">
                <text:p>-1215037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21896960">
                <text:p>-1218969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22159104">
                <text:p>-1221591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22454016">
                <text:p>-122454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22748928">
                <text:p>-1227489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23109376">
                <text:p>-123109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23207680">
                <text:p>-1232076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23158528">
                <text:p>-1231585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23027456">
                <text:p>-1230274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22830848">
                <text:p>-1228308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22519552">
                <text:p>-122519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22273792">
                <text:p>-1222737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21438208">
                <text:p>-1214382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20897536">
                <text:p>-1208975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20356864">
                <text:p>-1203568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18767616">
                <text:p>-1187676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17653504">
                <text:p>-117653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15212288">
                <text:p>-1152122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13721344">
                <text:p>-1137213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13328128">
                <text:p>-1133281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12934912">
                <text:p>-112934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12476160">
                <text:p>-1124761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11738880">
                <text:p>-1117388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11378432">
                <text:p>-1113784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11001600">
                <text:p>-1110016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09707264">
                <text:p>-1097072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09379584">
                <text:p>-109379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09117440">
                <text:p>-1091174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08609536">
                <text:p>-1086095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08249088">
                <text:p>-1082490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08183552">
                <text:p>-1081835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08363776">
                <text:p>-1083637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08756992">
                <text:p>-1087569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09035520">
                <text:p>-1090355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09412352">
                <text:p>-1094123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10297088">
                <text:p>-1102970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12148480">
                <text:p>-1121484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12771072">
                <text:p>-1127710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13393664">
                <text:p>-1133936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14868224">
                <text:p>-1148682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18079488">
                <text:p>-1180794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18685696">
                <text:p>-1186856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19734272">
                <text:p>-1197342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21126912">
                <text:p>-1211269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21929728">
                <text:p>-1219297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22519552">
                <text:p>-1225195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22814464">
                <text:p>-1228144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23027456">
                <text:p>-1230274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23191296">
                <text:p>-1231912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23322368">
                <text:p>-1233223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23289600">
                <text:p>-1232896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23191296">
                <text:p>-1231912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23109376">
                <text:p>-1231093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22634240">
                <text:p>-1226342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22257408">
                <text:p>-1222574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21913344">
                <text:p>-1219133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19373824">
                <text:p>-1193738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18898688">
                <text:p>-1188986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18341632">
                <text:p>-1183416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17751808">
                <text:p>-1177518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16588544">
                <text:p>-1165885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14262016">
                <text:p>-1142620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13852416">
                <text:p>-1138524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12934912">
                <text:p>-1129349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12541696">
                <text:p>-1125416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12164864">
                <text:p>-1121648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11001600">
                <text:p>-1110016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10231552">
                <text:p>-1102315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09477888">
                <text:p>-1094778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08888064">
                <text:p>-1088880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08724224">
                <text:p>-1087242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08511232">
                <text:p>-1085112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08363776">
                <text:p>-1083637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08232704">
                <text:p>-1082327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08363776">
                <text:p>-1083637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08724224">
                <text:p>-1087242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09068288">
                <text:p>-1090682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09379584">
                <text:p>-1093795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09756416">
                <text:p>-1097564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10231552">
                <text:p>-1102315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17571584">
                <text:p>-1175715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18751232">
                <text:p>-1187512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19881728">
                <text:p>-1198817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21110528">
                <text:p>-1211105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21913344">
                <text:p>-1219133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22191872">
                <text:p>-1221918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22552320">
                <text:p>-1225523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22830848">
                <text:p>-1228308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23043840">
                <text:p>-1230438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23207680">
                <text:p>-1232076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23273216">
                <text:p>-1232732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23305984">
                <text:p>-1233059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23305984">
                <text:p>-1233059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23174912">
                <text:p>-1231749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22978304">
                <text:p>-1229783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22716160">
                <text:p>-12271616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22388480">
                <text:p>-1223884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22093568">
                <text:p>-1220935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20602624">
                <text:p>-1206026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20012800">
                <text:p>-1200128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16097024">
                <text:p>-1160970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13508352">
                <text:p>-1135083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13115136">
                <text:p>-1131151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12738304">
                <text:p>-1127383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12361472">
                <text:p>-1123614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12050176">
                <text:p>-1120501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11591424">
                <text:p>-1115914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09953024">
                <text:p>-1099530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09625344">
                <text:p>-1096253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09346816">
                <text:p>-1093468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09117440">
                <text:p>-10911744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08855296">
                <text:p>-108855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08691456">
                <text:p>-1086914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08544000">
                <text:p>-108544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08642304">
                <text:p>-1086423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08855296">
                <text:p>-1088552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09117440">
                <text:p>-10911744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10936064">
                <text:p>-1109360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12132096">
                <text:p>-1121320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12820224">
                <text:p>-1128202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13524736">
                <text:p>-1135247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18226944">
                <text:p>-1182269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18800384">
                <text:p>-1188003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19980032">
                <text:p>-1199800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21176064">
                <text:p>-1211760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21618432">
                <text:p>-1216184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22273792">
                <text:p>-1222737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22617856">
                <text:p>-1226178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23109376">
                <text:p>-1231093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23387904">
                <text:p>-1233879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23207680">
                <text:p>-1232076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23011072">
                <text:p>-1230110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22748928">
                <text:p>-1227489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22454016">
                <text:p>-1224540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22142720">
                <text:p>-1221427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21667584">
                <text:p>-1216675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21159680">
                <text:p>-1211596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20127488">
                <text:p>-1201274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19111680">
                <text:p>-1191116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18554624">
                <text:p>-1185546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15621888">
                <text:p>-1156218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15097600">
                <text:p>-1150976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13623040">
                <text:p>-11362304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13197056">
                <text:p>-1131970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12787456">
                <text:p>-1127874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12345088">
                <text:p>-1123450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10690304">
                <text:p>-1106903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09920256">
                <text:p>-1099202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09281280">
                <text:p>-1092812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09035520">
                <text:p>-1090355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08838912">
                <text:p>-1088389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08675072">
                <text:p>-1086750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08331008">
                <text:p>-1083310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08363776">
                <text:p>-1083637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09035520">
                <text:p>-1090355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09395968">
                <text:p>-1093959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11460352">
                <text:p>-1114603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12099328">
                <text:p>-1120993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12738304">
                <text:p>-1127383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18112256">
                <text:p>-1181122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19406592">
                <text:p>-1194065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19832576">
                <text:p>-1198325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21454592">
                <text:p>-1214545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21831424">
                <text:p>-1218314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22224640">
                <text:p>-1222246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22552320">
                <text:p>-1225523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22765312">
                <text:p>-1227653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23043840">
                <text:p>-12304384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23273216">
                <text:p>-1232732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23273216">
                <text:p>-1232732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23158528">
                <text:p>-1231585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23043840">
                <text:p>-1230438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22830848">
                <text:p>-1228308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22535936">
                <text:p>-1225359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22175488">
                <text:p>-1221754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21700352">
                <text:p>-12170035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21257984">
                <text:p>-1212579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19685120">
                <text:p>-1196851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19095296">
                <text:p>-1190952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18505472">
                <text:p>-1185054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17293056">
                <text:p>-1172930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16736000">
                <text:p>-116736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15523584">
                <text:p>-1155235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13934336">
                <text:p>-1139343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13524736">
                <text:p>-1135247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12689152">
                <text:p>-1126891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11558656">
                <text:p>-1115586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11247360">
                <text:p>-11124736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09985792">
                <text:p>-1099857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09576192">
                <text:p>-1095761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09314048">
                <text:p>-1093140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09084672">
                <text:p>-1090846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08855296">
                <text:p>-1088552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08412928">
                <text:p>-1084129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08396544">
                <text:p>-1083965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08527616">
                <text:p>-1085276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09101056">
                <text:p>-1091010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09461504">
                <text:p>-1094615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09920256">
                <text:p>-1099202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10886912">
                <text:p>-1108869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12148480">
                <text:p>-1121484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12771072">
                <text:p>-1127710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18358016">
                <text:p>-1183580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18947840">
                <text:p>-11894784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19472128">
                <text:p>-1194721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19930880">
                <text:p>-1199308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21307136">
                <text:p>-1213071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21651200">
                <text:p>-1216512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22044416">
                <text:p>-1220444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22421248">
                <text:p>-1224212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22667008">
                <text:p>-1226670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23011072">
                <text:p>-1230110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23191296">
                <text:p>-1231912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23355136">
                <text:p>-1233551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23518976">
                <text:p>-1235189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23518976">
                <text:p>-1235189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23355136">
                <text:p>-1233551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23125760">
                <text:p>-1231257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22896384">
                <text:p>-1228963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22699776">
                <text:p>-1226997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22388480">
                <text:p>-12238848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21896960">
                <text:p>-1218969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21405440">
                <text:p>-12140544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19832576">
                <text:p>-1198325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19324672">
                <text:p>-1193246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18767616">
                <text:p>-1187676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14229248">
                <text:p>-1142292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13770496">
                <text:p>-1137704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13311744">
                <text:p>-1133117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12902144">
                <text:p>-1129021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11312896">
                <text:p>-1113128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10149632">
                <text:p>-1101496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09772800">
                <text:p>-1097728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08937216">
                <text:p>-1089372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08691456">
                <text:p>-1086914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08462080">
                <text:p>-1084620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08462080">
                <text:p>-10846208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08838912">
                <text:p>-1088389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09133824">
                <text:p>-10913382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10329856">
                <text:p>-1103298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11509504">
                <text:p>-1115095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13410048">
                <text:p>-1134100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18276096">
                <text:p>-1182760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18898688">
                <text:p>-1188986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21126912">
                <text:p>-1211269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21618432">
                <text:p>-1216184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21995264">
                <text:p>-1219952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22306560">
                <text:p>-12230656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22634240">
                <text:p>-12263424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23158528">
                <text:p>-1231585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23256832">
                <text:p>-1232568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23404288">
                <text:p>-1234042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23486208">
                <text:p>-1234862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23437056">
                <text:p>-1234370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23142144">
                <text:p>-1231421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22880000">
                <text:p>-122880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22617856">
                <text:p>-1226178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22306560">
                <text:p>-12230656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21487360">
                <text:p>-1214873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19799808">
                <text:p>-1197998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19259136">
                <text:p>-1192591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18751232">
                <text:p>-1187512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18177792">
                <text:p>-1181777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17571584">
                <text:p>-1175715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16277248">
                <text:p>-1162772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15146752">
                <text:p>-1151467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14606080">
                <text:p>-11460608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13606656">
                <text:p>-1136066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13213440">
                <text:p>-11321344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12459776">
                <text:p>-1124597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12066560">
                <text:p>-11206656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10215168">
                <text:p>-1102151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09461504">
                <text:p>-1094615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08937216">
                <text:p>-1089372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08740608">
                <text:p>-1087406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08593152">
                <text:p>-1085931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08527616">
                <text:p>-1085276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08412928">
                <text:p>-1084129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08888064">
                <text:p>-1088880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09101056">
                <text:p>-1091010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09477888">
                <text:p>-1094778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11378432">
                <text:p>-1113784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11984640">
                <text:p>-1119846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18177792">
                <text:p>-1181777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18767616">
                <text:p>-1187676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20373248">
                <text:p>-1203732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21962496">
                <text:p>-12196249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22355712">
                <text:p>-1223557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22585088">
                <text:p>-1225850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22798080">
                <text:p>-12279808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22994688">
                <text:p>-1229946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23224064">
                <text:p>-1232240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23404288">
                <text:p>-1234042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23256832">
                <text:p>-1232568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23092992">
                <text:p>-12309299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22896384">
                <text:p>-12289638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22667008">
                <text:p>-1226670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22273792">
                <text:p>-1222737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21864192">
                <text:p>-12186419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21389056">
                <text:p>-1213890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20832000">
                <text:p>-1208320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20225792">
                <text:p>-1202257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19685120">
                <text:p>-11968512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19193600">
                <text:p>-1191936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18718464">
                <text:p>-1187184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18145024">
                <text:p>-1181450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17440512">
                <text:p>-1174405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13655808">
                <text:p>-1136558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13246208">
                <text:p>-1132462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12902144">
                <text:p>-11290214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12197632">
                <text:p>-1121976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11869952">
                <text:p>-1118699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08969984">
                <text:p>-1089699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08691456">
                <text:p>-1086914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08544000">
                <text:p>-1085440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09133824">
                <text:p>-1091338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10297088">
                <text:p>-11029708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10706688">
                <text:p>-1107066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11951872">
                <text:p>-11195187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12558080">
                <text:p>-11255808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13278976">
                <text:p>-1132789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16834304">
                <text:p>-1168343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18800384">
                <text:p>-11880038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19799808">
                <text:p>-1197998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20307712">
                <text:p>-1203077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21634816">
                <text:p>-1216348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22290176">
                <text:p>-1222901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22585088">
                <text:p>-1225850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22880000">
                <text:p>-1228800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23125760">
                <text:p>-12312576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23289600">
                <text:p>-1232896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23551744">
                <text:p>-12355174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23469824">
                <text:p>-1234698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23305984">
                <text:p>-12330598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23142144">
                <text:p>-1231421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22912768">
                <text:p>-12291276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22683392">
                <text:p>-1226833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22306560">
                <text:p>-12230656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21880576">
                <text:p>-1218805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21438208">
                <text:p>-1214382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18734848">
                <text:p>-11873484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17030912">
                <text:p>-1170309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15752960">
                <text:p>-11575296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13704960">
                <text:p>-11370496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13278976">
                <text:p>-1132789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12885760">
                <text:p>-11288576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12541696">
                <text:p>-11254169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12148480">
                <text:p>-11214848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11362048">
                <text:p>-1113620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10247936">
                <text:p>-1102479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09264896">
                <text:p>-1092648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08969984">
                <text:p>-1089699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08544000">
                <text:p>-1085440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08527616">
                <text:p>-1085276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08494848">
                <text:p>-1084948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08511232">
                <text:p>-1085112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08855296">
                <text:p>-10885529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09117440">
                <text:p>-10911744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09494272">
                <text:p>-1094942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11443968">
                <text:p>-1114439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12001024">
                <text:p>-1120010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12607232">
                <text:p>-1126072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16064256">
                <text:p>-1160642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17489664">
                <text:p>-1174896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18128640">
                <text:p>-11812864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18751232">
                <text:p>-1187512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19832576">
                <text:p>-1198325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20176640">
                <text:p>-12017664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21126912">
                <text:p>-1211269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21962496">
                <text:p>-1219624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22290176">
                <text:p>-12229017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22568704">
                <text:p>-12256870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22863616">
                <text:p>-1228636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23060224">
                <text:p>-1230602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23437056">
                <text:p>-12343705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23256832">
                <text:p>-1232568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22978304">
                <text:p>-1229783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22650624">
                <text:p>-1226506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22355712">
                <text:p>-1223557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21454592">
                <text:p>-1214545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19898112">
                <text:p>-1198981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19373824">
                <text:p>-1193738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18816768">
                <text:p>-1188167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17620736">
                <text:p>-1176207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15785728">
                <text:p>-1157857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14229248">
                <text:p>-1142292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13770496">
                <text:p>-1137704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13033216">
                <text:p>-1130332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11427584">
                <text:p>-11142758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10706688">
                <text:p>-11070668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10313472">
                <text:p>-11031347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09920256">
                <text:p>-1099202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09576192">
                <text:p>-10957619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09314048">
                <text:p>-10931404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08969984">
                <text:p>-10896998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08707840">
                <text:p>-10870784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08625920">
                <text:p>-10862592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08527616">
                <text:p>-1085276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08691456">
                <text:p>-1086914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08904448">
                <text:p>-10890444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09166592">
                <text:p>-1091665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09477888">
                <text:p>-1094778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10313472">
                <text:p>-1103134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11968256">
                <text:p>-1119682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13410048">
                <text:p>-1134100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18145024">
                <text:p>-1181450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18734848">
                <text:p>-1187348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21602048">
                <text:p>-12160204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22322944">
                <text:p>-1223229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22585088">
                <text:p>-1225850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23142144">
                <text:p>-12314214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23437056">
                <text:p>-1234370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23568128">
                <text:p>-1235681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23256832">
                <text:p>-1232568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23043840">
                <text:p>-12304384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22798080">
                <text:p>-12279808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22421248">
                <text:p>-1224212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21520128">
                <text:p>-12152012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19996416">
                <text:p>-1199964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18915072">
                <text:p>-11891507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18390784">
                <text:p>-11839078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16539392">
                <text:p>-11653939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14802688">
                <text:p>-1148026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14294784">
                <text:p>-11429478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13803264">
                <text:p>-11380326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13410048">
                <text:p>-11341004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13065984">
                <text:p>-11306598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11853568">
                <text:p>-1118535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11443968">
                <text:p>-11144396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10608384">
                <text:p>-11060838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09920256">
                <text:p>-1099202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09592576">
                <text:p>-1095925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09297664">
                <text:p>-1092976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09051904">
                <text:p>-10905190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08855296">
                <text:p>-10885529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08724224">
                <text:p>-1087242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08642304">
                <text:p>-10864230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08675072">
                <text:p>-1086750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09084672">
                <text:p>-10908467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09461504">
                <text:p>-10946150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10346240">
                <text:p>-11034624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11394816">
                <text:p>-1113948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12033792">
                <text:p>-1120337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13344512">
                <text:p>-1133445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16129792">
                <text:p>-11612979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20356864">
                <text:p>-1203568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21241600">
                <text:p>-1212416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21618432">
                <text:p>-12161843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22044416">
                <text:p>-1220444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22437632">
                <text:p>-12243763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22699776">
                <text:p>-12269977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23092992">
                <text:p>-1230929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23551744">
                <text:p>-1235517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23518976">
                <text:p>-12351897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23568128">
                <text:p>-12356812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23486208">
                <text:p>-1234862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23273216">
                <text:p>-1232732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23125760">
                <text:p>-12312576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22863616">
                <text:p>-1228636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22454016">
                <text:p>-1224540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21602048">
                <text:p>-12160204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20520704">
                <text:p>-1205207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20012800">
                <text:p>-1200128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19062528">
                <text:p>-11906252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16031488">
                <text:p>-11603148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13885184">
                <text:p>-1138851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13459200">
                <text:p>-1134592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13098752">
                <text:p>-1130987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12345088">
                <text:p>-11234508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11542272">
                <text:p>-11154227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11214592">
                <text:p>-11121459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10411776">
                <text:p>-11041177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10034944">
                <text:p>-11003494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09740032">
                <text:p>-10974003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09166592">
                <text:p>-10916659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08937216">
                <text:p>-1089372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08691456">
                <text:p>-10869145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08740608">
                <text:p>-1087406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08904448">
                <text:p>-10890444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09182976">
                <text:p>-1091829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09576192">
                <text:p>-1095761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09936640">
                <text:p>-10993664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10968832">
                <text:p>-1109688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11476736">
                <text:p>-1114767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12787456">
                <text:p>-1127874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16097024">
                <text:p>-1160970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18898688">
                <text:p>-1188986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20045568">
                <text:p>-12004556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20471552">
                <text:p>-1204715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21307136">
                <text:p>-12130713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21782272">
                <text:p>-1217822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22159104">
                <text:p>-1221591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22470400">
                <text:p>-1224704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22830848">
                <text:p>-1228308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23092992">
                <text:p>-1230929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23518976">
                <text:p>-1235189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23617280">
                <text:p>-12361728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23715584">
                <text:p>-12371558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23715584">
                <text:p>-1237155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23666432">
                <text:p>-12366643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23224064">
                <text:p>-1232240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22617856">
                <text:p>-1226178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21716736">
                <text:p>-1217167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20750080">
                <text:p>-1207500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